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SF Mono" svg:font-family="'SF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SF Mono" fo:font-size="8pt"/>
    </style:style>
    <style:style style:name="P3" style:family="paragraph" style:parent-style-name="Standard">
      <style:text-properties style:font-name="SF Mono" fo:font-size="8pt" style:font-size-asian="8pt" style:font-size-complex="8pt"/>
    </style:style>
    <style:style style:name="P4" style:family="paragraph" style:parent-style-name="Standard">
      <loext:graphic-properties draw:fill="solid" draw:fill-color="#ffffff"/>
      <style:paragraph-properties fo:background-color="#ffffff" fo:padding="0in" fo:border="none"/>
      <style:text-properties style:font-name="SF Mono" fo:font-size="8pt" officeooo:paragraph-rsid="00238d09" style:font-size-asian="8pt" style:font-size-complex="8pt"/>
    </style:style>
    <style:style style:name="P5" style:family="paragraph" style:parent-style-name="Standard">
      <loext:graphic-properties draw:fill="solid" draw:fill-color="#ffffff"/>
      <style:paragraph-properties fo:background-color="#ffffff" fo:padding="0in" fo:border="none"/>
      <style:text-properties style:font-name="SF Mono" fo:font-size="8pt" officeooo:paragraph-rsid="0024ebcd" style:font-size-asian="8pt" style:font-size-complex="8pt"/>
    </style:style>
    <style:style style:name="P6" style:family="paragraph" style:parent-style-name="Standard">
      <loext:graphic-properties draw:fill="solid" draw:fill-color="#ffffff"/>
      <style:paragraph-properties fo:background-color="#ffffff" fo:padding="0in" fo:border="none"/>
      <style:text-properties officeooo:paragraph-rsid="002342f9"/>
    </style:style>
    <style:style style:name="P7" style:family="paragraph" style:parent-style-name="Text_20_body">
      <style:text-properties style:font-name="SF Mono" fo:font-size="8pt" officeooo:paragraph-rsid="002342f9"/>
    </style:style>
    <style:style style:name="P8" style:family="paragraph" style:parent-style-name="Text_20_body">
      <style:text-properties style:font-name="SF Mono" fo:font-size="8pt" style:font-size-asian="8pt" style:font-size-complex="8pt"/>
    </style:style>
    <style:style style:name="P9" style:family="paragraph" style:parent-style-name="Text_20_body">
      <style:text-properties style:font-name="SF Mono" fo:font-size="8pt" officeooo:paragraph-rsid="00238d09" style:font-size-asian="8pt" style:font-size-complex="8pt"/>
    </style:style>
    <style:style style:name="P10" style:family="paragraph" style:parent-style-name="Text_20_body">
      <style:text-properties style:font-name="SF Mono" fo:font-size="8pt" officeooo:paragraph-rsid="0024ebcd" style:font-size-asian="8pt" style:font-size-complex="8pt"/>
    </style:style>
    <style:style style:name="P11" style:family="paragraph" style:parent-style-name="Text_20_body">
      <style:text-properties style:font-name="SF Mono" fo:font-size="8pt" fo:font-weight="normal" style:font-size-asian="8pt" style:font-weight-asian="normal" style:font-size-complex="8pt" style:font-weight-complex="normal"/>
    </style:style>
    <style:style style:name="P12" style:family="paragraph" style:parent-style-name="Text_20_body">
      <style:text-properties officeooo:paragraph-rsid="00238d09"/>
    </style:style>
    <style:style style:name="P13" style:family="paragraph" style:parent-style-name="Text_20_body">
      <style:text-properties officeooo:paragraph-rsid="0025ea3e"/>
    </style:style>
    <style:style style:name="P14" style:family="paragraph" style:parent-style-name="Standard">
      <loext:graphic-properties draw:fill="solid" draw:fill-color="#ffffff"/>
      <style:paragraph-properties fo:background-color="#ffffff" fo:padding="0in" fo:border="none"/>
      <style:text-properties style:font-name="SF Mono" fo:font-size="8pt" officeooo:paragraph-rsid="002342f9"/>
    </style:style>
    <style:style style:name="P15" style:family="paragraph" style:parent-style-name="Standard">
      <loext:graphic-properties draw:fill="solid" draw:fill-color="#ffffff"/>
      <style:paragraph-properties fo:background-color="#ffffff" fo:padding="0in" fo:border="none"/>
      <style:text-properties officeooo:paragraph-rsid="0028b4a8"/>
    </style:style>
    <style:style style:name="P16" style:family="paragraph" style:parent-style-name="Standard">
      <loext:graphic-properties draw:fill="solid" draw:fill-color="#ffffff"/>
      <style:paragraph-properties fo:break-before="page" fo:background-color="#ffffff" fo:padding="0in" fo:border="none"/>
      <style:text-properties officeooo:paragraph-rsid="0028b4a8"/>
    </style:style>
    <style:style style:name="P17" style:family="paragraph" style:parent-style-name="Text_20_body">
      <style:text-properties fo:color="#000000" style:font-name="SF Mono" fo:font-size="8pt" fo:font-style="normal" fo:font-weight="normal" officeooo:paragraph-rsid="0025ea3e" style:font-size-asian="8pt" style:font-style-asian="normal" style:font-weight-asian="normal" style:font-size-complex="8pt"/>
    </style:style>
    <style:style style:name="P18" style:family="paragraph" style:parent-style-name="Text_20_body">
      <style:text-properties fo:color="#000000" style:font-name="SF Mono" fo:font-size="8pt" fo:font-style="normal" fo:font-weight="normal" officeooo:rsid="00238d09" officeooo:paragraph-rsid="00238d09" style:font-size-asian="8pt" style:font-style-asian="normal" style:font-weight-asian="normal" style:font-size-complex="8pt" style:font-weight-complex="normal"/>
    </style:style>
    <style:style style:name="P19" style:family="paragraph" style:parent-style-name="Text_20_body">
      <style:text-properties style:font-name="SF Mono" fo:font-size="8pt" style:font-size-asian="8pt" style:font-size-complex="8pt"/>
    </style:style>
    <style:style style:name="P20" style:family="paragraph" style:parent-style-name="Heading_20_3">
      <style:text-properties officeooo:rsid="002342f9" officeooo:paragraph-rsid="002342f9"/>
    </style:style>
    <style:style style:name="P21" style:family="paragraph" style:parent-style-name="Heading_20_3">
      <style:text-properties officeooo:rsid="0025ea3e" officeooo:paragraph-rsid="0025ea3e"/>
    </style:style>
    <style:style style:name="P22" style:family="paragraph" style:parent-style-name="Heading_20_3">
      <style:text-properties officeooo:rsid="00238d09" officeooo:paragraph-rsid="00238d09"/>
    </style:style>
    <style:style style:name="P23" style:family="paragraph" style:parent-style-name="Heading_20_3">
      <style:text-properties officeooo:paragraph-rsid="00238d09"/>
    </style:style>
    <style:style style:name="P24" style:family="paragraph" style:parent-style-name="Heading_20_3">
      <style:text-properties officeooo:rsid="0024ebcd" officeooo:paragraph-rsid="0024ebcd"/>
    </style:style>
    <style:style style:name="P25" style:family="paragraph" style:parent-style-name="Heading_20_1" style:list-style-name="">
      <style:paragraph-properties fo:text-align="center" style:justify-single-word="false"/>
      <style:text-properties officeooo:rsid="00212b17" officeooo:paragraph-rsid="00212b17"/>
    </style:style>
    <style:style style:name="P26" style:family="paragraph" style:parent-style-name="Heading_20_1">
      <style:paragraph-properties fo:text-align="center" style:justify-single-word="false" fo:break-before="page"/>
      <style:text-properties officeooo:rsid="00212b17" officeooo:paragraph-rsid="00212b17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2175ef" officeooo:paragraph-rsid="002175ef"/>
    </style:style>
    <style:style style:name="P28" style:family="paragraph" style:parent-style-name="Heading_20_1">
      <style:paragraph-properties fo:text-align="center" style:justify-single-word="false" fo:break-before="page"/>
      <style:text-properties officeooo:rsid="002262dc" officeooo:paragraph-rsid="002262dc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25ea3e"/>
    </style:style>
    <style:style style:name="T2" style:family="text">
      <style:text-properties fo:color="#000080" fo:font-style="normal" fo:font-weight="bold" style:font-style-asian="normal" style:font-weight-asian="bold"/>
    </style:style>
    <style:style style:name="T3" style:family="text">
      <style:text-properties fo:color="#000080" fo:font-style="normal" fo:font-weight="normal" style:font-style-asian="normal" style:font-weight-asian="normal"/>
    </style:style>
    <style:style style:name="T4" style:family="text">
      <style:text-properties fo:color="#000080" style:font-name="SF Mono" fo:font-size="8pt" fo:font-style="normal" fo:font-weight="bold" style:font-size-asian="8pt" style:font-style-asian="normal" style:font-weight-asian="bold" style:font-size-complex="8pt"/>
    </style:style>
    <style:style style:name="T5" style:family="text">
      <style:text-properties fo:color="#000080" style:font-name="SF Mono" fo:font-size="8pt" fo:font-style="normal" fo:font-weight="bold" style:font-size-asian="12pt" style:font-style-asian="normal" style:font-weight-asian="bold"/>
    </style:style>
    <style:style style:name="T6" style:family="text">
      <style:text-properties fo:color="#000080" style:font-name="SF Mono" fo:font-size="8pt" fo:font-style="normal" fo:font-weight="normal" style:font-size-asian="12pt" style:font-style-asian="normal" style:font-weight-asian="normal"/>
    </style:style>
    <style:style style:name="T7" style:family="text">
      <style:text-properties fo:color="#000080" style:font-name="SF Mono" fo:font-size="8pt" fo:font-style="normal" fo:font-weight="normal" style:font-size-asian="8pt" style:font-style-asian="normal" style:font-weight-asian="normal" style:font-size-complex="8pt"/>
    </style:style>
    <style:style style:name="T8" style:family="text">
      <style:text-properties fo:color="#000000" fo:font-style="normal" fo:font-weight="normal" style:font-style-asian="normal" style:font-weight-asian="normal"/>
    </style:style>
    <style:style style:name="T9" style:family="text">
      <style:text-properties fo:color="#000000" fo:font-style="normal" fo:font-weight="bold" officeooo:rsid="00238d09" style:font-style-asian="normal" style:font-weight-asian="bold" style:font-weight-complex="bold"/>
    </style:style>
    <style:style style:name="T10" style:family="text">
      <style:text-properties fo:color="#000000" style:font-name="SF Mono" fo:font-size="8pt" fo:font-style="normal" fo:font-weight="normal" style:font-size-asian="8pt" style:font-style-asian="normal" style:font-weight-asian="normal" style:font-size-complex="8pt"/>
    </style:style>
    <style:style style:name="T11" style:family="text">
      <style:text-properties fo:color="#000000" style:font-name="SF Mono" fo:font-size="8pt" fo:font-style="normal" fo:font-weight="normal" officeooo:rsid="00238d09" style:font-size-asian="8pt" style:font-style-asian="normal" style:font-weight-asian="normal" style:font-size-complex="8pt" style:font-weight-complex="normal"/>
    </style:style>
    <style:style style:name="T12" style:family="text">
      <style:text-properties fo:color="#000000" style:font-name="SF Mono" fo:font-size="8pt" fo:font-style="normal" fo:font-weight="normal" officeooo:rsid="00238d09" style:font-size-asian="8pt" style:font-style-asian="normal" style:font-weight-asian="normal" style:font-size-complex="8pt" style:font-weight-complex="bold"/>
    </style:style>
    <style:style style:name="T13" style:family="text">
      <style:text-properties fo:color="#000000" style:font-name="SF Mono" fo:font-size="8pt" fo:font-style="normal" fo:font-weight="normal" style:font-size-asian="12pt" style:font-style-asian="normal" style:font-weight-asian="normal"/>
    </style:style>
    <style:style style:name="T14" style:family="text">
      <style:text-properties fo:color="#000000" style:font-name="SF Mono" fo:font-size="14pt" fo:font-style="normal" fo:font-weight="bold" officeooo:rsid="00238d09" style:font-size-asian="8pt" style:font-style-asian="normal" style:font-weight-asian="bold" style:font-size-complex="8pt" style:font-weight-complex="bold"/>
    </style:style>
    <style:style style:name="T15" style:family="text">
      <style:text-properties fo:color="#b200b2" fo:font-style="normal" fo:font-weight="normal" style:font-style-asian="normal" style:font-weight-asian="normal"/>
    </style:style>
    <style:style style:name="T16" style:family="text">
      <style:text-properties fo:color="#b200b2" style:font-name="SF Mono" fo:font-size="8pt" fo:font-style="normal" fo:font-weight="normal" style:font-size-asian="12pt" style:font-style-asian="normal" style:font-weight-asian="normal"/>
    </style:style>
    <style:style style:name="T17" style:family="text">
      <style:text-properties fo:color="#b200b2" style:font-name="SF Mono" fo:font-size="8pt" fo:font-style="normal" fo:font-weight="normal" style:font-size-asian="8pt" style:font-style-asian="normal" style:font-weight-asian="normal" style:font-size-complex="8pt"/>
    </style:style>
    <style:style style:name="T18" style:family="text">
      <style:text-properties fo:color="#94558d" fo:font-style="normal" fo:font-weight="normal" style:font-style-asian="normal" style:font-weight-asian="normal"/>
    </style:style>
    <style:style style:name="T19" style:family="text">
      <style:text-properties fo:color="#94558d" style:font-name="SF Mono" fo:font-size="8pt" fo:font-style="normal" fo:font-weight="normal" style:font-size-asian="12pt" style:font-style-asian="normal" style:font-weight-asian="normal"/>
    </style:style>
    <style:style style:name="T20" style:family="text">
      <style:text-properties fo:color="#94558d" style:font-name="SF Mono" fo:font-size="8pt" fo:font-style="normal" fo:font-weight="normal" style:font-size-asian="8pt" style:font-style-asian="normal" style:font-weight-asian="normal" style:font-size-complex="8pt"/>
    </style:style>
    <style:style style:name="T21" style:family="text">
      <style:text-properties fo:color="#0000ff" fo:font-style="normal" fo:font-weight="normal" style:font-style-asian="normal" style:font-weight-asian="normal"/>
    </style:style>
    <style:style style:name="T22" style:family="text">
      <style:text-properties fo:color="#0000ff" style:font-name="SF Mono" fo:font-size="8pt" fo:font-style="normal" fo:font-weight="normal" style:font-size-asian="12pt" style:font-style-asian="normal" style:font-weight-asian="normal"/>
    </style:style>
    <style:style style:name="T23" style:family="text">
      <style:text-properties fo:color="#0000ff" style:font-name="SF Mono" fo:font-size="8pt" fo:font-style="normal" fo:font-weight="normal" style:font-size-asian="8pt" style:font-style-asian="normal" style:font-weight-asian="normal" style:font-size-complex="8pt"/>
    </style:style>
    <style:style style:name="T24" style:family="text">
      <style:text-properties fo:color="#008080" fo:font-style="normal" fo:font-weight="bold" style:font-style-asian="normal" style:font-weight-asian="bold"/>
    </style:style>
    <style:style style:name="T25" style:family="text">
      <style:text-properties fo:color="#008080" style:font-name="SF Mono" fo:font-size="8pt" fo:font-style="normal" fo:font-weight="bold" style:font-size-asian="8pt" style:font-style-asian="normal" style:font-weight-asian="bold" style:font-size-complex="8pt"/>
    </style:style>
    <style:style style:name="T26" style:family="text">
      <style:text-properties fo:color="#008080" style:font-name="SF Mono" fo:font-size="8pt" fo:font-style="normal" fo:font-weight="bold" style:font-size-asian="12pt" style:font-style-asian="normal" style:font-weight-asian="bold"/>
    </style:style>
    <style:style style:name="T27" style:family="text">
      <style:text-properties fo:color="#660099" fo:font-style="normal" fo:font-weight="normal" style:font-style-asian="normal" style:font-weight-asian="normal"/>
    </style:style>
    <style:style style:name="T28" style:family="text">
      <style:text-properties fo:color="#660099" style:font-name="SF Mono" fo:font-size="8pt" fo:font-style="normal" fo:font-weight="normal" style:font-size-asian="12pt" style:font-style-asian="normal" style:font-weight-asian="normal"/>
    </style:style>
    <style:style style:name="T29" style:family="text">
      <style:text-properties fo:color="#660099" style:font-name="SF Mono" fo:font-size="8pt" fo:font-style="normal" fo:font-weight="normal" style:font-size-asian="8pt" style:font-style-asian="normal" style:font-weight-asian="normal" style:font-size-complex="8pt"/>
    </style:style>
    <style:style style:name="T30" style:family="text">
      <style:text-properties fo:color="#0000b2" fo:font-style="normal" fo:font-weight="normal" style:font-style-asian="normal" style:font-weight-asian="normal"/>
    </style:style>
    <style:style style:name="T31" style:family="text">
      <style:text-properties fo:color="#0000b2" style:font-name="SF Mono" fo:font-size="8pt" fo:font-style="normal" fo:font-weight="normal" style:font-size-asian="12pt" style:font-style-asian="normal" style:font-weight-asian="normal"/>
    </style:style>
    <style:style style:name="T32" style:family="text">
      <style:text-properties fo:color="#0000b2" style:font-name="SF Mono" fo:font-size="8pt" fo:font-style="normal" fo:font-weight="normal" style:font-size-asian="8pt" style:font-style-asian="normal" style:font-weight-asian="normal" style:font-size-complex="8pt"/>
    </style:style>
    <style:style style:name="T33" style:family="text">
      <style:text-properties style:font-name="SF Mono" fo:font-size="8pt"/>
    </style:style>
    <style:style style:name="T34" style:family="text">
      <style:text-properties style:font-name="SF Mono" fo:font-size="8pt" style:font-size-asian="8pt" style:font-size-complex="8pt"/>
    </style:style>
    <style:style style:name="T35" style:family="text">
      <style:text-properties style:font-name="SF Mono" fo:font-size="8pt" fo:font-weight="normal" style:font-size-asian="8pt" style:font-weight-asian="normal" style:font-size-complex="8pt" style:font-weight-complex="normal"/>
    </style:style>
    <style:style style:name="T36" style:family="text">
      <style:text-properties officeooo:rsid="00238d09"/>
    </style:style>
    <style:style style:name="T37" style:family="text">
      <style:text-properties officeooo:rsid="0024ebc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13726_1190177895" text:style-name="Index_20_Link" text:visited-style-name="Index_20_Link">01. A* Search<text:tab/>2</text:a></text:p>
          <text:p text:style-name="P30"><text:a xlink:type="simple" xlink:href="#__RefHeading___Toc13728_1190177895" text:style-name="Index_20_Link" text:visited-style-name="Index_20_Link">Source Code:<text:tab/>2</text:a></text:p>
          <text:p text:style-name="P30"><text:a xlink:type="simple" xlink:href="#__RefHeading___Toc13730_1190177895" text:style-name="Index_20_Link" text:visited-style-name="Index_20_Link">Output:<text:tab/>3</text:a></text:p>
          <text:p text:style-name="P29"><text:a xlink:type="simple" xlink:href="#__RefHeading___Toc13732_1190177895" text:style-name="Index_20_Link" text:visited-style-name="Index_20_Link">02. Bi-directional Search<text:tab/>4</text:a></text:p>
          <text:p text:style-name="P30"><text:a xlink:type="simple" xlink:href="#__RefHeading___Toc13810_1190177895" text:style-name="Index_20_Link" text:visited-style-name="Index_20_Link">Source Code:<text:tab/>4</text:a></text:p>
          <text:p text:style-name="P30"><text:a xlink:type="simple" xlink:href="#__RefHeading___Toc13812_1190177895" text:style-name="Index_20_Link" text:visited-style-name="Index_20_Link">Output:<text:tab/>5</text:a></text:p>
          <text:p text:style-name="P29"><text:a xlink:type="simple" xlink:href="#__RefHeading___Toc13750_1190177895" text:style-name="Index_20_Link" text:visited-style-name="Index_20_Link">03. Breadth First Search<text:tab/>6</text:a></text:p>
          <text:p text:style-name="P30"><text:a xlink:type="simple" xlink:href="#__RefHeading___Toc13752_1190177895" text:style-name="Index_20_Link" text:visited-style-name="Index_20_Link">Source Code:<text:tab/>6</text:a></text:p>
          <text:p text:style-name="P29"><text:a xlink:type="simple" xlink:href="#__RefHeading___Toc13756_1190177895" text:style-name="Index_20_Link" text:visited-style-name="Index_20_Link">04. Depth First Search<text:tab/>8</text:a></text:p>
          <text:p text:style-name="P30"><text:a xlink:type="simple" xlink:href="#__RefHeading___Toc13758_1190177895" text:style-name="Index_20_Link" text:visited-style-name="Index_20_Link">Source Code:<text:tab/>8</text:a></text:p>
          <text:p text:style-name="P29"><text:a xlink:type="simple" xlink:href="#__RefHeading___Toc13762_1190177895" text:style-name="Index_20_Link" text:visited-style-name="Index_20_Link">05. Depth Limited Search<text:tab/>10</text:a></text:p>
          <text:p text:style-name="P30"><text:a xlink:type="simple" xlink:href="#__RefHeading___Toc13764_1190177895" text:style-name="Index_20_Link" text:visited-style-name="Index_20_Link">Source Code:<text:tab/>10</text:a></text:p>
          <text:p text:style-name="P30"><text:a xlink:type="simple" xlink:href="#__RefHeading___Toc7909_2380777322" text:style-name="Index_20_Link" text:visited-style-name="Index_20_Link">Output:<text:tab/>11</text:a></text:p>
          <text:p text:style-name="P29"><text:a xlink:type="simple" xlink:href="#__RefHeading___Toc13768_1190177895" text:style-name="Index_20_Link" text:visited-style-name="Index_20_Link">06. Best First Search<text:tab/>12</text:a></text:p>
          <text:p text:style-name="P30"><text:a xlink:type="simple" xlink:href="#__RefHeading___Toc13770_1190177895" text:style-name="Index_20_Link" text:visited-style-name="Index_20_Link"><text:s/>Source Code:<text:tab/>12</text:a></text:p>
          <text:p text:style-name="P30"><text:a xlink:type="simple" xlink:href="#__RefHeading___Toc13772_1190177895" text:style-name="Index_20_Link" text:visited-style-name="Index_20_Link">Output:<text:tab/>13</text:a></text:p>
          <text:p text:style-name="P29"><text:a xlink:type="simple" xlink:href="#__RefHeading___Toc13774_1190177895" text:style-name="Index_20_Link" text:visited-style-name="Index_20_Link">07. Greedy Search<text:tab/>14</text:a></text:p>
          <text:p text:style-name="P30"><text:a xlink:type="simple" xlink:href="#__RefHeading___Toc13776_1190177895" text:style-name="Index_20_Link" text:visited-style-name="Index_20_Link"><text:s/>Source Code:<text:tab/>14</text:a></text:p>
          <text:p text:style-name="P30"><text:a xlink:type="simple" xlink:href="#__RefHeading___Toc13778_1190177895" text:style-name="Index_20_Link" text:visited-style-name="Index_20_Link">Output:<text:tab/>15</text:a></text:p>
          <text:p text:style-name="P29"><text:a xlink:type="simple" xlink:href="#__RefHeading___Toc13780_1190177895" text:style-name="Index_20_Link" text:visited-style-name="Index_20_Link">08. Iterative Deepening A* Search<text:tab/>16</text:a></text:p>
          <text:p text:style-name="P30"><text:a xlink:type="simple" xlink:href="#__RefHeading___Toc13782_1190177895" text:style-name="Index_20_Link" text:visited-style-name="Index_20_Link"><text:s/>Source Code:<text:tab/>16</text:a></text:p>
          <text:p text:style-name="P30"><text:a xlink:type="simple" xlink:href="#__RefHeading___Toc13784_1190177895" text:style-name="Index_20_Link" text:visited-style-name="Index_20_Link">Output:<text:tab/>17</text:a></text:p>
          <text:p text:style-name="P29"><text:a xlink:type="simple" xlink:href="#__RefHeading___Toc13786_1190177895" text:style-name="Index_20_Link" text:visited-style-name="Index_20_Link">09. Iterative Deepening Depth First Search<text:tab/>19</text:a></text:p>
          <text:p text:style-name="P30"><text:a xlink:type="simple" xlink:href="#__RefHeading___Toc13788_1190177895" text:style-name="Index_20_Link" text:visited-style-name="Index_20_Link"><text:s/>Source Code:<text:tab/>19</text:a></text:p>
          <text:p text:style-name="P30"><text:a xlink:type="simple" xlink:href="#__RefHeading___Toc13790_1190177895" text:style-name="Index_20_Link" text:visited-style-name="Index_20_Link">Output:<text:tab/>20</text:a></text:p>
          <text:p text:style-name="P29"><text:a xlink:type="simple" xlink:href="#__RefHeading___Toc13792_1190177895" text:style-name="Index_20_Link" text:visited-style-name="Index_20_Link">10. Uninformed Cost Search<text:tab/>22</text:a></text:p>
          <text:p text:style-name="P30"><text:a xlink:type="simple" xlink:href="#__RefHeading___Toc13794_1190177895" text:style-name="Index_20_Link" text:visited-style-name="Index_20_Link"><text:s/>Source Code:<text:tab/>22</text:a></text:p>
          <text:p text:style-name="P30"><text:a xlink:type="simple" xlink:href="#__RefHeading___Toc13796_1190177895" text:style-name="Index_20_Link" text:visited-style-name="Index_20_Link">Output:<text:tab/>23</text:a></text:p>
        </text:index-body>
      </text:table-of-content>
      <text:h text:style-name="P25" text:outline-level="1"/>
      <text:h text:style-name="P26" text:outline-level="1"><text:bookmark-start text:name="__RefHeading___Toc13726_1190177895"/>01. A* Search<text:bookmark-end text:name="__RefHeading___Toc13726_1190177895"/></text:h>
      <text:h text:style-name="P20" text:outline-level="3"><text:bookmark-start text:name="__RefHeading___Toc13728_1190177895"/>Source Code:<text:bookmark-end text:name="__RefHeading___Toc13728_1190177895"/></text:h>
      <text:p text:style-name="P6"><text:line-break/><text:span text:style-name="T5">from </text:span><text:span text:style-name="T13">queue </text:span><text:span text:style-name="T5">import </text:span><text:span text:style-name="T13">heappop, heappush</text:span><text:span text:style-name="T33"><text:line-break/></text:span><text:span text:style-name="T5">from </text:span><text:span text:style-name="T13">math </text:span><text:span text:style-name="T5">import </text:span><text:span text:style-name="T13">inf</text:span><text:span text:style-name="T33"><text:line-break/><text:line-break/></text:span><text:span text:style-name="T5">class </text:span><text:span text:style-name="T13">Graph:</text:span><text:span text:style-name="T33"><text:line-break/></text:span><text:span text:style-name="T13"> <text:s text:c="3"/></text:span><text:span text:style-name="T5">def </text:span><text:span text:style-name="T16">__init__</text:span><text:span text:style-name="T13">(</text:span><text:span text:style-name="T19">self</text:span><text:span text:style-name="T13">, directed=</text:span><text:span text:style-name="T5">True</text:span><text:span text:style-name="T13">):</text:span><text:span text:style-name="T33"><text:line-break/></text:span><text:span text:style-name="T13"> <text:s text:c="7"/></text:span><text:span text:style-name="T19">self</text:span><text:span text:style-name="T13">.edges = {}</text:span><text:span text:style-name="T33"><text:line-break/></text:span><text:span text:style-name="T13"> <text:s text:c="7"/></text:span><text:span text:style-name="T19">self</text:span><text:span text:style-name="T13">.huristics = {}</text:span><text:span text:style-name="T33"><text:line-break/></text:span><text:span text:style-name="T13"> <text:s text:c="7"/></text:span><text:span text:style-name="T19">self</text:span><text:span text:style-name="T13">.directed = directed</text:span><text:span text:style-name="T33"><text:line-break/><text:line-break/></text:span><text:span text:style-name="T13"> <text:s text:c="3"/></text:span><text:span text:style-name="T5">def </text:span><text:span text:style-name="T13">add_edge(</text:span><text:span text:style-name="T19">self</text:span><text:span text:style-name="T13">, node1, node2, cost = </text:span><text:span text:style-name="T22">1</text:span><text:span text:style-name="T13">, __reversed=</text:span><text:span text:style-name="T5">False</text:span><text:span text:style-name="T13">):</text:span><text:span text:style-name="T33"><text:line-break/></text:span><text:span text:style-name="T13"> <text:s text:c="7"/></text:span><text:span text:style-name="T5">try</text:span><text:span text:style-name="T13">: neighbors = </text:span><text:span text:style-name="T19">self</text:span><text:span text:style-name="T13">.edges[node1]</text:span><text:span text:style-name="T33"><text:line-break/></text:span><text:span text:style-name="T13"> <text:s text:c="7"/></text:span><text:span text:style-name="T5">except </text:span><text:span text:style-name="T6">KeyError</text:span><text:span text:style-name="T13">: neighbors = {}</text:span><text:span text:style-name="T33"><text:line-break/></text:span><text:span text:style-name="T13"> <text:s text:c="7"/>neighbors[node2] = cost</text:span><text:span text:style-name="T33"><text:line-break/></text:span><text:span text:style-name="T13"> <text:s text:c="7"/></text:span><text:span text:style-name="T19">self</text:span><text:span text:style-name="T13">.edges[node1] = neighbors</text:span><text:span text:style-name="T33"><text:line-break/></text:span><text:span text:style-name="T13"> <text:s text:c="7"/></text:span><text:span text:style-name="T5">if not </text:span><text:span text:style-name="T19">self</text:span><text:span text:style-name="T13">.directed </text:span><text:span text:style-name="T5">and not </text:span><text:span text:style-name="T13">__reversed: </text:span><text:span text:style-name="T19">self</text:span><text:span text:style-name="T13">.add_edge(node2, node1, cost, </text:span><text:span text:style-name="T5">True</text:span><text:span text:style-name="T13">)</text:span><text:span text:style-name="T33"><text:line-break/><text:line-break/></text:span><text:span text:style-name="T13"> <text:s text:c="3"/></text:span><text:span text:style-name="T5">def </text:span><text:span text:style-name="T13">set_huristics(</text:span><text:span text:style-name="T19">self</text:span><text:span text:style-name="T13">, huristics={}):</text:span><text:span text:style-name="T33"><text:line-break/></text:span><text:span text:style-name="T13"> <text:s text:c="7"/></text:span><text:span text:style-name="T19">self</text:span><text:span text:style-name="T13">.huristics = huristics</text:span><text:span text:style-name="T33"><text:line-break/><text:line-break/></text:span><text:span text:style-name="T13"> <text:s text:c="3"/></text:span><text:span text:style-name="T5">def </text:span><text:span text:style-name="T13">neighbors(</text:span><text:span text:style-name="T19">self</text:span><text:span text:style-name="T13">, node):</text:span><text:span text:style-name="T33"><text:line-break/></text:span><text:span text:style-name="T13"> <text:s text:c="7"/></text:span><text:span text:style-name="T5">try</text:span><text:span text:style-name="T13">: </text:span><text:span text:style-name="T5">return </text:span><text:span text:style-name="T19">self</text:span><text:span text:style-name="T13">.edges[node]</text:span><text:span text:style-name="T33"><text:line-break/></text:span><text:span text:style-name="T13"> <text:s text:c="7"/></text:span><text:span text:style-name="T5">except </text:span><text:span text:style-name="T6">KeyError</text:span><text:span text:style-name="T13">: </text:span><text:span text:style-name="T5">return </text:span><text:span text:style-name="T13">[]</text:span><text:span text:style-name="T33"><text:line-break/><text:line-break/></text:span><text:span text:style-name="T13"> <text:s text:c="3"/></text:span><text:span text:style-name="T5">def </text:span><text:span text:style-name="T13">cost(</text:span><text:span text:style-name="T19">self</text:span><text:span text:style-name="T13">, node1, node2):</text:span><text:span text:style-name="T33"><text:line-break/></text:span><text:span text:style-name="T13"> <text:s text:c="7"/></text:span><text:span text:style-name="T5">try</text:span><text:span text:style-name="T13">: </text:span><text:span text:style-name="T5">return </text:span><text:span text:style-name="T19">self</text:span><text:span text:style-name="T13">.edges[node1][node2]</text:span><text:span text:style-name="T33"><text:line-break/></text:span><text:span text:style-name="T13"> <text:s text:c="7"/></text:span><text:span text:style-name="T5">except</text:span><text:span text:style-name="T13">: </text:span><text:span text:style-name="T5">return </text:span><text:span text:style-name="T13">inf</text:span><text:span text:style-name="T33"><text:line-break/><text:line-break/><text:line-break/></text:span><text:span text:style-name="T13"> <text:s text:c="3"/></text:span><text:span text:style-name="T5">def </text:span><text:span text:style-name="T13">a_star_search(</text:span><text:span text:style-name="T19">self</text:span><text:span text:style-name="T13">, start, goal):</text:span><text:span text:style-name="T33"><text:line-break/></text:span><text:span text:style-name="T13"> <text:s text:c="7"/>found, fringe, visited, came_from, cost_so_far = </text:span><text:span text:style-name="T5">False</text:span><text:span text:style-name="T13">, [(</text:span><text:span text:style-name="T19">self</text:span><text:span text:style-name="T13">.huristics[start], start)], </text:span><text:span text:style-name="T6">set</text:span><text:span text:style-name="T13">([start]), {start: </text:span><text:span text:style-name="T5">None</text:span><text:span text:style-name="T13">}, {start: </text:span><text:span text:style-name="T22">0</text:span><text:span text:style-name="T13">}</text:span><text:span text:style-name="T33"><text:line-break/></text:span><text:span text:style-name="T13"> <text:s text:c="7"/></text:span><text:span text:style-name="T6">print</text:span><text:span text:style-name="T13">(</text:span><text:span text:style-name="T26">'{:11s} | {}'</text:span><text:span text:style-name="T13">.format(</text:span><text:span text:style-name="T26">'Expand Node'</text:span><text:span text:style-name="T13">, </text:span><text:span text:style-name="T26">'Fringe'</text:span><text:span text:style-name="T13">))</text:span><text:span text:style-name="T33"><text:line-break/></text:span><text:span text:style-name="T13"> <text:s text:c="7"/></text:span><text:span text:style-name="T6">print</text:span><text:span text:style-name="T13">(</text:span><text:span text:style-name="T26">'--------------------'</text:span><text:span text:style-name="T13">)</text:span><text:span text:style-name="T33"><text:line-break/></text:span><text:span text:style-name="T13"> <text:s text:c="7"/></text:span><text:span text:style-name="T6">print</text:span><text:span text:style-name="T13">(</text:span><text:span text:style-name="T26">'{:11s} | {}'</text:span><text:span text:style-name="T13">.format(</text:span><text:span text:style-name="T26">'-'</text:span><text:span text:style-name="T13">, </text:span><text:span text:style-name="T6">str</text:span><text:span text:style-name="T13">(fringe[</text:span><text:span text:style-name="T22">0</text:span><text:span text:style-name="T13">])))</text:span><text:span text:style-name="T33"><text:line-break/></text:span><text:span text:style-name="T13"> <text:s text:c="7"/></text:span><text:span text:style-name="T5">while not </text:span><text:span text:style-name="T13">found </text:span><text:span text:style-name="T5">and </text:span><text:span text:style-name="T6">len</text:span><text:span text:style-name="T13">(fringe):</text:span><text:span text:style-name="T33"><text:line-break/></text:span><text:span text:style-name="T13"> <text:s text:c="11"/>_, current = heappop(fringe)</text:span><text:span text:style-name="T33"><text:line-break/></text:span><text:span text:style-name="T13"> <text:s text:c="11"/></text:span><text:span text:style-name="T6">print</text:span><text:span text:style-name="T13">(</text:span><text:span text:style-name="T26">'{:11s}'</text:span><text:span text:style-name="T13">.format(current), </text:span><text:span text:style-name="T28">end</text:span><text:span text:style-name="T13">=</text:span><text:span text:style-name="T26">' | '</text:span><text:span text:style-name="T13">)</text:span><text:span text:style-name="T33"><text:line-break/></text:span><text:span text:style-name="T13"> <text:s text:c="11"/></text:span><text:span text:style-name="T5">if </text:span><text:span text:style-name="T13">current == goal: found = </text:span><text:span text:style-name="T5">True</text:span><text:span text:style-name="T13">; </text:span><text:span text:style-name="T5">break</text:span><text:span text:style-name="T33"><text:line-break/></text:span><text:span text:style-name="T5"> <text:s text:c="11"/>for </text:span><text:span text:style-name="T13">node </text:span><text:span text:style-name="T5">in </text:span><text:span text:style-name="T19">self</text:span><text:span text:style-name="T13">.neighbors(current):</text:span><text:span text:style-name="T33"><text:line-break/></text:span><text:span text:style-name="T13"> <text:s text:c="15"/>new_cost = cost_so_far[current] + </text:span><text:span text:style-name="T19">self</text:span><text:span text:style-name="T13">.cost(current, node)</text:span><text:span text:style-name="T33"><text:line-break/></text:span><text:span text:style-name="T13"> <text:s text:c="15"/></text:span><text:span text:style-name="T5">if </text:span><text:span text:style-name="T13">node </text:span><text:span text:style-name="T5">not in </text:span><text:span text:style-name="T13">visited </text:span><text:span text:style-name="T5">or </text:span><text:span text:style-name="T13">cost_so_far[node] &gt; new_cost:</text:span><text:span text:style-name="T33"><text:line-break/></text:span><text:span text:style-name="T13"> <text:s text:c="19"/>visited.add(node); came_from[node] = current; cost_so_far[node] = new_cost</text:span><text:span text:style-name="T33"><text:line-break/></text:span><text:span text:style-name="T13"> <text:s text:c="19"/>heappush(fringe, (new_cost + </text:span><text:span text:style-name="T19">self</text:span><text:span text:style-name="T13">.huristics[node], node))</text:span><text:span text:style-name="T33"><text:line-break/></text:span><text:span text:style-name="T13"> <text:s text:c="11"/></text:span><text:span text:style-name="T6">print</text:span><text:span text:style-name="T13">(</text:span><text:span text:style-name="T26">', '</text:span><text:span text:style-name="T13">.join([</text:span><text:span text:style-name="T6">str</text:span><text:span text:style-name="T13">(n) </text:span><text:span text:style-name="T5">for </text:span><text:span text:style-name="T13">n </text:span><text:span text:style-name="T5">in </text:span><text:span text:style-name="T13">fringe]))</text:span><text:span text:style-name="T33"><text:line-break/></text:span><text:span text:style-name="T13"> <text:s text:c="7"/></text:span><text:span text:style-name="T5">if </text:span><text:span text:style-name="T13">found: </text:span><text:span text:style-name="T6">print</text:span><text:span text:style-name="T13">(); </text:span><text:span text:style-name="T5">return </text:span><text:span text:style-name="T13">came_from, cost_so_far[goal]</text:span><text:span text:style-name="T33"><text:line-break/></text:span><text:span text:style-name="T13"> <text:s text:c="7"/></text:span><text:span text:style-name="T5">else</text:span><text:span text:style-name="T13">: </text:span><text:span text:style-name="T6">print</text:span><text:span text:style-name="T13">(</text:span><text:span text:style-name="T26">'No path from {} to {}'</text:span><text:span text:style-name="T13">.format(start, goal)); </text:span><text:span text:style-name="T5">return None</text:span><text:span text:style-name="T13">, inf</text:span><text:span text:style-name="T33"><text:line-break/><text:line-break/></text:span><text:span text:style-name="T13"> <text:s text:c="3"/></text:span><text:span text:style-name="T31">@staticmethod</text:span><text:span text:style-name="T33"><text:line-break/></text:span><text:span text:style-name="T31"> <text:s text:c="3"/></text:span><text:span text:style-name="T5">def </text:span><text:span text:style-name="T13">print_path(came_from, goal):</text:span><text:span text:style-name="T33"><text:line-break/></text:span><text:span text:style-name="T13"> <text:s text:c="7"/>parent = came_from[goal]</text:span><text:span text:style-name="T33"><text:line-break/></text:span><text:span text:style-name="T13"> <text:s text:c="7"/></text:span><text:span text:style-name="T5">if </text:span><text:span text:style-name="T13">parent:</text:span><text:span text:style-name="T33"><text:line-break/></text:span><text:span text:style-name="T13"> <text:s text:c="11"/>Graph.print_path(came_from, parent)</text:span><text:span text:style-name="T33"><text:line-break/></text:span><text:span text:style-name="T13"> <text:s text:c="7"/></text:span><text:span text:style-name="T5">else</text:span><text:span text:style-name="T13">: </text:span><text:span text:style-name="T6">print</text:span><text:span text:style-name="T13">(goal, </text:span><text:span text:style-name="T28">end</text:span><text:span text:style-name="T13">=</text:span><text:span text:style-name="T26">''</text:span><text:span text:style-name="T13">);</text:span><text:span text:style-name="T5">return</text:span><text:span text:style-name="T33"><text:line-break/></text:span><text:span text:style-name="T5"> <text:s text:c="7"/></text:span><text:span text:style-name="T6">print</text:span><text:span text:style-name="T13">(</text:span><text:span text:style-name="T26">' =&gt;'</text:span><text:span text:style-name="T13">, goal, </text:span><text:span text:style-name="T28">end</text:span><text:span text:style-name="T13">=</text:span><text:span text:style-name="T26">''</text:span><text:span text:style-name="T13">)</text:span><text:span text:style-name="T33"><text:line-break/><text:line-break/><text:line-break/></text:span><text:span text:style-name="T13"> <text:s text:c="3"/></text:span><text:span text:style-name="T5">def </text:span><text:span text:style-name="T16">__str__</text:span><text:span text:style-name="T13">(</text:span><text:span text:style-name="T19">self</text:span><text:span text:style-name="T13">):</text:span><text:span text:style-name="T33"><text:line-break/></text:span><text:span text:style-name="T13"> <text:s text:c="7"/></text:span><text:span text:style-name="T5">return </text:span><text:span text:style-name="T6">str</text:span><text:span text:style-name="T13">(</text:span><text:span text:style-name="T19">self</text:span><text:span text:style-name="T13">.edges)</text:span><text:span text:style-name="T33"><text:line-break/><text:line-break/></text:span><text:soft-page-break/><text:span text:style-name="T13">graph = Graph(</text:span><text:span text:style-name="T28">directed</text:span><text:span text:style-name="T13">=</text:span><text:span text:style-name="T5">True</text:span><text:span text:style-name="T13">)</text:span><text:span text:style-name="T33"><text:line-break/></text:span><text:span text:style-name="T13">graph.add_edge(</text:span><text:span text:style-name="T26">'A'</text:span><text:span text:style-name="T13">, </text:span><text:span text:style-name="T26">'B'</text:span><text:span text:style-name="T13">, </text:span><text:span text:style-name="T22">4</text:span><text:span text:style-name="T13">)</text:span><text:span text:style-name="T33"><text:line-break/></text:span><text:span text:style-name="T13">graph.add_edge(</text:span><text:span text:style-name="T26">'A'</text:span><text:span text:style-name="T13">, </text:span><text:span text:style-name="T26">'C'</text:span><text:span text:style-name="T13">, </text:span><text:span text:style-name="T22">1</text:span><text:span text:style-name="T13">)</text:span><text:span text:style-name="T33"><text:line-break/></text:span><text:span text:style-name="T13">graph.add_edge(</text:span><text:span text:style-name="T26">'B'</text:span><text:span text:style-name="T13">, </text:span><text:span text:style-name="T26">'D'</text:span><text:span text:style-name="T13">, </text:span><text:span text:style-name="T22">3</text:span><text:span text:style-name="T13">)</text:span><text:span text:style-name="T33"><text:line-break/></text:span><text:span text:style-name="T13">graph.add_edge(</text:span><text:span text:style-name="T26">'B'</text:span><text:span text:style-name="T13">, </text:span><text:span text:style-name="T26">'E'</text:span><text:span text:style-name="T13">, </text:span><text:span text:style-name="T22">8</text:span><text:span text:style-name="T13">)</text:span><text:span text:style-name="T33"><text:line-break/></text:span><text:span text:style-name="T13">graph.add_edge(</text:span><text:span text:style-name="T26">'C'</text:span><text:span text:style-name="T13">, </text:span><text:span text:style-name="T26">'C'</text:span><text:span text:style-name="T13">, </text:span><text:span text:style-name="T22">0</text:span><text:span text:style-name="T13">)</text:span><text:span text:style-name="T33"><text:line-break/></text:span><text:span text:style-name="T13">graph.add_edge(</text:span><text:span text:style-name="T26">'C'</text:span><text:span text:style-name="T13">, </text:span><text:span text:style-name="T26">'D'</text:span><text:span text:style-name="T13">, </text:span><text:span text:style-name="T22">7</text:span><text:span text:style-name="T13">)</text:span><text:span text:style-name="T33"><text:line-break/></text:span><text:span text:style-name="T13">graph.add_edge(</text:span><text:span text:style-name="T26">'C'</text:span><text:span text:style-name="T13">, </text:span><text:span text:style-name="T26">'F'</text:span><text:span text:style-name="T13">, </text:span><text:span text:style-name="T22">6</text:span><text:span text:style-name="T13">)</text:span><text:span text:style-name="T33"><text:line-break/></text:span><text:span text:style-name="T13">graph.add_edge(</text:span><text:span text:style-name="T26">'D'</text:span><text:span text:style-name="T13">, </text:span><text:span text:style-name="T26">'C'</text:span><text:span text:style-name="T13">, </text:span><text:span text:style-name="T22">2</text:span><text:span text:style-name="T13">)</text:span><text:span text:style-name="T33"><text:line-break/></text:span><text:span text:style-name="T13">graph.add_edge(</text:span><text:span text:style-name="T26">'D'</text:span><text:span text:style-name="T13">, </text:span><text:span text:style-name="T26">'E'</text:span><text:span text:style-name="T13">, </text:span><text:span text:style-name="T22">4</text:span><text:span text:style-name="T13">)</text:span><text:span text:style-name="T33"><text:line-break/></text:span><text:span text:style-name="T13">graph.add_edge(</text:span><text:span text:style-name="T26">'E'</text:span><text:span text:style-name="T13">, </text:span><text:span text:style-name="T26">'G'</text:span><text:span text:style-name="T13">, </text:span><text:span text:style-name="T22">2</text:span><text:span text:style-name="T13">)</text:span><text:span text:style-name="T33"><text:line-break/></text:span><text:span text:style-name="T13">graph.add_edge(</text:span><text:span text:style-name="T26">'F'</text:span><text:span text:style-name="T13">, </text:span><text:span text:style-name="T26">'G'</text:span><text:span text:style-name="T13">, </text:span><text:span text:style-name="T22">8</text:span><text:span text:style-name="T13">)</text:span><text:span text:style-name="T33"><text:line-break/></text:span><text:span text:style-name="T13">graph.set_huristics({</text:span><text:span text:style-name="T26">'A'</text:span><text:span text:style-name="T13">: </text:span><text:span text:style-name="T22">8</text:span><text:span text:style-name="T13">, </text:span><text:span text:style-name="T26">'B'</text:span><text:span text:style-name="T13">: </text:span><text:span text:style-name="T22">8</text:span><text:span text:style-name="T13">, </text:span><text:span text:style-name="T26">'C'</text:span><text:span text:style-name="T13">: </text:span><text:span text:style-name="T22">6</text:span><text:span text:style-name="T13">, </text:span><text:span text:style-name="T26">'D'</text:span><text:span text:style-name="T13">: </text:span><text:span text:style-name="T22">5</text:span><text:span text:style-name="T13">, </text:span><text:span text:style-name="T26">'E'</text:span><text:span text:style-name="T13">: </text:span><text:span text:style-name="T22">1</text:span><text:span text:style-name="T13">, </text:span><text:span text:style-name="T26">'F'</text:span><text:span text:style-name="T13">: </text:span><text:span text:style-name="T22">4</text:span><text:span text:style-name="T13">, </text:span><text:span text:style-name="T26">'G'</text:span><text:span text:style-name="T13">: </text:span><text:span text:style-name="T22">0</text:span><text:span text:style-name="T13">})</text:span><text:span text:style-name="T33"><text:line-break/></text:span><text:span text:style-name="T13">start, goal = </text:span><text:span text:style-name="T26">'A'</text:span><text:span text:style-name="T13">, </text:span><text:span text:style-name="T26">'G'</text:span><text:span text:style-name="T33"><text:line-break/></text:span><text:span text:style-name="T13">traced_path, cost = graph.a_star_search(start, goal)</text:span><text:span text:style-name="T33"><text:line-break/></text:span><text:span text:style-name="T5">if </text:span><text:span text:style-name="T13">(traced_path): </text:span><text:span text:style-name="T6">print</text:span><text:span text:style-name="T13">(</text:span><text:span text:style-name="T26">'Path:'</text:span><text:span text:style-name="T13">, </text:span><text:span text:style-name="T28">end</text:span><text:span text:style-name="T13">=</text:span><text:span text:style-name="T26">' '</text:span><text:span text:style-name="T13">); Graph.print_path(traced_path, goal); </text:span><text:span text:style-name="T6">print</text:span><text:span text:style-name="T13">(</text:span><text:span text:style-name="T26">'</text:span><text:span text:style-name="T5">\n</text:span><text:span text:style-name="T26">Cost:'</text:span><text:span text:style-name="T13">, cost)</text:span><text:span text:style-name="T33"><text:line-break/></text:span></text:p>
      <text:p text:style-name="P14"/>
      <text:h text:style-name="P20" text:outline-level="3"><text:bookmark-start text:name="__RefHeading___Toc13730_1190177895"/>Output:<text:bookmark-end text:name="__RefHeading___Toc13730_1190177895"/></text:h>
      <text:p text:style-name="P7">Expand Node | Fringe</text:p>
      <text:p text:style-name="P7">--------------------</text:p>
      <text:p text:style-name="P7">- <text:s text:c="10"/>| (8, 'A')</text:p>
      <text:p text:style-name="P7">A <text:s text:c="10"/>| (7, 'C'), (12, 'B')</text:p>
      <text:p text:style-name="P7">C <text:s text:c="10"/>| (11, 'F'), (13, 'D'), (12, 'B')</text:p>
      <text:p text:style-name="P7">F <text:s text:c="10"/>| (12, 'B'), (13, 'D'), (15, 'G')</text:p>
      <text:p text:style-name="P7">B <text:s text:c="10"/>| (12, 'D'), (13, 'E'), (13, 'D'), (15, 'G')</text:p>
      <text:p text:style-name="P7">D <text:s text:c="10"/>| (12, 'E'), (13, 'D'), (15, 'G'), (13, 'E')</text:p>
      <text:p text:style-name="P7">E <text:s text:c="10"/>| (13, 'D'), (13, 'E'), (15, 'G'), (13, 'G')</text:p>
      <text:p text:style-name="P7">D <text:s text:c="10"/>| (13, 'E'), (13, 'G'), (15, 'G')</text:p>
      <text:p text:style-name="P7">E <text:s text:c="10"/>| (13, 'G'), (15, 'G')</text:p>
      <text:p text:style-name="P7">G <text:s text:c="10"/>| </text:p>
      <text:p text:style-name="P7">Path: A =&gt; B =&gt; D =&gt; E =&gt; G</text:p>
      <text:p text:style-name="P7">Cost: 13</text:p>
      <text:h text:style-name="P26" text:outline-level="1"><text:bookmark-start text:name="__RefHeading___Toc13732_1190177895"/>02. Bi-directional Search<text:bookmark-end text:name="__RefHeading___Toc13732_1190177895"/></text:h>
      <text:h text:style-name="P21" text:outline-level="3"><text:bookmark-start text:name="__RefHeading___Toc13810_1190177895"/>Source Code:<text:bookmark-end text:name="__RefHeading___Toc13810_1190177895"/></text:h>
      <text:p text:style-name="P13"><text:span text:style-name="T4">from </text:span><text:span text:style-name="T10">collections </text:span><text:span text:style-name="T4">import </text:span><text:span text:style-name="T10">deque</text:span><text:span text:style-name="T34"><text:line-break/><text:line-break/></text:span><text:span text:style-name="T4">class </text:span><text:span text:style-name="T10">Graph:</text:span><text:span text:style-name="T34"><text:line-break/></text:span><text:span text:style-name="T10"> <text:s text:c="3"/></text:span><text:span text:style-name="T4">def </text:span><text:span text:style-name="T17">__init__</text:span><text:span text:style-name="T10">(</text:span><text:span text:style-name="T20">self</text:span><text:span text:style-name="T10">, directed=</text:span><text:span text:style-name="T4">True</text:span><text:span text:style-name="T10">):</text:span><text:span text:style-name="T34"><text:line-break/></text:span><text:span text:style-name="T10"> <text:s text:c="7"/></text:span><text:span text:style-name="T20">self</text:span><text:span text:style-name="T10">.edges = {}</text:span><text:span text:style-name="T34"><text:line-break/></text:span><text:span text:style-name="T10"> <text:s text:c="7"/></text:span><text:span text:style-name="T20">self</text:span><text:span text:style-name="T10">.directed = directed</text:span><text:span text:style-name="T34"><text:line-break/><text:line-break/></text:span><text:span text:style-name="T10"> <text:s text:c="3"/></text:span><text:span text:style-name="T4">def </text:span><text:span text:style-name="T10">add_edge(</text:span><text:span text:style-name="T20">self</text:span><text:span text:style-name="T10">, node1, node2, __reversed=</text:span><text:span text:style-name="T4">False</text:span><text:span text:style-name="T10">):</text:span><text:span text:style-name="T34"><text:line-break/></text:span><text:span text:style-name="T10"> <text:s text:c="7"/></text:span><text:span text:style-name="T4">try</text:span><text:span text:style-name="T10">: neighbors = </text:span><text:span text:style-name="T20">self</text:span><text:span text:style-name="T10">.edges[node1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neighbors = </text:span><text:span text:style-name="T7">set</text:span><text:span text:style-name="T10">()</text:span><text:span text:style-name="T34"><text:line-break/></text:span><text:span text:style-name="T10"> <text:s text:c="7"/>neighbors.add(node2)</text:span><text:span text:style-name="T34"><text:line-break/></text:span><text:span text:style-name="T10"> <text:s text:c="7"/></text:span><text:span text:style-name="T20">self</text:span><text:span text:style-name="T10">.edges[node1] = neighbors</text:span><text:span text:style-name="T34"><text:line-break/></text:span><text:span text:style-name="T10"> <text:s text:c="7"/></text:span><text:span text:style-name="T4">if not </text:span><text:span text:style-name="T20">self</text:span><text:span text:style-name="T10">.directed </text:span><text:span text:style-name="T4">and not </text:span><text:span text:style-name="T10">__reversed: </text:span><text:span text:style-name="T20">self</text:span><text:span text:style-name="T10">.add_edge(node2, node1, </text:span><text:span text:style-name="T4">True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0">neighbors(</text:span><text:span text:style-name="T20">self</text:span><text:span text:style-name="T10">, node):</text:span><text:span text:style-name="T34"><text:line-break/></text:span><text:span text:style-name="T10"> <text:s text:c="7"/></text:span><text:span text:style-name="T4">try</text:span><text:span text:style-name="T10">: </text:span><text:span text:style-name="T4">return </text:span><text:span text:style-name="T20">self</text:span><text:span text:style-name="T10">.edges[node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</text:span><text:span text:style-name="T4">return </text:span><text:span text:style-name="T10">[]</text:span><text:span text:style-name="T34"><text:line-break/><text:line-break/></text:span><text:span text:style-name="T10"> <text:s text:c="3"/></text:span><text:span text:style-name="T4">def </text:span><text:span text:style-name="T10">bi_directional_search(</text:span><text:span text:style-name="T20">self</text:span><text:span text:style-name="T10">, start, goal):</text:span><text:span text:style-name="T34"><text:line-break/></text:span><text:span text:style-name="T10"> <text:s text:c="7"/>found, fringe1, visited1, came_from1 = </text:span><text:span text:style-name="T4">False</text:span><text:span text:style-name="T10">, deque([start]), </text:span><text:span text:style-name="T7">set</text:span><text:span text:style-name="T10">([start]), {start: </text:span><text:span text:style-name="T4">None</text:span><text:span text:style-name="T10">}</text:span><text:span text:style-name="T34"><text:line-break/></text:span><text:span text:style-name="T10"> <text:s text:c="7"/>meet, fringe2, visited2, came_from2 = </text:span><text:span text:style-name="T4">None</text:span><text:span text:style-name="T10">, deque([goal]), </text:span><text:span text:style-name="T7">set</text:span><text:span text:style-name="T10">([goal]), {goal: </text:span><text:span text:style-name="T4">None</text:span><text:span text:style-name="T10">}</text:span><text:span text:style-name="T34"><text:line-break/></text:span><text:span text:style-name="T10"> <text:s text:c="7"/></text:span><text:span text:style-name="T4">while not </text:span><text:span text:style-name="T10">found </text:span><text:span text:style-name="T4">and </text:span><text:span text:style-name="T10">(</text:span><text:span text:style-name="T7">len</text:span><text:span text:style-name="T10">(fringe1) </text:span><text:span text:style-name="T4">or </text:span><text:span text:style-name="T7">len</text:span><text:span text:style-name="T10">(fringe2)):</text:span><text:span text:style-name="T34"><text:line-break/></text:span><text:span text:style-name="T10"> <text:s text:c="11"/></text:span><text:span text:style-name="T7">print</text:span><text:span text:style-name="T10">(</text:span><text:span text:style-name="T25">'FringeStart: {:30s} | FringeGoal: {}'</text:span><text:span text:style-name="T10">.format(</text:span><text:span text:style-name="T7">str</text:span><text:span text:style-name="T10">(fringe1), </text:span><text:span text:style-name="T7">str</text:span><text:span text:style-name="T10">(fringe2)))</text:span><text:span text:style-name="T34"><text:line-break/></text:span><text:span text:style-name="T10"> <text:s text:c="11"/></text:span><text:span text:style-name="T4">if </text:span><text:span text:style-name="T7">len</text:span><text:span text:style-name="T10">(fringe1):</text:span><text:span text:style-name="T34"><text:line-break/></text:span><text:span text:style-name="T10"> <text:s text:c="15"/>current1 = fringe1.pop()</text:span><text:span text:style-name="T34"><text:line-break/></text:span><text:span text:style-name="T10"> <text:s text:c="15"/></text:span><text:span text:style-name="T4">if </text:span><text:span text:style-name="T10">current1 </text:span><text:span text:style-name="T4">in </text:span><text:span text:style-name="T10">visited2: meet = current1; found = </text:span><text:span text:style-name="T4">True</text:span><text:span text:style-name="T10">; </text:span><text:span text:style-name="T4">break</text:span><text:span text:style-name="T34"><text:line-break/></text:span><text:span text:style-name="T4"> <text:s text:c="15"/>for </text:span><text:span text:style-name="T10">node </text:span><text:span text:style-name="T4">in </text:span><text:span text:style-name="T20">self</text:span><text:span text:style-name="T10">.neighbors(current1):</text:span><text:span text:style-name="T34"><text:line-break/></text:span><text:span text:style-name="T10"> <text:s text:c="19"/></text:span><text:span text:style-name="T4">if </text:span><text:span text:style-name="T10">node </text:span><text:span text:style-name="T4">not in </text:span><text:span text:style-name="T10">visited1: visited1.add(node); fringe1.appendleft(node); came_from1[node] = current1</text:span><text:span text:style-name="T34"><text:line-break/></text:span><text:span text:style-name="T10"> <text:s text:c="11"/></text:span><text:span text:style-name="T4">if </text:span><text:span text:style-name="T7">len</text:span><text:span text:style-name="T10">(fringe2):</text:span><text:span text:style-name="T34"><text:line-break/></text:span><text:span text:style-name="T10"> <text:s text:c="15"/>current2 = fringe2.pop()</text:span><text:span text:style-name="T34"><text:line-break/></text:span><text:span text:style-name="T10"> <text:s text:c="15"/></text:span><text:span text:style-name="T4">if </text:span><text:span text:style-name="T10">current2 </text:span><text:span text:style-name="T4">in </text:span><text:span text:style-name="T10">visited1: meet = current2; found = </text:span><text:span text:style-name="T4">True</text:span><text:span text:style-name="T10">; </text:span><text:span text:style-name="T4">break</text:span><text:span text:style-name="T34"><text:line-break/></text:span><text:span text:style-name="T4"> <text:s text:c="15"/>for </text:span><text:span text:style-name="T10">node </text:span><text:span text:style-name="T4">in </text:span><text:span text:style-name="T20">self</text:span><text:span text:style-name="T10">.neighbors(current2):</text:span><text:span text:style-name="T34"><text:line-break/></text:span><text:span text:style-name="T10"> <text:s text:c="19"/></text:span><text:span text:style-name="T4">if </text:span><text:span text:style-name="T10">node </text:span><text:span text:style-name="T4">not in </text:span><text:span text:style-name="T10">visited2: visited2.add(node); fringe2.appendleft(node); came_from2[node] = current2</text:span><text:span text:style-name="T34"><text:line-break/></text:span><text:span text:style-name="T10"> <text:s text:c="7"/></text:span><text:span text:style-name="T4">if </text:span><text:span text:style-name="T10">found: </text:span><text:span text:style-name="T7">print</text:span><text:span text:style-name="T10">(); </text:span><text:span text:style-name="T4">return </text:span><text:span text:style-name="T10">came_from1, came_from2, meet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</text:span><text:span text:style-name="T25">'No path between {} and {}'</text:span><text:span text:style-name="T10">.format(start, goal)); </text:span><text:span text:style-name="T4">return None</text:span><text:span text:style-name="T10">, </text:span><text:span text:style-name="T4">None</text:span><text:span text:style-name="T10">, </text:span><text:span text:style-name="T4">None</text:span><text:span text:style-name="T34"><text:line-break/><text:line-break/></text:span><text:span text:style-name="T4"> <text:s text:c="3"/></text:span><text:span text:style-name="T32">@staticmethod</text:span><text:span text:style-name="T34"><text:line-break/></text:span><text:span text:style-name="T32"> <text:s text:c="3"/></text:span><text:span text:style-name="T4">def </text:span><text:span text:style-name="T10">print_path(came_from, goal):</text:span><text:span text:style-name="T34"><text:line-break/></text:span><text:span text:style-name="T10"> <text:s text:c="7"/>parent = came_from[goal]</text:span><text:span text:style-name="T34"><text:line-break/></text:span><text:span text:style-name="T10"> <text:s text:c="7"/></text:span><text:span text:style-name="T4">if </text:span><text:span text:style-name="T10">parent:</text:span><text:span text:style-name="T34"><text:line-break/></text:span><text:span text:style-name="T10"> <text:s text:c="11"/>Graph.print_path(came_from, parent)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goal, </text:span><text:span text:style-name="T29">end</text:span><text:span text:style-name="T10">=</text:span><text:span text:style-name="T25">''</text:span><text:span text:style-name="T10">);</text:span><text:span text:style-name="T4">return</text:span><text:span text:style-name="T34"><text:line-break/></text:span><text:span text:style-name="T4"> <text:s text:c="7"/></text:span><text:span text:style-name="T7">print</text:span><text:span text:style-name="T10">(</text:span><text:span text:style-name="T25">' =&gt;'</text:span><text:span text:style-name="T10">, goal, </text:span><text:span text:style-name="T29">end</text:span><text:span text:style-name="T10">=</text:span><text:span text:style-name="T25">''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7">__str__</text:span><text:span text:style-name="T10">(</text:span><text:span text:style-name="T20">self</text:span><text:span text:style-name="T10">):</text:span><text:span text:style-name="T34"><text:line-break/></text:span><text:span text:style-name="T10"> <text:s text:c="7"/></text:span><text:span text:style-name="T4">return </text:span><text:span text:style-name="T7">str</text:span><text:span text:style-name="T10">(</text:span><text:span text:style-name="T20">self</text:span><text:span text:style-name="T10">.edges)</text:span><text:span text:style-name="T34"><text:line-break/><text:line-break/><text:line-break/></text:span><text:span text:style-name="T10">graph = Graph(</text:span><text:span text:style-name="T29">directed</text:span><text:span text:style-name="T10">=</text:span><text:span text:style-name="T4">False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B'</text:span><text:span text:style-name="T10">); graph.add_edge(</text:span><text:span text:style-name="T25">'A'</text:span><text:span text:style-name="T10">, </text:span><text:span text:style-name="T25">'S'</text:span><text:span text:style-name="T10">); graph.add_edge(</text:span><text:span text:style-name="T25">'S'</text:span><text:span text:style-name="T10">, </text:span><text:span text:style-name="T25">'G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C'</text:span><text:span text:style-name="T10">); graph.add_edge(</text:span><text:span text:style-name="T25">'C'</text:span><text:span text:style-name="T10">, </text:span><text:span text:style-name="T25">'F'</text:span><text:span text:style-name="T10">); graph.add_edge(</text:span><text:span text:style-name="T25">'G'</text:span><text:span text:style-name="T10">, </text:span><text:span text:style-name="T25">'F'</text:span><text:span text:style-name="T10">)</text:span><text:span text:style-name="T34"><text:line-break/></text:span><text:soft-page-break/><text:span text:style-name="T10">graph.add_edge(</text:span><text:span text:style-name="T25">'C'</text:span><text:span text:style-name="T10">, </text:span><text:span text:style-name="T25">'D'</text:span><text:span text:style-name="T10">); graph.add_edge(</text:span><text:span text:style-name="T25">'C'</text:span><text:span text:style-name="T10">, </text:span><text:span text:style-name="T25">'E'</text:span><text:span text:style-name="T10">); graph.add_edge(</text:span><text:span text:style-name="T25">'E'</text:span><text:span text:style-name="T10">, </text:span><text:span text:style-name="T25">'H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H'</text:span><text:span text:style-name="T10">)</text:span><text:span text:style-name="T34"><text:line-break/></text:span><text:span text:style-name="T10">start, goal = </text:span><text:span text:style-name="T25">'A'</text:span><text:span text:style-name="T10">, </text:span><text:span text:style-name="T25">'H'</text:span><text:span text:style-name="T34"><text:line-break/></text:span><text:span text:style-name="T10">traced_path1, traced_path2, meet = graph.bi_directional_search(start, goal)</text:span><text:span text:style-name="T34"><text:line-break/></text:span><text:span text:style-name="T4">if </text:span><text:span text:style-name="T10">meet:</text:span><text:span text:style-name="T34"><text:line-break/></text:span><text:span text:style-name="T10"> <text:s text:c="3"/></text:span><text:span text:style-name="T7">print</text:span><text:span text:style-name="T10">(</text:span><text:span text:style-name="T25">'Meeting Node:'</text:span><text:span text:style-name="T10">, meet)</text:span><text:span text:style-name="T34"><text:line-break/></text:span><text:span text:style-name="T10"> <text:s text:c="3"/></text:span><text:span text:style-name="T7">print</text:span><text:span text:style-name="T10">(</text:span><text:span text:style-name="T25">'Path From Start:'</text:span><text:span text:style-name="T10">, </text:span><text:span text:style-name="T29">end</text:span><text:span text:style-name="T10">=</text:span><text:span text:style-name="T25">' '</text:span><text:span text:style-name="T10">); Graph.print_path(traced_path1, meet); </text:span><text:span text:style-name="T7">print</text:span><text:span text:style-name="T10">()</text:span><text:span text:style-name="T34"><text:line-break/></text:span><text:span text:style-name="T10"> <text:s text:c="3"/></text:span><text:span text:style-name="T7">print</text:span><text:span text:style-name="T10">(</text:span><text:span text:style-name="T25">'Path From Goal:'</text:span><text:span text:style-name="T10">, </text:span><text:span text:style-name="T29">end</text:span><text:span text:style-name="T10">=</text:span><text:span text:style-name="T25">' '</text:span><text:span text:style-name="T10">); Graph.print_path(traced_path2, meet); </text:span><text:span text:style-name="T7">print</text:span><text:span text:style-name="T10">()</text:span></text:p>
      <text:p text:style-name="P17"/>
      <text:h text:style-name="Heading_20_3" text:outline-level="3"><text:bookmark-start text:name="__RefHeading___Toc13812_1190177895"/>Output:<text:bookmark-end text:name="__RefHeading___Toc13812_1190177895"/></text:h>
      <text:p text:style-name="P8"><text:bookmark-start text:name="__RefHeading___Toc13738_1190177895"/>FringeStart: deque(['A']) <text:s text:c="18"/>| FringeGoal: deque(['H'])<text:bookmark-end text:name="__RefHeading___Toc13738_1190177895"/></text:p>
      <text:p text:style-name="P8"><text:bookmark-start text:name="__RefHeading___Toc13740_1190177895"/>FringeStart: deque(['S', 'B']) <text:s text:c="13"/>| FringeGoal: deque(['G', 'E'])<text:bookmark-end text:name="__RefHeading___Toc13740_1190177895"/></text:p>
      <text:p text:style-name="P8"><text:bookmark-start text:name="__RefHeading___Toc13742_1190177895"/>FringeStart: deque(['S']) <text:s text:c="18"/>| FringeGoal: deque(['C', 'G'])<text:bookmark-end text:name="__RefHeading___Toc13742_1190177895"/></text:p>
      <text:p text:style-name="P8"/>
      <text:p text:style-name="P8"><text:bookmark-start text:name="__RefHeading___Toc13744_1190177895"/>Meeting Node: G<text:bookmark-end text:name="__RefHeading___Toc13744_1190177895"/></text:p>
      <text:p text:style-name="P8"><text:bookmark-start text:name="__RefHeading___Toc13746_1190177895"/>Path From Start: A =&gt; S =&gt; G<text:bookmark-end text:name="__RefHeading___Toc13746_1190177895"/></text:p>
      <text:p text:style-name="Text_20_body"><text:bookmark-start text:name="__RefHeading___Toc13748_1190177895"/><text:span text:style-name="T35">Path From Goal: H =&gt; G</text:span><text:line-break/><text:bookmark-end text:name="__RefHeading___Toc13748_1190177895"/></text:p>
      <text:h text:style-name="P26" text:outline-level="1"><text:bookmark-start text:name="__RefHeading___Toc13750_1190177895"/>03. Breadth First Search<text:bookmark-end text:name="__RefHeading___Toc13750_1190177895"/></text:h>
      <text:h text:style-name="P22" text:outline-level="3"><text:bookmark-start text:name="__RefHeading___Toc13752_1190177895"/>Source Code:<text:bookmark-end text:name="__RefHeading___Toc13752_1190177895"/></text:h>
      <text:p text:style-name="P15"><text:span text:style-name="T4">from </text:span><text:span text:style-name="T10">collections </text:span><text:span text:style-name="T4">import </text:span><text:span text:style-name="T10">deque</text:span><text:span text:style-name="T34"><text:line-break/></text:span><text:span text:style-name="T4">class </text:span><text:span text:style-name="T10">Graph:</text:span><text:span text:style-name="T34"><text:line-break/></text:span><text:span text:style-name="T10"> <text:s text:c="3"/></text:span><text:span text:style-name="T4">def </text:span><text:span text:style-name="T17">__init__</text:span><text:span text:style-name="T10">(</text:span><text:span text:style-name="T20">self</text:span><text:span text:style-name="T10">, directed=</text:span><text:span text:style-name="T4">True</text:span><text:span text:style-name="T10">):</text:span><text:span text:style-name="T34"><text:line-break/></text:span><text:span text:style-name="T10"> <text:s text:c="7"/></text:span><text:span text:style-name="T20">self</text:span><text:span text:style-name="T10">.edges = {}</text:span><text:span text:style-name="T34"><text:line-break/></text:span><text:span text:style-name="T10"> <text:s text:c="7"/></text:span><text:span text:style-name="T20">self</text:span><text:span text:style-name="T10">.directed = directed</text:span><text:span text:style-name="T34"><text:line-break/><text:line-break/></text:span><text:span text:style-name="T10"> <text:s text:c="3"/></text:span><text:span text:style-name="T4">def </text:span><text:span text:style-name="T10">add_edge(</text:span><text:span text:style-name="T20">self</text:span><text:span text:style-name="T10">, node1, node2, __reversed=</text:span><text:span text:style-name="T4">False</text:span><text:span text:style-name="T10">):</text:span><text:span text:style-name="T34"><text:line-break/></text:span><text:span text:style-name="T10"> <text:s text:c="7"/></text:span><text:span text:style-name="T4">try</text:span><text:span text:style-name="T10">: neighbors = </text:span><text:span text:style-name="T20">self</text:span><text:span text:style-name="T10">.edges[node1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neighbors = </text:span><text:span text:style-name="T7">set</text:span><text:span text:style-name="T10">()</text:span><text:span text:style-name="T34"><text:line-break/></text:span><text:span text:style-name="T10"> <text:s text:c="7"/>neighbors.add(node2)</text:span><text:span text:style-name="T34"><text:line-break/></text:span><text:span text:style-name="T10"> <text:s text:c="7"/></text:span><text:span text:style-name="T20">self</text:span><text:span text:style-name="T10">.edges[node1] = neighbors</text:span><text:span text:style-name="T34"><text:line-break/></text:span><text:span text:style-name="T10"> <text:s text:c="7"/></text:span><text:span text:style-name="T4">if not </text:span><text:span text:style-name="T20">self</text:span><text:span text:style-name="T10">.directed </text:span><text:span text:style-name="T4">and not </text:span><text:span text:style-name="T10">__reversed: </text:span><text:span text:style-name="T20">self</text:span><text:span text:style-name="T10">.add_edge(node2, node1, </text:span><text:span text:style-name="T4">True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0">neighbors(</text:span><text:span text:style-name="T20">self</text:span><text:span text:style-name="T10">, node):</text:span><text:span text:style-name="T34"><text:line-break/></text:span><text:span text:style-name="T10"> <text:s text:c="7"/></text:span><text:span text:style-name="T4">try</text:span><text:span text:style-name="T10">: </text:span><text:span text:style-name="T4">return </text:span><text:span text:style-name="T20">self</text:span><text:span text:style-name="T10">.edges[node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</text:span><text:span text:style-name="T4">return </text:span><text:span text:style-name="T10">[]</text:span><text:span text:style-name="T34"><text:line-break/><text:line-break/></text:span><text:span text:style-name="T10"> <text:s text:c="3"/></text:span><text:span text:style-name="T4">def </text:span><text:span text:style-name="T10">breadth_first_search(</text:span><text:span text:style-name="T20">self</text:span><text:span text:style-name="T10">, start, goal):</text:span><text:span text:style-name="T34"><text:line-break/></text:span><text:span text:style-name="T10"> <text:s text:c="7"/>found, fringe, visited, came_from = </text:span><text:span text:style-name="T4">False</text:span><text:span text:style-name="T10">, deque([start]), </text:span><text:span text:style-name="T7">set</text:span><text:span text:style-name="T10">([start]), {start: </text:span><text:span text:style-name="T4">None</text:span><text:span text:style-name="T10">}</text:span><text:span text:style-name="T34"><text:line-break/></text:span><text:span text:style-name="T10"> <text:s text:c="7"/></text:span><text:span text:style-name="T7">print</text:span><text:span text:style-name="T10">(</text:span><text:span text:style-name="T25">'{:11s} | {}'</text:span><text:span text:style-name="T10">.format(</text:span><text:span text:style-name="T25">'Expand Node'</text:span><text:span text:style-name="T10">, </text:span><text:span text:style-name="T25">'Fringe'</text:span><text:span text:style-name="T10">))</text:span><text:span text:style-name="T34"><text:line-break/></text:span><text:span text:style-name="T10"> <text:s text:c="7"/></text:span><text:span text:style-name="T7">print</text:span><text:span text:style-name="T10">(</text:span><text:span text:style-name="T25">'--------------------'</text:span><text:span text:style-name="T10">)</text:span><text:span text:style-name="T34"><text:line-break/></text:span><text:span text:style-name="T10"> <text:s text:c="7"/></text:span><text:span text:style-name="T7">print</text:span><text:span text:style-name="T10">(</text:span><text:span text:style-name="T25">'{:11s} | {}'</text:span><text:span text:style-name="T10">.format(</text:span><text:span text:style-name="T25">'-'</text:span><text:span text:style-name="T10">, start))</text:span><text:span text:style-name="T34"><text:line-break/></text:span><text:span text:style-name="T10"> <text:s text:c="7"/></text:span><text:span text:style-name="T4">while not </text:span><text:span text:style-name="T10">found </text:span><text:span text:style-name="T4">and </text:span><text:span text:style-name="T7">len</text:span><text:span text:style-name="T10">(fringe):</text:span><text:span text:style-name="T34"><text:line-break/></text:span><text:span text:style-name="T10"> <text:s text:c="11"/>current = fringe.pop()</text:span><text:span text:style-name="T34"><text:line-break/></text:span><text:span text:style-name="T10"> <text:s text:c="11"/></text:span><text:span text:style-name="T7">print</text:span><text:span text:style-name="T10">(</text:span><text:span text:style-name="T25">'{:11s}'</text:span><text:span text:style-name="T10">.format(current), </text:span><text:span text:style-name="T29">end</text:span><text:span text:style-name="T10">=</text:span><text:span text:style-name="T25">' | '</text:span><text:span text:style-name="T10">)</text:span><text:span text:style-name="T34"><text:line-break/></text:span><text:span text:style-name="T10"> <text:s text:c="11"/></text:span><text:span text:style-name="T4">if </text:span><text:span text:style-name="T10">current == goal: found = </text:span><text:span text:style-name="T4">True</text:span><text:span text:style-name="T10">; </text:span><text:span text:style-name="T4">break</text:span><text:span text:style-name="T34"><text:line-break/></text:span><text:span text:style-name="T4"> <text:s text:c="11"/>for </text:span><text:span text:style-name="T10">node </text:span><text:span text:style-name="T4">in </text:span><text:span text:style-name="T20">self</text:span><text:span text:style-name="T10">.neighbors(current):</text:span><text:span text:style-name="T34"><text:line-break/></text:span><text:span text:style-name="T10"> <text:s text:c="15"/></text:span><text:span text:style-name="T4">if </text:span><text:span text:style-name="T10">node </text:span><text:span text:style-name="T4">not in </text:span><text:span text:style-name="T10">visited: visited.add(node); fringe.appendleft(node); came_from[node] = current</text:span><text:span text:style-name="T34"><text:line-break/></text:span><text:span text:style-name="T10"> <text:s text:c="11"/></text:span><text:span text:style-name="T7">print</text:span><text:span text:style-name="T10">(</text:span><text:span text:style-name="T25">', '</text:span><text:span text:style-name="T10">.join(fringe))</text:span><text:span text:style-name="T34"><text:line-break/></text:span><text:span text:style-name="T10"> <text:s text:c="7"/></text:span><text:span text:style-name="T4">if </text:span><text:span text:style-name="T10">found: </text:span><text:span text:style-name="T7">print</text:span><text:span text:style-name="T10">(); </text:span><text:span text:style-name="T4">return </text:span><text:span text:style-name="T10">came_from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</text:span><text:span text:style-name="T25">'No path from {} to {}'</text:span><text:span text:style-name="T10">.format(start, goal))</text:span><text:span text:style-name="T34"><text:line-break/><text:line-break/></text:span><text:span text:style-name="T10"> <text:s text:c="3"/></text:span><text:span text:style-name="T32">@staticmethod</text:span><text:span text:style-name="T34"><text:line-break/></text:span><text:span text:style-name="T32"> <text:s text:c="3"/></text:span><text:span text:style-name="T4">def </text:span><text:span text:style-name="T10">print_path(came_from, goal):</text:span><text:span text:style-name="T34"><text:line-break/></text:span><text:span text:style-name="T10"> <text:s text:c="7"/>parent = came_from[goal]</text:span><text:span text:style-name="T34"><text:line-break/></text:span><text:span text:style-name="T10"> <text:s text:c="7"/></text:span><text:span text:style-name="T4">if </text:span><text:span text:style-name="T10">parent:</text:span><text:span text:style-name="T34"><text:line-break/></text:span><text:span text:style-name="T10"> <text:s text:c="11"/>Graph.print_path(came_from, parent)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goal, </text:span><text:span text:style-name="T29">end</text:span><text:span text:style-name="T10">=</text:span><text:span text:style-name="T25">''</text:span><text:span text:style-name="T10">);</text:span><text:span text:style-name="T4">return</text:span><text:span text:style-name="T34"><text:line-break/></text:span><text:span text:style-name="T4"> <text:s text:c="7"/></text:span><text:span text:style-name="T7">print</text:span><text:span text:style-name="T10">(</text:span><text:span text:style-name="T25">' =&gt;'</text:span><text:span text:style-name="T10">, goal, </text:span><text:span text:style-name="T29">end</text:span><text:span text:style-name="T10">=</text:span><text:span text:style-name="T25">''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7">__str__</text:span><text:span text:style-name="T10">(</text:span><text:span text:style-name="T20">self</text:span><text:span text:style-name="T10">):</text:span><text:span text:style-name="T34"><text:line-break/></text:span><text:span text:style-name="T10"> <text:s text:c="7"/></text:span><text:span text:style-name="T4">return </text:span><text:span text:style-name="T7">str</text:span><text:span text:style-name="T10">(</text:span><text:span text:style-name="T20">self</text:span><text:span text:style-name="T10">.edges)</text:span><text:span text:style-name="T34"><text:line-break/><text:line-break/></text:span><text:span text:style-name="T10">graph = Graph(</text:span><text:span text:style-name="T29">directed</text:span><text:span text:style-name="T10">=</text:span><text:span text:style-name="T4">False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B'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S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G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C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F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F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D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E'</text:span><text:span text:style-name="T10">)</text:span><text:span text:style-name="T34"><text:line-break/></text:span><text:span text:style-name="T10">graph.add_edge(</text:span><text:span text:style-name="T25">'E'</text:span><text:span text:style-name="T10">, </text:span><text:span text:style-name="T25">'H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H'</text:span><text:span text:style-name="T10">)</text:span><text:span text:style-name="T34"><text:line-break/></text:span><text:span text:style-name="T10">start, goal = </text:span><text:span text:style-name="T25">'A'</text:span><text:span text:style-name="T10">, </text:span><text:span text:style-name="T25">'H'</text:span><text:span text:style-name="T34"><text:line-break/></text:span><text:span text:style-name="T10">traced_path = graph.breadth_first_search(start, goal)</text:span><text:span text:style-name="T34"><text:line-break/></text:span><text:span text:style-name="T4">if </text:span><text:span text:style-name="T10">(traced_path): </text:span><text:span text:style-name="T7">print</text:span><text:span text:style-name="T10">(</text:span><text:span text:style-name="T25">'Path:'</text:span><text:span text:style-name="T10">, </text:span><text:span text:style-name="T29">end</text:span><text:span text:style-name="T10">=</text:span><text:span text:style-name="T25">' '</text:span><text:span text:style-name="T10">); Graph.print_path(traced_path, goal);</text:span><text:span text:style-name="T7">print</text:span><text:span text:style-name="T10">()</text:span></text:p>
      <text:p text:style-name="P16"><text:span text:style-name="T9">Output:</text:span></text:p>
      <text:p text:style-name="P18">Expand Node | Fringe</text:p>
      <text:p text:style-name="P18">--------------------</text:p>
      <text:p text:style-name="P18">- <text:s text:c="10"/>| A</text:p>
      <text:p text:style-name="P18">A <text:s text:c="10"/>| S, B</text:p>
      <text:p text:style-name="P18">B <text:s text:c="10"/>| S</text:p>
      <text:p text:style-name="P18">S <text:s text:c="10"/>| G, C</text:p>
      <text:p text:style-name="P18">C <text:s text:c="10"/>| D, F, E, G</text:p>
      <text:p text:style-name="P18">G <text:s text:c="10"/>| H, D, F, E</text:p>
      <text:p text:style-name="P18">E <text:s text:c="10"/>| H, D, F</text:p>
      <text:p text:style-name="P18">F <text:s text:c="10"/>| H, D</text:p>
      <text:p text:style-name="P18">D <text:s text:c="10"/>| H</text:p>
      <text:p text:style-name="P18">H <text:s text:c="10"/>| </text:p>
      <text:p text:style-name="P12"><text:span text:style-name="T11">Path: A =&gt; S =&gt; G =&gt; H</text:span><text:line-break/></text:p>
      <text:p text:style-name="P3"/>
      <text:p text:style-name="P3"/>
      <text:h text:style-name="P27" text:outline-level="1"><text:bookmark-start text:name="__RefHeading___Toc13756_1190177895"/>04. Depth First Search<text:bookmark-end text:name="__RefHeading___Toc13756_1190177895"/></text:h>
      <text:h text:style-name="P22" text:outline-level="3"><text:bookmark-start text:name="__RefHeading___Toc13758_1190177895"/>Source Code:<text:bookmark-end text:name="__RefHeading___Toc13758_1190177895"/></text:h>
      <text:p text:style-name="P15"><text:line-break/><text:span text:style-name="T4">from </text:span><text:span text:style-name="T10">collections </text:span><text:span text:style-name="T4">import </text:span><text:span text:style-name="T10">deque</text:span><text:span text:style-name="T34"><text:line-break/><text:line-break/></text:span><text:span text:style-name="T4">class </text:span><text:span text:style-name="T10">Graph:</text:span><text:span text:style-name="T34"><text:line-break/></text:span><text:span text:style-name="T10"> <text:s text:c="3"/></text:span><text:span text:style-name="T4">def </text:span><text:span text:style-name="T17">__init__</text:span><text:span text:style-name="T10">(</text:span><text:span text:style-name="T20">self</text:span><text:span text:style-name="T10">, directed=</text:span><text:span text:style-name="T4">True</text:span><text:span text:style-name="T10">):</text:span><text:span text:style-name="T34"><text:line-break/></text:span><text:span text:style-name="T10"> <text:s text:c="7"/></text:span><text:span text:style-name="T20">self</text:span><text:span text:style-name="T10">.edges = {}</text:span><text:span text:style-name="T34"><text:line-break/></text:span><text:span text:style-name="T10"> <text:s text:c="7"/></text:span><text:span text:style-name="T20">self</text:span><text:span text:style-name="T10">.directed = directed</text:span><text:span text:style-name="T34"><text:line-break/><text:line-break/></text:span><text:span text:style-name="T10"> <text:s text:c="3"/></text:span><text:span text:style-name="T4">def </text:span><text:span text:style-name="T10">add_edge(</text:span><text:span text:style-name="T20">self</text:span><text:span text:style-name="T10">, node1, node2, __reversed=</text:span><text:span text:style-name="T4">False</text:span><text:span text:style-name="T10">):</text:span><text:span text:style-name="T34"><text:line-break/></text:span><text:span text:style-name="T10"> <text:s text:c="7"/></text:span><text:span text:style-name="T4">try</text:span><text:span text:style-name="T10">: neighbors = </text:span><text:span text:style-name="T20">self</text:span><text:span text:style-name="T10">.edges[node1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neighbors = </text:span><text:span text:style-name="T7">set</text:span><text:span text:style-name="T10">()</text:span><text:span text:style-name="T34"><text:line-break/></text:span><text:span text:style-name="T10"> <text:s text:c="7"/>neighbors.add(node2)</text:span><text:span text:style-name="T34"><text:line-break/></text:span><text:span text:style-name="T10"> <text:s text:c="7"/></text:span><text:span text:style-name="T20">self</text:span><text:span text:style-name="T10">.edges[node1] = neighbors</text:span><text:span text:style-name="T34"><text:line-break/></text:span><text:span text:style-name="T10"> <text:s text:c="7"/></text:span><text:span text:style-name="T4">if not </text:span><text:span text:style-name="T20">self</text:span><text:span text:style-name="T10">.directed </text:span><text:span text:style-name="T4">and not </text:span><text:span text:style-name="T10">__reversed: </text:span><text:span text:style-name="T20">self</text:span><text:span text:style-name="T10">.add_edge(node2, node1, </text:span><text:span text:style-name="T4">True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0">neighbors(</text:span><text:span text:style-name="T20">self</text:span><text:span text:style-name="T10">, node):</text:span><text:span text:style-name="T34"><text:line-break/></text:span><text:span text:style-name="T10"> <text:s text:c="7"/></text:span><text:span text:style-name="T4">try</text:span><text:span text:style-name="T10">: </text:span><text:span text:style-name="T4">return </text:span><text:span text:style-name="T20">self</text:span><text:span text:style-name="T10">.edges[node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</text:span><text:span text:style-name="T4">return </text:span><text:span text:style-name="T10">[]</text:span><text:span text:style-name="T34"><text:line-break/><text:line-break/></text:span><text:span text:style-name="T10"> <text:s text:c="3"/></text:span><text:span text:style-name="T4">def </text:span><text:span text:style-name="T10">breadth_first_search(</text:span><text:span text:style-name="T20">self</text:span><text:span text:style-name="T10">, start, goal):</text:span><text:span text:style-name="T34"><text:line-break/></text:span><text:span text:style-name="T10"> <text:s text:c="7"/>found, fringe, visited, came_from = </text:span><text:span text:style-name="T4">False</text:span><text:span text:style-name="T10">, deque([start]), </text:span><text:span text:style-name="T7">set</text:span><text:span text:style-name="T10">([start]), {start: </text:span><text:span text:style-name="T4">None</text:span><text:span text:style-name="T10">}</text:span><text:span text:style-name="T34"><text:line-break/></text:span><text:span text:style-name="T10"> <text:s text:c="7"/></text:span><text:span text:style-name="T7">print</text:span><text:span text:style-name="T10">(</text:span><text:span text:style-name="T25">'{:11s} | {}'</text:span><text:span text:style-name="T10">.format(</text:span><text:span text:style-name="T25">'Expand Node'</text:span><text:span text:style-name="T10">, </text:span><text:span text:style-name="T25">'Fringe'</text:span><text:span text:style-name="T10">))</text:span><text:span text:style-name="T34"><text:line-break/></text:span><text:span text:style-name="T10"> <text:s text:c="7"/></text:span><text:span text:style-name="T7">print</text:span><text:span text:style-name="T10">(</text:span><text:span text:style-name="T25">'--------------------'</text:span><text:span text:style-name="T10">)</text:span><text:span text:style-name="T34"><text:line-break/></text:span><text:span text:style-name="T10"> <text:s text:c="7"/></text:span><text:span text:style-name="T7">print</text:span><text:span text:style-name="T10">(</text:span><text:span text:style-name="T25">'{:11s} | {}'</text:span><text:span text:style-name="T10">.format(</text:span><text:span text:style-name="T25">'-'</text:span><text:span text:style-name="T10">, start))</text:span><text:span text:style-name="T34"><text:line-break/></text:span><text:span text:style-name="T10"> <text:s text:c="7"/></text:span><text:span text:style-name="T4">while not </text:span><text:span text:style-name="T10">found </text:span><text:span text:style-name="T4">and </text:span><text:span text:style-name="T7">len</text:span><text:span text:style-name="T10">(fringe):</text:span><text:span text:style-name="T34"><text:line-break/></text:span><text:span text:style-name="T10"> <text:s text:c="11"/>current = fringe.pop()</text:span><text:span text:style-name="T34"><text:line-break/></text:span><text:span text:style-name="T10"> <text:s text:c="11"/></text:span><text:span text:style-name="T7">print</text:span><text:span text:style-name="T10">(</text:span><text:span text:style-name="T25">'{:11s}'</text:span><text:span text:style-name="T10">.format(current), </text:span><text:span text:style-name="T29">end</text:span><text:span text:style-name="T10">=</text:span><text:span text:style-name="T25">' | '</text:span><text:span text:style-name="T10">)</text:span><text:span text:style-name="T34"><text:line-break/></text:span><text:span text:style-name="T10"> <text:s text:c="11"/></text:span><text:span text:style-name="T4">if </text:span><text:span text:style-name="T10">current == goal: found = </text:span><text:span text:style-name="T4">True</text:span><text:span text:style-name="T10">; </text:span><text:span text:style-name="T4">break</text:span><text:span text:style-name="T34"><text:line-break/></text:span><text:span text:style-name="T4"> <text:s text:c="11"/>for </text:span><text:span text:style-name="T10">node </text:span><text:span text:style-name="T4">in </text:span><text:span text:style-name="T20">self</text:span><text:span text:style-name="T10">.neighbors(current):</text:span><text:span text:style-name="T34"><text:line-break/></text:span><text:span text:style-name="T10"> <text:s text:c="15"/></text:span><text:span text:style-name="T4">if </text:span><text:span text:style-name="T10">node </text:span><text:span text:style-name="T4">not in </text:span><text:span text:style-name="T10">visited: visited.add(node); fringe.append(node); came_from[node] = current</text:span><text:span text:style-name="T34"><text:line-break/></text:span><text:span text:style-name="T10"> <text:s text:c="11"/></text:span><text:span text:style-name="T7">print</text:span><text:span text:style-name="T10">(</text:span><text:span text:style-name="T25">', '</text:span><text:span text:style-name="T10">.join(fringe))</text:span><text:span text:style-name="T34"><text:line-break/></text:span><text:span text:style-name="T10"> <text:s text:c="7"/></text:span><text:span text:style-name="T4">if </text:span><text:span text:style-name="T10">found: </text:span><text:span text:style-name="T7">print</text:span><text:span text:style-name="T10">(); </text:span><text:span text:style-name="T4">return </text:span><text:span text:style-name="T10">came_from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</text:span><text:span text:style-name="T25">'No path from {} to {}'</text:span><text:span text:style-name="T10">.format(start, goal))</text:span><text:span text:style-name="T34"><text:line-break/><text:line-break/></text:span><text:span text:style-name="T10"> <text:s text:c="3"/></text:span><text:span text:style-name="T32">@staticmethod</text:span><text:span text:style-name="T34"><text:line-break/></text:span><text:span text:style-name="T32"> <text:s text:c="3"/></text:span><text:span text:style-name="T4">def </text:span><text:span text:style-name="T10">print_path(came_from, goal):</text:span><text:span text:style-name="T34"><text:line-break/></text:span><text:span text:style-name="T10"> <text:s text:c="7"/>parent = came_from[goal]</text:span><text:span text:style-name="T34"><text:line-break/></text:span><text:span text:style-name="T10"> <text:s text:c="7"/></text:span><text:span text:style-name="T4">if </text:span><text:span text:style-name="T10">parent:</text:span><text:span text:style-name="T34"><text:line-break/></text:span><text:span text:style-name="T10"> <text:s text:c="11"/>Graph.print_path(came_from, parent)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goal, </text:span><text:span text:style-name="T29">end</text:span><text:span text:style-name="T10">=</text:span><text:span text:style-name="T25">''</text:span><text:span text:style-name="T10">);</text:span><text:span text:style-name="T4">return</text:span><text:span text:style-name="T34"><text:line-break/></text:span><text:span text:style-name="T4"> <text:s text:c="7"/></text:span><text:span text:style-name="T7">print</text:span><text:span text:style-name="T10">(</text:span><text:span text:style-name="T25">' =&gt;'</text:span><text:span text:style-name="T10">, goal, </text:span><text:span text:style-name="T29">end</text:span><text:span text:style-name="T10">=</text:span><text:span text:style-name="T25">''</text:span><text:span text:style-name="T10">)</text:span><text:span text:style-name="T34"><text:line-break/><text:line-break/><text:line-break/></text:span><text:span text:style-name="T10"> <text:s text:c="3"/></text:span><text:span text:style-name="T4">def </text:span><text:span text:style-name="T17">__str__</text:span><text:span text:style-name="T10">(</text:span><text:span text:style-name="T20">self</text:span><text:span text:style-name="T10">):</text:span><text:span text:style-name="T34"><text:line-break/></text:span><text:span text:style-name="T10"> <text:s text:c="7"/></text:span><text:span text:style-name="T4">return </text:span><text:span text:style-name="T7">str</text:span><text:span text:style-name="T10">(</text:span><text:span text:style-name="T20">self</text:span><text:span text:style-name="T10">.edges)</text:span><text:span text:style-name="T34"><text:line-break/><text:line-break/><text:line-break/></text:span><text:span text:style-name="T10">graph = Graph(</text:span><text:span text:style-name="T29">directed</text:span><text:span text:style-name="T10">=</text:span><text:span text:style-name="T4">False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B'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S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G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C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F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F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D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E'</text:span><text:span text:style-name="T10">)</text:span><text:span text:style-name="T34"><text:line-break/></text:span><text:span text:style-name="T10">graph.add_edge(</text:span><text:span text:style-name="T25">'E'</text:span><text:span text:style-name="T10">, </text:span><text:span text:style-name="T25">'H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H'</text:span><text:span text:style-name="T10">)</text:span><text:span text:style-name="T34"><text:line-break/></text:span><text:span text:style-name="T10">start, goal = </text:span><text:span text:style-name="T25">'A'</text:span><text:span text:style-name="T10">, </text:span><text:span text:style-name="T25">'H'</text:span><text:span text:style-name="T34"><text:line-break/></text:span><text:soft-page-break/><text:span text:style-name="T10">traced_path = graph.breadth_first_search(start, goal)</text:span><text:span text:style-name="T34"><text:line-break/></text:span><text:span text:style-name="T4">if </text:span><text:span text:style-name="T10">(traced_path): </text:span><text:span text:style-name="T7">print</text:span><text:span text:style-name="T10">(</text:span><text:span text:style-name="T25">'Path:'</text:span><text:span text:style-name="T10">, </text:span><text:span text:style-name="T29">end</text:span><text:span text:style-name="T10">=</text:span><text:span text:style-name="T25">' '</text:span><text:span text:style-name="T10">); Graph.print_path(traced_path, goal);</text:span><text:span text:style-name="T7">print</text:span><text:span text:style-name="T10">()</text:span></text:p>
      <text:p text:style-name="P15"><text:span text:style-name="T12"/></text:p>
      <text:p text:style-name="P15"><text:span text:style-name="T14">Output:</text:span></text:p>
      <text:p text:style-name="P11">Expand Node | Fringe</text:p>
      <text:p text:style-name="P11">--------------------</text:p>
      <text:p text:style-name="P11">- <text:s text:c="10"/>| A</text:p>
      <text:p text:style-name="P11">A <text:s text:c="10"/>| B, S</text:p>
      <text:p text:style-name="P11">S <text:s text:c="10"/>| B, G, C</text:p>
      <text:p text:style-name="P11">C <text:s text:c="10"/>| B, G, F, E, D</text:p>
      <text:p text:style-name="P11">D <text:s text:c="10"/>| B, G, F, E</text:p>
      <text:p text:style-name="P11">E <text:s text:c="10"/>| B, G, F, H</text:p>
      <text:p text:style-name="P11">H <text:s text:c="10"/>| </text:p>
      <text:p text:style-name="Text_20_body"><text:span text:style-name="T11">Path: A =&gt; S =&gt; C =&gt; E =&gt; H</text:span><text:line-break/></text:p>
      <text:p text:style-name="P3"/>
      <text:p text:style-name="P2"/>
      <text:h text:style-name="P27" text:outline-level="1"><text:bookmark-start text:name="__RefHeading___Toc13762_1190177895"/>05. Depth Limited Search<text:bookmark-end text:name="__RefHeading___Toc13762_1190177895"/></text:h>
      <text:h text:style-name="P22" text:outline-level="3"><text:bookmark-start text:name="__RefHeading___Toc13764_1190177895"/>Source Code:<text:bookmark-end text:name="__RefHeading___Toc13764_1190177895"/></text:h>
      <text:p text:style-name="P15"><text:span text:style-name="T34"><text:line-break/></text:span><text:span text:style-name="T4">from </text:span><text:span text:style-name="T10">collections </text:span><text:span text:style-name="T4">import </text:span><text:span text:style-name="T10">deque</text:span><text:span text:style-name="T34"><text:line-break/></text:span><text:span text:style-name="T4">class </text:span><text:span text:style-name="T10">Graph:</text:span><text:span text:style-name="T34"><text:line-break/></text:span><text:span text:style-name="T10"> <text:s text:c="3"/></text:span><text:span text:style-name="T4">def </text:span><text:span text:style-name="T17">__init__</text:span><text:span text:style-name="T10">(</text:span><text:span text:style-name="T20">self</text:span><text:span text:style-name="T10">, directed=</text:span><text:span text:style-name="T4">True</text:span><text:span text:style-name="T10">):</text:span><text:span text:style-name="T34"><text:line-break/></text:span><text:span text:style-name="T10"> <text:s text:c="7"/></text:span><text:span text:style-name="T20">self</text:span><text:span text:style-name="T10">.edges = {}</text:span><text:span text:style-name="T34"><text:line-break/></text:span><text:span text:style-name="T10"> <text:s text:c="7"/></text:span><text:span text:style-name="T20">self</text:span><text:span text:style-name="T10">.directed = directed</text:span><text:span text:style-name="T34"><text:line-break/><text:line-break/></text:span><text:span text:style-name="T10"> <text:s text:c="3"/></text:span><text:span text:style-name="T4">def </text:span><text:span text:style-name="T10">add_edge(</text:span><text:span text:style-name="T20">self</text:span><text:span text:style-name="T10">, node1, node2, __reversed=</text:span><text:span text:style-name="T4">False</text:span><text:span text:style-name="T10">):</text:span><text:span text:style-name="T34"><text:line-break/></text:span><text:span text:style-name="T10"> <text:s text:c="7"/></text:span><text:span text:style-name="T4">try</text:span><text:span text:style-name="T10">: neighbors = </text:span><text:span text:style-name="T20">self</text:span><text:span text:style-name="T10">.edges[node1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neighbors = </text:span><text:span text:style-name="T7">set</text:span><text:span text:style-name="T10">()</text:span><text:span text:style-name="T34"><text:line-break/></text:span><text:span text:style-name="T10"> <text:s text:c="7"/>neighbors.add(node2)</text:span><text:span text:style-name="T34"><text:line-break/></text:span><text:span text:style-name="T10"> <text:s text:c="7"/></text:span><text:span text:style-name="T20">self</text:span><text:span text:style-name="T10">.edges[node1] = neighbors</text:span><text:span text:style-name="T34"><text:line-break/></text:span><text:span text:style-name="T10"> <text:s text:c="7"/></text:span><text:span text:style-name="T4">if not </text:span><text:span text:style-name="T20">self</text:span><text:span text:style-name="T10">.directed </text:span><text:span text:style-name="T4">and not </text:span><text:span text:style-name="T10">__reversed: </text:span><text:span text:style-name="T20">self</text:span><text:span text:style-name="T10">.add_edge(node2, node1, </text:span><text:span text:style-name="T4">True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0">neighbors(</text:span><text:span text:style-name="T20">self</text:span><text:span text:style-name="T10">, node):</text:span><text:span text:style-name="T34"><text:line-break/></text:span><text:span text:style-name="T10"> <text:s text:c="7"/></text:span><text:span text:style-name="T4">try</text:span><text:span text:style-name="T10">: </text:span><text:span text:style-name="T4">return </text:span><text:span text:style-name="T20">self</text:span><text:span text:style-name="T10">.edges[node]</text:span><text:span text:style-name="T34"><text:line-break/></text:span><text:span text:style-name="T10"> <text:s text:c="7"/></text:span><text:span text:style-name="T4">except </text:span><text:span text:style-name="T7">KeyError</text:span><text:span text:style-name="T10">: </text:span><text:span text:style-name="T4">return </text:span><text:span text:style-name="T10">[]</text:span><text:span text:style-name="T34"><text:line-break/><text:line-break/></text:span><text:span text:style-name="T10"> <text:s text:c="3"/></text:span><text:span text:style-name="T4">def </text:span><text:span text:style-name="T10">depth_limited_search(</text:span><text:span text:style-name="T20">self</text:span><text:span text:style-name="T10">, start, goal, limit=-</text:span><text:span text:style-name="T23">1</text:span><text:span text:style-name="T10">):</text:span><text:span text:style-name="T34"><text:line-break/></text:span><text:span text:style-name="T10"> <text:s text:c="7"/></text:span><text:span text:style-name="T7">print</text:span><text:span text:style-name="T10">(</text:span><text:span text:style-name="T25">'Depth limit ='</text:span><text:span text:style-name="T10">, limit)</text:span><text:span text:style-name="T34"><text:line-break/></text:span><text:span text:style-name="T10"> <text:s text:c="7"/>found, fringe, visited, came_from = </text:span><text:span text:style-name="T4">False</text:span><text:span text:style-name="T10">, deque([(</text:span><text:span text:style-name="T23">0</text:span><text:span text:style-name="T10">, start)]), </text:span><text:span text:style-name="T7">set</text:span><text:span text:style-name="T10">([start]), {start: </text:span><text:span text:style-name="T4">None</text:span><text:span text:style-name="T10">}</text:span><text:span text:style-name="T34"><text:line-break/></text:span><text:span text:style-name="T10"> <text:s text:c="7"/></text:span><text:span text:style-name="T7">print</text:span><text:span text:style-name="T10">(</text:span><text:span text:style-name="T25">'{:11s} | {}'</text:span><text:span text:style-name="T10">.format(</text:span><text:span text:style-name="T25">'Expand Node'</text:span><text:span text:style-name="T10">, </text:span><text:span text:style-name="T25">'Fringe'</text:span><text:span text:style-name="T10">))</text:span><text:span text:style-name="T34"><text:line-break/></text:span><text:span text:style-name="T10"> <text:s text:c="7"/></text:span><text:span text:style-name="T7">print</text:span><text:span text:style-name="T10">(</text:span><text:span text:style-name="T25">'--------------------'</text:span><text:span text:style-name="T10">)</text:span><text:span text:style-name="T34"><text:line-break/></text:span><text:span text:style-name="T10"> <text:s text:c="7"/></text:span><text:span text:style-name="T7">print</text:span><text:span text:style-name="T10">(</text:span><text:span text:style-name="T25">'{:11s} | {}'</text:span><text:span text:style-name="T10">.format(</text:span><text:span text:style-name="T25">'-'</text:span><text:span text:style-name="T10">, start))</text:span><text:span text:style-name="T34"><text:line-break/></text:span><text:span text:style-name="T10"> <text:s text:c="7"/></text:span><text:span text:style-name="T4">while not </text:span><text:span text:style-name="T10">found </text:span><text:span text:style-name="T4">and </text:span><text:span text:style-name="T7">len</text:span><text:span text:style-name="T10">(fringe):</text:span><text:span text:style-name="T34"><text:line-break/></text:span><text:span text:style-name="T10"> <text:s text:c="11"/>depth, current = fringe.pop()</text:span><text:span text:style-name="T34"><text:line-break/></text:span><text:span text:style-name="T10"> <text:s text:c="11"/></text:span><text:span text:style-name="T7">print</text:span><text:span text:style-name="T10">(</text:span><text:span text:style-name="T25">'{:11s}'</text:span><text:span text:style-name="T10">.format(current), </text:span><text:span text:style-name="T29">end</text:span><text:span text:style-name="T10">=</text:span><text:span text:style-name="T25">' | '</text:span><text:span text:style-name="T10">)</text:span><text:span text:style-name="T34"><text:line-break/></text:span><text:span text:style-name="T10"> <text:s text:c="11"/></text:span><text:span text:style-name="T4">if </text:span><text:span text:style-name="T10">current == goal: found = </text:span><text:span text:style-name="T4">True</text:span><text:span text:style-name="T10">; </text:span><text:span text:style-name="T4">break</text:span><text:span text:style-name="T34"><text:line-break/></text:span><text:span text:style-name="T4"> <text:s text:c="11"/>if </text:span><text:span text:style-name="T10">limit == -</text:span><text:span text:style-name="T23">1 </text:span><text:span text:style-name="T4">or </text:span><text:span text:style-name="T10">depth &lt; limit:</text:span><text:span text:style-name="T34"><text:line-break/></text:span><text:span text:style-name="T10"> <text:s text:c="15"/></text:span><text:span text:style-name="T4">for </text:span><text:span text:style-name="T10">node </text:span><text:span text:style-name="T4">in </text:span><text:span text:style-name="T20">self</text:span><text:span text:style-name="T10">.neighbors(current):</text:span><text:span text:style-name="T34"><text:line-break/></text:span><text:span text:style-name="T10"> <text:s text:c="19"/></text:span><text:span text:style-name="T4">if </text:span><text:span text:style-name="T10">node </text:span><text:span text:style-name="T4">not in </text:span><text:span text:style-name="T10">visited:</text:span><text:span text:style-name="T34"><text:line-break/></text:span><text:span text:style-name="T10"> <text:s text:c="23"/>visited.add(node); fringe.append((depth + </text:span><text:span text:style-name="T23">1</text:span><text:span text:style-name="T10">, node))</text:span><text:span text:style-name="T34"><text:line-break/></text:span><text:span text:style-name="T10"> <text:s text:c="23"/>came_from[node] = current</text:span><text:span text:style-name="T34"><text:line-break/></text:span><text:span text:style-name="T10"> <text:s text:c="11"/></text:span><text:span text:style-name="T7">print</text:span><text:span text:style-name="T10">(</text:span><text:span text:style-name="T25">', '</text:span><text:span text:style-name="T10">.join([n </text:span><text:span text:style-name="T4">for </text:span><text:span text:style-name="T10">_, n </text:span><text:span text:style-name="T4">in </text:span><text:span text:style-name="T10">fringe]))</text:span><text:span text:style-name="T34"><text:line-break/></text:span><text:span text:style-name="T10"> <text:s text:c="7"/></text:span><text:span text:style-name="T4">if </text:span><text:span text:style-name="T10">found: </text:span><text:span text:style-name="T7">print</text:span><text:span text:style-name="T10">(); </text:span><text:span text:style-name="T4">return </text:span><text:span text:style-name="T10">came_from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</text:span><text:span text:style-name="T25">'No path from {} to {}'</text:span><text:span text:style-name="T10">.format(start, goal))</text:span><text:span text:style-name="T34"><text:line-break/><text:line-break/></text:span><text:span text:style-name="T10"> <text:s text:c="3"/></text:span><text:span text:style-name="T32">@staticmethod</text:span><text:span text:style-name="T34"><text:line-break/></text:span><text:span text:style-name="T32"> <text:s text:c="3"/></text:span><text:span text:style-name="T4">def </text:span><text:span text:style-name="T10">print_path(came_from, goal):</text:span><text:span text:style-name="T34"><text:line-break/></text:span><text:span text:style-name="T10"> <text:s text:c="7"/>parent = came_from[goal]</text:span><text:span text:style-name="T34"><text:line-break/></text:span><text:span text:style-name="T10"> <text:s text:c="7"/></text:span><text:span text:style-name="T4">if </text:span><text:span text:style-name="T10">parent:</text:span><text:span text:style-name="T34"><text:line-break/></text:span><text:span text:style-name="T10"> <text:s text:c="11"/>Graph.print_path(came_from, parent)</text:span><text:span text:style-name="T34"><text:line-break/></text:span><text:span text:style-name="T10"> <text:s text:c="7"/></text:span><text:span text:style-name="T4">else</text:span><text:span text:style-name="T10">: </text:span><text:span text:style-name="T7">print</text:span><text:span text:style-name="T10">(goal, </text:span><text:span text:style-name="T29">end</text:span><text:span text:style-name="T10">=</text:span><text:span text:style-name="T25">''</text:span><text:span text:style-name="T10">);</text:span><text:span text:style-name="T4">return</text:span><text:span text:style-name="T34"><text:line-break/></text:span><text:span text:style-name="T4"> <text:s text:c="7"/></text:span><text:span text:style-name="T7">print</text:span><text:span text:style-name="T10">(</text:span><text:span text:style-name="T25">' =&gt;'</text:span><text:span text:style-name="T10">, goal, </text:span><text:span text:style-name="T29">end</text:span><text:span text:style-name="T10">=</text:span><text:span text:style-name="T25">''</text:span><text:span text:style-name="T10">)</text:span><text:span text:style-name="T34"><text:line-break/><text:line-break/></text:span><text:span text:style-name="T10"> <text:s text:c="3"/></text:span><text:span text:style-name="T4">def </text:span><text:span text:style-name="T17">__str__</text:span><text:span text:style-name="T10">(</text:span><text:span text:style-name="T20">self</text:span><text:span text:style-name="T10">):</text:span><text:span text:style-name="T34"><text:line-break/></text:span><text:span text:style-name="T10"> <text:s text:c="7"/></text:span><text:span text:style-name="T4">return </text:span><text:span text:style-name="T7">str</text:span><text:span text:style-name="T10">(</text:span><text:span text:style-name="T20">self</text:span><text:span text:style-name="T10">.edges)</text:span><text:span text:style-name="T34"><text:line-break/><text:line-break/></text:span><text:span text:style-name="T10">graph = Graph(</text:span><text:span text:style-name="T29">directed</text:span><text:span text:style-name="T10">=</text:span><text:span text:style-name="T4">False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B'</text:span><text:span text:style-name="T10">)</text:span><text:span text:style-name="T34"><text:line-break/></text:span><text:span text:style-name="T10">graph.add_edge(</text:span><text:span text:style-name="T25">'A'</text:span><text:span text:style-name="T10">, </text:span><text:span text:style-name="T25">'S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G'</text:span><text:span text:style-name="T10">)</text:span><text:span text:style-name="T34"><text:line-break/></text:span><text:span text:style-name="T10">graph.add_edge(</text:span><text:span text:style-name="T25">'S'</text:span><text:span text:style-name="T10">, </text:span><text:span text:style-name="T25">'C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F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F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D'</text:span><text:span text:style-name="T10">)</text:span><text:span text:style-name="T34"><text:line-break/></text:span><text:span text:style-name="T10">graph.add_edge(</text:span><text:span text:style-name="T25">'C'</text:span><text:span text:style-name="T10">, </text:span><text:span text:style-name="T25">'E'</text:span><text:span text:style-name="T10">)</text:span><text:span text:style-name="T34"><text:line-break/></text:span><text:span text:style-name="T10">graph.add_edge(</text:span><text:span text:style-name="T25">'E'</text:span><text:span text:style-name="T10">, </text:span><text:span text:style-name="T25">'H'</text:span><text:span text:style-name="T10">)</text:span><text:span text:style-name="T34"><text:line-break/></text:span><text:span text:style-name="T10">graph.add_edge(</text:span><text:span text:style-name="T25">'G'</text:span><text:span text:style-name="T10">, </text:span><text:span text:style-name="T25">'H'</text:span><text:span text:style-name="T10">)</text:span><text:span text:style-name="T34"><text:line-break/></text:span><text:span text:style-name="T10">start, goal, l = </text:span><text:span text:style-name="T25">'A'</text:span><text:span text:style-name="T10">, </text:span><text:span text:style-name="T25">'H'</text:span><text:span text:style-name="T10">, </text:span><text:span text:style-name="T23">3</text:span><text:span text:style-name="T34"><text:line-break/></text:span><text:soft-page-break/><text:span text:style-name="T10">traced_path = graph.depth_limited_search(start, goal, l)</text:span><text:span text:style-name="T34"><text:line-break/></text:span><text:span text:style-name="T4">if </text:span><text:span text:style-name="T10">(traced_path): </text:span><text:span text:style-name="T7">print</text:span><text:span text:style-name="T10">(</text:span><text:span text:style-name="T25">'Path:'</text:span><text:span text:style-name="T10">, </text:span><text:span text:style-name="T29">end</text:span><text:span text:style-name="T10">=</text:span><text:span text:style-name="T25">' '</text:span><text:span text:style-name="T10">); Graph.print_path(traced_path, goal);</text:span><text:span text:style-name="T7">print</text:span><text:span text:style-name="T10">()</text:span></text:p>
      <text:p text:style-name="P15"><text:span text:style-name="T10"/></text:p>
      <text:h text:style-name="Heading_20_3" text:outline-level="3"><text:bookmark-start text:name="__RefHeading___Toc7909_2380777322"/>Output:<text:bookmark-end text:name="__RefHeading___Toc7909_2380777322"/></text:h>
      <text:p text:style-name="P8">Depth limit = 3</text:p>
      <text:p text:style-name="P8">Expand Node | Fringe</text:p>
      <text:p text:style-name="P8">--------------------</text:p>
      <text:p text:style-name="P8">- <text:s text:c="10"/>| A</text:p>
      <text:p text:style-name="P8">A <text:s text:c="10"/>| S, B</text:p>
      <text:p text:style-name="P8">B <text:s text:c="10"/>| S</text:p>
      <text:p text:style-name="P8">S <text:s text:c="10"/>| C, G</text:p>
      <text:p text:style-name="P8">G <text:s text:c="10"/>| C, H, F</text:p>
      <text:p text:style-name="P8">F <text:s text:c="10"/>| C, H</text:p>
      <text:p text:style-name="P8">H <text:s text:c="10"/>| </text:p>
      <text:p text:style-name="P8">Path: A =&gt; S =&gt; G =&gt; H</text:p>
      <text:h text:style-name="P27" text:outline-level="1"><text:bookmark-start text:name="__RefHeading___Toc13768_1190177895"/>06. Best First Search<text:bookmark-end text:name="__RefHeading___Toc13768_1190177895"/></text:h>
      <text:h text:style-name="P23" text:outline-level="3"><text:bookmark-start text:name="__RefHeading___Toc13770_1190177895"/><text:line-break/><text:span text:style-name="T36">Source Code:</text:span><text:bookmark-end text:name="__RefHeading___Toc13770_1190177895"/></text:h>
      <text:p text:style-name="P4"><text:span text:style-name="T2">from </text:span><text:span text:style-name="T8">queue </text:span><text:span text:style-name="T2">import </text:span><text:span text:style-name="T8">heappop, heappush</text:span><text:line-break/><text:span text:style-name="T2">from </text:span><text:span text:style-name="T8">math </text:span><text:span text:style-name="T2">import </text:span><text:span text:style-name="T8">inf</text:span><text:line-break/><text:line-break/><text:span text:style-name="T2">class </text:span><text:span text:style-name="T8">Graph:</text:span><text:line-break/><text:span text:style-name="T8"> <text:s text:c="3"/></text:span><text:span text:style-name="T2">def </text:span><text:span text:style-name="T15">__init__</text:span><text:span text:style-name="T8">(</text:span><text:span text:style-name="T18">self</text:span><text:span text:style-name="T8">, directed=</text:span><text:span text:style-name="T2">True</text:span><text:span text:style-name="T8">):</text:span><text:line-break/><text:span text:style-name="T8"> <text:s text:c="7"/></text:span><text:span text:style-name="T18">self</text:span><text:span text:style-name="T8">.edges = {}</text:span><text:line-break/><text:span text:style-name="T8"> <text:s text:c="7"/></text:span><text:span text:style-name="T18">self</text:span><text:span text:style-name="T8">.huristics = {}</text:span><text:line-break/><text:span text:style-name="T8"> <text:s text:c="7"/></text:span><text:span text:style-name="T18">self</text:span><text:span text:style-name="T8">.directed = directed</text:span><text:line-break/><text:line-break/><text:span text:style-name="T8"> <text:s text:c="3"/></text:span><text:span text:style-name="T2">def </text:span><text:span text:style-name="T8">add_edge(</text:span><text:span text:style-name="T18">self</text:span><text:span text:style-name="T8">, node1, node2, cost = </text:span><text:span text:style-name="T21">1</text:span><text:span text:style-name="T8">, __reversed=</text:span><text:span text:style-name="T2">False</text:span><text:span text:style-name="T8">):</text:span><text:line-break/><text:span text:style-name="T8"> <text:s text:c="7"/></text:span><text:span text:style-name="T2">try</text:span><text:span text:style-name="T8">: neighbors = </text:span><text:span text:style-name="T18">self</text:span><text:span text:style-name="T8">.edges[node1]</text:span><text:line-break/><text:span text:style-name="T8"> <text:s text:c="7"/></text:span><text:span text:style-name="T2">except </text:span><text:span text:style-name="T3">KeyError</text:span><text:span text:style-name="T8">: neighbors = {}</text:span><text:line-break/><text:span text:style-name="T8"> <text:s text:c="7"/>neighbors[node2] = cost</text:span><text:line-break/><text:span text:style-name="T8"> <text:s text:c="7"/></text:span><text:span text:style-name="T18">self</text:span><text:span text:style-name="T8">.edges[node1] = neighbors</text:span><text:line-break/><text:span text:style-name="T8"> <text:s text:c="7"/></text:span><text:span text:style-name="T2">if not </text:span><text:span text:style-name="T18">self</text:span><text:span text:style-name="T8">.directed </text:span><text:span text:style-name="T2">and not </text:span><text:span text:style-name="T8">__reversed: </text:span><text:span text:style-name="T18">self</text:span><text:span text:style-name="T8">.add_edge(node2, node1, cost, </text:span><text:span text:style-name="T2">True</text:span><text:span text:style-name="T8">)</text:span><text:line-break/><text:line-break/><text:span text:style-name="T8"> <text:s text:c="3"/></text:span><text:span text:style-name="T2">def </text:span><text:span text:style-name="T8">set_huristics(</text:span><text:span text:style-name="T18">self</text:span><text:span text:style-name="T8">, huristics={}):</text:span><text:line-break/><text:span text:style-name="T8"> <text:s text:c="7"/></text:span><text:span text:style-name="T18">self</text:span><text:span text:style-name="T8">.huristics = huristics</text:span><text:line-break/><text:line-break/><text:span text:style-name="T8"> <text:s text:c="3"/></text:span><text:span text:style-name="T2">def </text:span><text:span text:style-name="T8">neighbors(</text:span><text:span text:style-name="T18">self</text:span><text:span text:style-name="T8">, node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]</text:span><text:line-break/><text:span text:style-name="T8"> <text:s text:c="7"/></text:span><text:span text:style-name="T2">except </text:span><text:span text:style-name="T3">KeyError</text:span><text:span text:style-name="T8">: </text:span><text:span text:style-name="T2">return </text:span><text:span text:style-name="T8">[]</text:span><text:line-break/><text:line-break/><text:span text:style-name="T8"> <text:s text:c="3"/></text:span><text:span text:style-name="T2">def </text:span><text:span text:style-name="T8">cost(</text:span><text:span text:style-name="T18">self</text:span><text:span text:style-name="T8">, node1, node2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1][node2]</text:span><text:line-break/><text:span text:style-name="T8"> <text:s text:c="7"/></text:span><text:span text:style-name="T2">except</text:span><text:span text:style-name="T8">: </text:span><text:span text:style-name="T2">return </text:span><text:span text:style-name="T8">inf</text:span><text:line-break/><text:line-break/><text:line-break/><text:span text:style-name="T8"> <text:s text:c="3"/></text:span><text:span text:style-name="T2">def </text:span><text:span text:style-name="T8">best_first_search(</text:span><text:span text:style-name="T18">self</text:span><text:span text:style-name="T8">, start, goal):</text:span><text:line-break/><text:span text:style-name="T8"> <text:s text:c="7"/>found, fringe, visited, came_from, cost_so_far = </text:span><text:span text:style-name="T2">False</text:span><text:span text:style-name="T8">, [(</text:span><text:span text:style-name="T18">self</text:span><text:span text:style-name="T8">.huristics[start], start)], </text:span><text:span text:style-name="T3">set</text:span><text:span text:style-name="T8">([start]), {start: </text:span><text:span text:style-name="T2">None</text:span><text:span text:style-name="T8">}, {start: </text:span><text:span text:style-name="T21">0</text:span><text:span text:style-name="T8">}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Expand Node'</text:span><text:span text:style-name="T8">, </text:span><text:span text:style-name="T24">'Fringe'</text:span><text:span text:style-name="T8">))</text:span><text:line-break/><text:span text:style-name="T8"> <text:s text:c="7"/></text:span><text:span text:style-name="T3">print</text:span><text:span text:style-name="T8">(</text:span><text:span text:style-name="T24">'--------------------'</text:span><text:span text:style-name="T8">)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-'</text:span><text:span text:style-name="T8">, </text:span><text:span text:style-name="T3">str</text:span><text:span text:style-name="T8">(fringe[</text:span><text:span text:style-name="T21">0</text:span><text:span text:style-name="T8">])))</text:span><text:line-break/><text:span text:style-name="T8"> <text:s text:c="7"/></text:span><text:span text:style-name="T2">while not </text:span><text:span text:style-name="T8">found </text:span><text:span text:style-name="T2">and </text:span><text:span text:style-name="T3">len</text:span><text:span text:style-name="T8">(fringe):</text:span><text:line-break/><text:span text:style-name="T8"> <text:s text:c="11"/>_, current = heappop(fringe)</text:span><text:line-break/><text:span text:style-name="T8"> <text:s text:c="11"/></text:span><text:span text:style-name="T3">print</text:span><text:span text:style-name="T8">(</text:span><text:span text:style-name="T24">'{:11s}'</text:span><text:span text:style-name="T8">.format(current), </text:span><text:span text:style-name="T27">end</text:span><text:span text:style-name="T8">=</text:span><text:span text:style-name="T24">' | '</text:span><text:span text:style-name="T8">)</text:span><text:line-break/><text:span text:style-name="T8"> <text:s text:c="11"/></text:span><text:span text:style-name="T2">if </text:span><text:span text:style-name="T8">current == goal: found = </text:span><text:span text:style-name="T2">True</text:span><text:span text:style-name="T8">; </text:span><text:span text:style-name="T2">break</text:span><text:line-break/><text:span text:style-name="T2"> <text:s text:c="11"/>for </text:span><text:span text:style-name="T8">node </text:span><text:span text:style-name="T2">in </text:span><text:span text:style-name="T18">self</text:span><text:span text:style-name="T8">.neighbors(current):</text:span><text:line-break/><text:span text:style-name="T8"> <text:s text:c="15"/>new_cost = cost_so_far[current] + </text:span><text:span text:style-name="T18">self</text:span><text:span text:style-name="T8">.cost(current, node)</text:span><text:line-break/><text:span text:style-name="T8"> <text:s text:c="15"/></text:span><text:span text:style-name="T2">if </text:span><text:span text:style-name="T8">node </text:span><text:span text:style-name="T2">not in </text:span><text:span text:style-name="T8">visited </text:span><text:span text:style-name="T2">or </text:span><text:span text:style-name="T8">cost_so_far[node] &gt; new_cost:</text:span><text:line-break/><text:span text:style-name="T8"> <text:s text:c="19"/>visited.add(node); came_from[node] = current; cost_so_far[node] = new_cost</text:span><text:line-break/><text:span text:style-name="T8"> <text:s text:c="19"/>heappush(fringe, (new_cost + </text:span><text:span text:style-name="T18">self</text:span><text:span text:style-name="T8">.huristics[node], node))</text:span><text:line-break/><text:span text:style-name="T8"> <text:s text:c="11"/></text:span><text:span text:style-name="T3">print</text:span><text:span text:style-name="T8">(</text:span><text:span text:style-name="T24">', '</text:span><text:span text:style-name="T8">.join([</text:span><text:span text:style-name="T3">str</text:span><text:span text:style-name="T8">(n) </text:span><text:span text:style-name="T2">for </text:span><text:span text:style-name="T8">n </text:span><text:span text:style-name="T2">in </text:span><text:span text:style-name="T8">fringe]))</text:span><text:line-break/><text:span text:style-name="T8"> <text:s text:c="7"/></text:span><text:span text:style-name="T2">if </text:span><text:span text:style-name="T8">found: </text:span><text:span text:style-name="T3">print</text:span><text:span text:style-name="T8">(); </text:span><text:span text:style-name="T2">return </text:span><text:span text:style-name="T8">came_from, cost_so_far[goal]</text:span><text:line-break/><text:span text:style-name="T8"> <text:s text:c="7"/></text:span><text:span text:style-name="T2">else</text:span><text:span text:style-name="T8">: </text:span><text:span text:style-name="T3">print</text:span><text:span text:style-name="T8">(</text:span><text:span text:style-name="T24">'No path from {} to {}'</text:span><text:span text:style-name="T8">.format(start, goal)); </text:span><text:span text:style-name="T2">return None</text:span><text:span text:style-name="T8">, inf</text:span><text:line-break/><text:line-break/><text:span text:style-name="T8"> <text:s text:c="3"/></text:span><text:span text:style-name="T30">@staticmethod</text:span><text:line-break/><text:span text:style-name="T30"> <text:s text:c="3"/></text:span><text:span text:style-name="T2">def </text:span><text:span text:style-name="T8">print_path(came_from, goal):</text:span><text:line-break/><text:span text:style-name="T8"> <text:s text:c="7"/>parent = came_from[goal]</text:span><text:line-break/><text:span text:style-name="T8"> <text:s text:c="7"/></text:span><text:span text:style-name="T2">if </text:span><text:span text:style-name="T8">parent:</text:span><text:line-break/><text:span text:style-name="T8"> <text:s text:c="11"/>Graph.print_path(came_from, parent)</text:span><text:line-break/><text:span text:style-name="T8"> <text:s text:c="7"/></text:span><text:span text:style-name="T2">else</text:span><text:span text:style-name="T8">: </text:span><text:span text:style-name="T3">print</text:span><text:span text:style-name="T8">(goal, </text:span><text:span text:style-name="T27">end</text:span><text:span text:style-name="T8">=</text:span><text:span text:style-name="T24">''</text:span><text:span text:style-name="T8">);</text:span><text:span text:style-name="T2">return</text:span><text:line-break/><text:span text:style-name="T2"> <text:s text:c="7"/></text:span><text:span text:style-name="T3">print</text:span><text:span text:style-name="T8">(</text:span><text:span text:style-name="T24">' =&gt;'</text:span><text:span text:style-name="T8">, goal, </text:span><text:span text:style-name="T27">end</text:span><text:span text:style-name="T8">=</text:span><text:span text:style-name="T24">''</text:span><text:span text:style-name="T8">)</text:span><text:line-break/><text:line-break/><text:line-break/><text:span text:style-name="T8"> <text:s text:c="3"/></text:span><text:span text:style-name="T2">def </text:span><text:span text:style-name="T15">__str__</text:span><text:span text:style-name="T8">(</text:span><text:span text:style-name="T18">self</text:span><text:span text:style-name="T8">):</text:span><text:line-break/><text:span text:style-name="T8"> <text:s text:c="7"/></text:span><text:span text:style-name="T2">return </text:span><text:span text:style-name="T3">str</text:span><text:span text:style-name="T8">(</text:span><text:span text:style-name="T18">self</text:span><text:span text:style-name="T8">.edges)</text:span><text:line-break/><text:line-break/><text:soft-page-break/><text:line-break/><text:span text:style-name="T8">graph = Graph(</text:span><text:span text:style-name="T27">directed</text:span><text:span text:style-name="T8">=</text:span><text:span text:style-name="T2">True</text:span><text:span text:style-name="T8">)</text:span><text:line-break/><text:span text:style-name="T8">graph.add_edge(</text:span><text:span text:style-name="T24">'A'</text:span><text:span text:style-name="T8">, </text:span><text:span text:style-name="T24">'B'</text:span><text:span text:style-name="T8">, </text:span><text:span text:style-name="T21">4</text:span><text:span text:style-name="T8">)</text:span><text:line-break/><text:span text:style-name="T8">graph.add_edge(</text:span><text:span text:style-name="T24">'A'</text:span><text:span text:style-name="T8">, </text:span><text:span text:style-name="T24">'C'</text:span><text:span text:style-name="T8">, </text:span><text:span text:style-name="T21">1</text:span><text:span text:style-name="T8">)</text:span><text:line-break/><text:span text:style-name="T8">graph.add_edge(</text:span><text:span text:style-name="T24">'B'</text:span><text:span text:style-name="T8">, </text:span><text:span text:style-name="T24">'D'</text:span><text:span text:style-name="T8">, </text:span><text:span text:style-name="T21">3</text:span><text:span text:style-name="T8">)</text:span><text:line-break/><text:span text:style-name="T8">graph.add_edge(</text:span><text:span text:style-name="T24">'B'</text:span><text:span text:style-name="T8">, </text:span><text:span text:style-name="T24">'E'</text:span><text:span text:style-name="T8">, </text:span><text:span text:style-name="T21">8</text:span><text:span text:style-name="T8">)</text:span><text:line-break/><text:span text:style-name="T8">graph.add_edge(</text:span><text:span text:style-name="T24">'C'</text:span><text:span text:style-name="T8">, </text:span><text:span text:style-name="T24">'C'</text:span><text:span text:style-name="T8">, </text:span><text:span text:style-name="T21">0</text:span><text:span text:style-name="T8">)</text:span><text:line-break/><text:span text:style-name="T8">graph.add_edge(</text:span><text:span text:style-name="T24">'C'</text:span><text:span text:style-name="T8">, </text:span><text:span text:style-name="T24">'D'</text:span><text:span text:style-name="T8">, </text:span><text:span text:style-name="T21">7</text:span><text:span text:style-name="T8">)</text:span><text:line-break/><text:span text:style-name="T8">graph.add_edge(</text:span><text:span text:style-name="T24">'C'</text:span><text:span text:style-name="T8">, </text:span><text:span text:style-name="T24">'F'</text:span><text:span text:style-name="T8">, </text:span><text:span text:style-name="T21">6</text:span><text:span text:style-name="T8">)</text:span><text:line-break/><text:span text:style-name="T8">graph.add_edge(</text:span><text:span text:style-name="T24">'D'</text:span><text:span text:style-name="T8">, </text:span><text:span text:style-name="T24">'C'</text:span><text:span text:style-name="T8">, </text:span><text:span text:style-name="T21">2</text:span><text:span text:style-name="T8">)</text:span><text:line-break/><text:span text:style-name="T8">graph.add_edge(</text:span><text:span text:style-name="T24">'D'</text:span><text:span text:style-name="T8">, </text:span><text:span text:style-name="T24">'E'</text:span><text:span text:style-name="T8">, </text:span><text:span text:style-name="T21">4</text:span><text:span text:style-name="T8">)</text:span><text:line-break/><text:span text:style-name="T8">graph.add_edge(</text:span><text:span text:style-name="T24">'E'</text:span><text:span text:style-name="T8">, </text:span><text:span text:style-name="T24">'G'</text:span><text:span text:style-name="T8">, </text:span><text:span text:style-name="T21">2</text:span><text:span text:style-name="T8">)</text:span><text:line-break/><text:span text:style-name="T8">graph.add_edge(</text:span><text:span text:style-name="T24">'F'</text:span><text:span text:style-name="T8">, </text:span><text:span text:style-name="T24">'G'</text:span><text:span text:style-name="T8">, </text:span><text:span text:style-name="T21">8</text:span><text:span text:style-name="T8">)</text:span><text:line-break/><text:span text:style-name="T8">graph.set_huristics({</text:span><text:span text:style-name="T24">'A'</text:span><text:span text:style-name="T8">: </text:span><text:span text:style-name="T21">8</text:span><text:span text:style-name="T8">, </text:span><text:span text:style-name="T24">'B'</text:span><text:span text:style-name="T8">: </text:span><text:span text:style-name="T21">8</text:span><text:span text:style-name="T8">, </text:span><text:span text:style-name="T24">'C'</text:span><text:span text:style-name="T8">: </text:span><text:span text:style-name="T21">6</text:span><text:span text:style-name="T8">, </text:span><text:span text:style-name="T24">'D'</text:span><text:span text:style-name="T8">: </text:span><text:span text:style-name="T21">5</text:span><text:span text:style-name="T8">, </text:span><text:span text:style-name="T24">'E'</text:span><text:span text:style-name="T8">: </text:span><text:span text:style-name="T21">1</text:span><text:span text:style-name="T8">, </text:span><text:span text:style-name="T24">'F'</text:span><text:span text:style-name="T8">: </text:span><text:span text:style-name="T21">4</text:span><text:span text:style-name="T8">, </text:span><text:span text:style-name="T24">'G'</text:span><text:span text:style-name="T8">: </text:span><text:span text:style-name="T21">0</text:span><text:span text:style-name="T8">})</text:span><text:line-break/><text:span text:style-name="T8">start, goal = </text:span><text:span text:style-name="T24">'A'</text:span><text:span text:style-name="T8">, </text:span><text:span text:style-name="T24">'G'</text:span><text:line-break/><text:span text:style-name="T8">traced_path, cost = graph.best_first_search(start, goal)</text:span><text:line-break/><text:span text:style-name="T2">if </text:span><text:span text:style-name="T8">(traced_path): </text:span><text:span text:style-name="T3">print</text:span><text:span text:style-name="T8">(</text:span><text:span text:style-name="T24">'Path:'</text:span><text:span text:style-name="T8">, </text:span><text:span text:style-name="T27">end</text:span><text:span text:style-name="T8">=</text:span><text:span text:style-name="T24">' '</text:span><text:span text:style-name="T8">); Graph.print_path(traced_path, goal); </text:span><text:span text:style-name="T3">print</text:span><text:span text:style-name="T8">(</text:span><text:span text:style-name="T24">'</text:span><text:span text:style-name="T2">\n</text:span><text:span text:style-name="T24">Cost:'</text:span><text:span text:style-name="T8">, cost)</text:span><text:line-break/></text:p>
      <text:p text:style-name="P3"/>
      <text:h text:style-name="P22" text:outline-level="3"><text:bookmark-start text:name="__RefHeading___Toc13772_1190177895"/>Output:<text:bookmark-end text:name="__RefHeading___Toc13772_1190177895"/></text:h>
      <text:p text:style-name="P9">Expand Node | Fringe</text:p>
      <text:p text:style-name="P9">--------------------</text:p>
      <text:p text:style-name="P9">- <text:s text:c="10"/>| (8, 'A')</text:p>
      <text:p text:style-name="P9">A <text:s text:c="10"/>| (7, 'C'), (12, 'B')</text:p>
      <text:p text:style-name="P9">C <text:s text:c="10"/>| (11, 'F'), (13, 'D'), (12, 'B')</text:p>
      <text:p text:style-name="P9">F <text:s text:c="10"/>| (12, 'B'), (13, 'D'), (15, 'G')</text:p>
      <text:p text:style-name="P9">B <text:s text:c="10"/>| (12, 'D'), (13, 'E'), (13, 'D'), (15, 'G')</text:p>
      <text:p text:style-name="P9">D <text:s text:c="10"/>| (12, 'E'), (13, 'D'), (15, 'G'), (13, 'E')</text:p>
      <text:p text:style-name="P9">E <text:s text:c="10"/>| (13, 'D'), (13, 'E'), (15, 'G'), (13, 'G')</text:p>
      <text:p text:style-name="P9">D <text:s text:c="10"/>| (13, 'E'), (13, 'G'), (15, 'G')</text:p>
      <text:p text:style-name="P9">E <text:s text:c="10"/>| (13, 'G'), (15, 'G')</text:p>
      <text:p text:style-name="P9">G <text:s text:c="10"/>| </text:p>
      <text:p text:style-name="P9">Path: A =&gt; B =&gt; D =&gt; E =&gt; G</text:p>
      <text:p text:style-name="P9">Cost: 13</text:p>
      <text:h text:style-name="P28" text:outline-level="1"><text:bookmark-start text:name="__RefHeading___Toc13774_1190177895"/>07. Greedy Search<text:bookmark-end text:name="__RefHeading___Toc13774_1190177895"/></text:h>
      <text:h text:style-name="Heading_20_3" text:outline-level="3"><text:bookmark-start text:name="__RefHeading___Toc13776_1190177895"/><text:line-break/><text:span text:style-name="T36">Source Code:</text:span><text:bookmark-end text:name="__RefHeading___Toc13776_1190177895"/></text:h>
      <text:p text:style-name="P4"><text:span text:style-name="T2">from </text:span><text:span text:style-name="T8">queue </text:span><text:span text:style-name="T2">import </text:span><text:span text:style-name="T8">heappop, heappush</text:span><text:line-break/><text:span text:style-name="T2">from </text:span><text:span text:style-name="T8">math </text:span><text:span text:style-name="T2">import </text:span><text:span text:style-name="T8">inf</text:span><text:line-break/><text:line-break/><text:span text:style-name="T2">class </text:span><text:span text:style-name="T8">Graph:</text:span><text:line-break/><text:span text:style-name="T8"> <text:s text:c="3"/></text:span><text:span text:style-name="T2">def </text:span><text:span text:style-name="T15">__init__</text:span><text:span text:style-name="T8">(</text:span><text:span text:style-name="T18">self</text:span><text:span text:style-name="T8">, directed=</text:span><text:span text:style-name="T2">True</text:span><text:span text:style-name="T8">):</text:span><text:line-break/><text:span text:style-name="T8"> <text:s text:c="7"/></text:span><text:span text:style-name="T18">self</text:span><text:span text:style-name="T8">.edges = {}</text:span><text:line-break/><text:span text:style-name="T8"> <text:s text:c="7"/></text:span><text:span text:style-name="T18">self</text:span><text:span text:style-name="T8">.huristics = {}</text:span><text:line-break/><text:span text:style-name="T8"> <text:s text:c="7"/></text:span><text:span text:style-name="T18">self</text:span><text:span text:style-name="T8">.directed = directed</text:span><text:line-break/><text:line-break/><text:span text:style-name="T8"> <text:s text:c="3"/></text:span><text:span text:style-name="T2">def </text:span><text:span text:style-name="T8">add_edge(</text:span><text:span text:style-name="T18">self</text:span><text:span text:style-name="T8">, node1, node2, cost = </text:span><text:span text:style-name="T21">1</text:span><text:span text:style-name="T8">, __reversed=</text:span><text:span text:style-name="T2">False</text:span><text:span text:style-name="T8">):</text:span><text:line-break/><text:span text:style-name="T8"> <text:s text:c="7"/></text:span><text:span text:style-name="T2">try</text:span><text:span text:style-name="T8">: neighbors = </text:span><text:span text:style-name="T18">self</text:span><text:span text:style-name="T8">.edges[node1]</text:span><text:line-break/><text:span text:style-name="T8"> <text:s text:c="7"/></text:span><text:span text:style-name="T2">except </text:span><text:span text:style-name="T3">KeyError</text:span><text:span text:style-name="T8">: neighbors = {}</text:span><text:line-break/><text:span text:style-name="T8"> <text:s text:c="7"/>neighbors[node2] = cost</text:span><text:line-break/><text:span text:style-name="T8"> <text:s text:c="7"/></text:span><text:span text:style-name="T18">self</text:span><text:span text:style-name="T8">.edges[node1] = neighbors</text:span><text:line-break/><text:span text:style-name="T8"> <text:s text:c="7"/></text:span><text:span text:style-name="T2">if not </text:span><text:span text:style-name="T18">self</text:span><text:span text:style-name="T8">.directed </text:span><text:span text:style-name="T2">and not </text:span><text:span text:style-name="T8">__reversed: </text:span><text:span text:style-name="T18">self</text:span><text:span text:style-name="T8">.add_edge(node2, node1, cost, </text:span><text:span text:style-name="T2">True</text:span><text:span text:style-name="T8">)</text:span><text:line-break/><text:line-break/><text:span text:style-name="T8"> <text:s text:c="3"/></text:span><text:span text:style-name="T2">def </text:span><text:span text:style-name="T8">set_huristics(</text:span><text:span text:style-name="T18">self</text:span><text:span text:style-name="T8">, huristics={}):</text:span><text:line-break/><text:span text:style-name="T8"> <text:s text:c="7"/></text:span><text:span text:style-name="T18">self</text:span><text:span text:style-name="T8">.huristics = huristics</text:span><text:line-break/><text:line-break/><text:span text:style-name="T8"> <text:s text:c="3"/></text:span><text:span text:style-name="T2">def </text:span><text:span text:style-name="T8">neighbors(</text:span><text:span text:style-name="T18">self</text:span><text:span text:style-name="T8">, node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]</text:span><text:line-break/><text:span text:style-name="T8"> <text:s text:c="7"/></text:span><text:span text:style-name="T2">except </text:span><text:span text:style-name="T3">KeyError</text:span><text:span text:style-name="T8">: </text:span><text:span text:style-name="T2">return </text:span><text:span text:style-name="T8">[]</text:span><text:line-break/><text:line-break/><text:span text:style-name="T8"> <text:s text:c="3"/></text:span><text:span text:style-name="T2">def </text:span><text:span text:style-name="T8">cost(</text:span><text:span text:style-name="T18">self</text:span><text:span text:style-name="T8">, node1, node2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1][node2]</text:span><text:line-break/><text:span text:style-name="T8"> <text:s text:c="7"/></text:span><text:span text:style-name="T2">except</text:span><text:span text:style-name="T8">: </text:span><text:span text:style-name="T2">return </text:span><text:span text:style-name="T8">inf</text:span><text:line-break/><text:line-break/><text:line-break/><text:span text:style-name="T8"> <text:s text:c="3"/></text:span><text:span text:style-name="T2">def </text:span><text:span text:style-name="T8">greedy_search(</text:span><text:span text:style-name="T18">self</text:span><text:span text:style-name="T8">, start, goal):</text:span><text:line-break/><text:span text:style-name="T8"> <text:s text:c="7"/>found, fringe, visited, came_from, cost_so_far = </text:span><text:span text:style-name="T2">False</text:span><text:span text:style-name="T8">, [(</text:span><text:span text:style-name="T18">self</text:span><text:span text:style-name="T8">.huristics[start], start)], </text:span><text:span text:style-name="T3">set</text:span><text:span text:style-name="T8">([start]), {start: </text:span><text:span text:style-name="T2">None</text:span><text:span text:style-name="T8">}, {start: </text:span><text:span text:style-name="T21">0</text:span><text:span text:style-name="T8">}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Expand Node'</text:span><text:span text:style-name="T8">, </text:span><text:span text:style-name="T24">'Fringe'</text:span><text:span text:style-name="T8">))</text:span><text:line-break/><text:span text:style-name="T8"> <text:s text:c="7"/></text:span><text:span text:style-name="T3">print</text:span><text:span text:style-name="T8">(</text:span><text:span text:style-name="T24">'--------------------'</text:span><text:span text:style-name="T8">)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-'</text:span><text:span text:style-name="T8">, </text:span><text:span text:style-name="T3">str</text:span><text:span text:style-name="T8">(fringe[</text:span><text:span text:style-name="T21">0</text:span><text:span text:style-name="T8">])))</text:span><text:line-break/><text:span text:style-name="T8"> <text:s text:c="7"/></text:span><text:span text:style-name="T2">while not </text:span><text:span text:style-name="T8">found </text:span><text:span text:style-name="T2">and </text:span><text:span text:style-name="T3">len</text:span><text:span text:style-name="T8">(fringe):</text:span><text:line-break/><text:span text:style-name="T8"> <text:s text:c="11"/>_, current = heappop(fringe)</text:span><text:line-break/><text:span text:style-name="T8"> <text:s text:c="11"/></text:span><text:span text:style-name="T3">print</text:span><text:span text:style-name="T8">(</text:span><text:span text:style-name="T24">'{:11s}'</text:span><text:span text:style-name="T8">.format(current), </text:span><text:span text:style-name="T27">end</text:span><text:span text:style-name="T8">=</text:span><text:span text:style-name="T24">' | '</text:span><text:span text:style-name="T8">)</text:span><text:line-break/><text:span text:style-name="T8"> <text:s text:c="11"/></text:span><text:span text:style-name="T2">if </text:span><text:span text:style-name="T8">current == goal: found = </text:span><text:span text:style-name="T2">True</text:span><text:span text:style-name="T8">; </text:span><text:span text:style-name="T2">break</text:span><text:line-break/><text:span text:style-name="T2"> <text:s text:c="11"/>for </text:span><text:span text:style-name="T8">node </text:span><text:span text:style-name="T2">in </text:span><text:span text:style-name="T18">self</text:span><text:span text:style-name="T8">.neighbors(current):</text:span><text:line-break/><text:span text:style-name="T8"> <text:s text:c="15"/>new_cost = cost_so_far[current] + </text:span><text:span text:style-name="T18">self</text:span><text:span text:style-name="T8">.cost(current, node)</text:span><text:line-break/><text:span text:style-name="T8"> <text:s text:c="15"/></text:span><text:span text:style-name="T2">if </text:span><text:span text:style-name="T8">node </text:span><text:span text:style-name="T2">not in </text:span><text:span text:style-name="T8">visited </text:span><text:span text:style-name="T2">or </text:span><text:span text:style-name="T8">cost_so_far[node] &gt; new_cost:</text:span><text:line-break/><text:span text:style-name="T8"> <text:s text:c="19"/>visited.add(node); came_from[node] = current; cost_so_far[node] = new_cost</text:span><text:line-break/><text:span text:style-name="T8"> <text:s text:c="19"/>heappush(fringe, (</text:span><text:span text:style-name="T18">self</text:span><text:span text:style-name="T8">.huristics[node], node))</text:span><text:line-break/><text:span text:style-name="T8"> <text:s text:c="11"/></text:span><text:span text:style-name="T3">print</text:span><text:span text:style-name="T8">(</text:span><text:span text:style-name="T24">', '</text:span><text:span text:style-name="T8">.join([</text:span><text:span text:style-name="T3">str</text:span><text:span text:style-name="T8">(n) </text:span><text:span text:style-name="T2">for </text:span><text:span text:style-name="T8">n </text:span><text:span text:style-name="T2">in </text:span><text:span text:style-name="T8">fringe]))</text:span><text:line-break/><text:span text:style-name="T8"> <text:s text:c="7"/></text:span><text:span text:style-name="T2">if </text:span><text:span text:style-name="T8">found: </text:span><text:span text:style-name="T3">print</text:span><text:span text:style-name="T8">(); </text:span><text:span text:style-name="T2">return </text:span><text:span text:style-name="T8">came_from, cost_so_far[goal]</text:span><text:line-break/><text:span text:style-name="T8"> <text:s text:c="7"/></text:span><text:span text:style-name="T2">else</text:span><text:span text:style-name="T8">: </text:span><text:span text:style-name="T3">print</text:span><text:span text:style-name="T8">(</text:span><text:span text:style-name="T24">'No path from {} to {}'</text:span><text:span text:style-name="T8">.format(start, goal)); </text:span><text:span text:style-name="T2">return None</text:span><text:span text:style-name="T8">, inf</text:span><text:line-break/><text:line-break/><text:span text:style-name="T8"> <text:s text:c="3"/></text:span><text:span text:style-name="T30">@staticmethod</text:span><text:line-break/><text:span text:style-name="T30"> <text:s text:c="3"/></text:span><text:span text:style-name="T2">def </text:span><text:span text:style-name="T8">print_path(came_from, goal):</text:span><text:line-break/><text:span text:style-name="T8"> <text:s text:c="7"/>parent = came_from[goal]</text:span><text:line-break/><text:span text:style-name="T8"> <text:s text:c="7"/></text:span><text:span text:style-name="T2">if </text:span><text:span text:style-name="T8">parent:</text:span><text:line-break/><text:span text:style-name="T8"> <text:s text:c="11"/>Graph.print_path(came_from, parent)</text:span><text:line-break/><text:span text:style-name="T8"> <text:s text:c="7"/></text:span><text:span text:style-name="T2">else</text:span><text:span text:style-name="T8">: </text:span><text:span text:style-name="T3">print</text:span><text:span text:style-name="T8">(goal, </text:span><text:span text:style-name="T27">end</text:span><text:span text:style-name="T8">=</text:span><text:span text:style-name="T24">''</text:span><text:span text:style-name="T8">);</text:span><text:span text:style-name="T2">return</text:span><text:line-break/><text:span text:style-name="T2"> <text:s text:c="7"/></text:span><text:span text:style-name="T3">print</text:span><text:span text:style-name="T8">(</text:span><text:span text:style-name="T24">' =&gt;'</text:span><text:span text:style-name="T8">, goal, </text:span><text:span text:style-name="T27">end</text:span><text:span text:style-name="T8">=</text:span><text:span text:style-name="T24">''</text:span><text:span text:style-name="T8">)</text:span><text:line-break/><text:line-break/><text:line-break/><text:span text:style-name="T8"> <text:s text:c="3"/></text:span><text:span text:style-name="T2">def </text:span><text:span text:style-name="T15">__str__</text:span><text:span text:style-name="T8">(</text:span><text:span text:style-name="T18">self</text:span><text:span text:style-name="T8">):</text:span><text:line-break/><text:span text:style-name="T8"> <text:s text:c="7"/></text:span><text:span text:style-name="T2">return </text:span><text:span text:style-name="T3">str</text:span><text:span text:style-name="T8">(</text:span><text:span text:style-name="T18">self</text:span><text:span text:style-name="T8">.edges)</text:span><text:line-break/><text:line-break/><text:soft-page-break/><text:span text:style-name="T8">graph = Graph(</text:span><text:span text:style-name="T27">directed</text:span><text:span text:style-name="T8">=</text:span><text:span text:style-name="T2">True</text:span><text:span text:style-name="T8">)</text:span><text:line-break/><text:span text:style-name="T8">graph.add_edge(</text:span><text:span text:style-name="T24">'A'</text:span><text:span text:style-name="T8">, </text:span><text:span text:style-name="T24">'B'</text:span><text:span text:style-name="T8">, </text:span><text:span text:style-name="T21">4</text:span><text:span text:style-name="T8">)</text:span><text:line-break/><text:span text:style-name="T8">graph.add_edge(</text:span><text:span text:style-name="T24">'A'</text:span><text:span text:style-name="T8">, </text:span><text:span text:style-name="T24">'C'</text:span><text:span text:style-name="T8">, </text:span><text:span text:style-name="T21">1</text:span><text:span text:style-name="T8">)</text:span><text:line-break/><text:span text:style-name="T8">graph.add_edge(</text:span><text:span text:style-name="T24">'B'</text:span><text:span text:style-name="T8">, </text:span><text:span text:style-name="T24">'D'</text:span><text:span text:style-name="T8">, </text:span><text:span text:style-name="T21">3</text:span><text:span text:style-name="T8">)</text:span><text:line-break/><text:span text:style-name="T8">graph.add_edge(</text:span><text:span text:style-name="T24">'B'</text:span><text:span text:style-name="T8">, </text:span><text:span text:style-name="T24">'E'</text:span><text:span text:style-name="T8">, </text:span><text:span text:style-name="T21">8</text:span><text:span text:style-name="T8">)</text:span><text:line-break/><text:span text:style-name="T8">graph.add_edge(</text:span><text:span text:style-name="T24">'C'</text:span><text:span text:style-name="T8">, </text:span><text:span text:style-name="T24">'C'</text:span><text:span text:style-name="T8">, </text:span><text:span text:style-name="T21">0</text:span><text:span text:style-name="T8">)</text:span><text:line-break/><text:span text:style-name="T8">graph.add_edge(</text:span><text:span text:style-name="T24">'C'</text:span><text:span text:style-name="T8">, </text:span><text:span text:style-name="T24">'D'</text:span><text:span text:style-name="T8">, </text:span><text:span text:style-name="T21">7</text:span><text:span text:style-name="T8">)</text:span><text:line-break/><text:span text:style-name="T8">graph.add_edge(</text:span><text:span text:style-name="T24">'C'</text:span><text:span text:style-name="T8">, </text:span><text:span text:style-name="T24">'F'</text:span><text:span text:style-name="T8">, </text:span><text:span text:style-name="T21">6</text:span><text:span text:style-name="T8">)</text:span><text:line-break/><text:span text:style-name="T8">graph.add_edge(</text:span><text:span text:style-name="T24">'D'</text:span><text:span text:style-name="T8">, </text:span><text:span text:style-name="T24">'C'</text:span><text:span text:style-name="T8">, </text:span><text:span text:style-name="T21">2</text:span><text:span text:style-name="T8">)</text:span><text:line-break/><text:span text:style-name="T8">graph.add_edge(</text:span><text:span text:style-name="T24">'D'</text:span><text:span text:style-name="T8">, </text:span><text:span text:style-name="T24">'E'</text:span><text:span text:style-name="T8">, </text:span><text:span text:style-name="T21">4</text:span><text:span text:style-name="T8">)</text:span><text:line-break/><text:span text:style-name="T8">graph.add_edge(</text:span><text:span text:style-name="T24">'E'</text:span><text:span text:style-name="T8">, </text:span><text:span text:style-name="T24">'G'</text:span><text:span text:style-name="T8">, </text:span><text:span text:style-name="T21">2</text:span><text:span text:style-name="T8">)</text:span><text:line-break/><text:span text:style-name="T8">graph.add_edge(</text:span><text:span text:style-name="T24">'F'</text:span><text:span text:style-name="T8">, </text:span><text:span text:style-name="T24">'G'</text:span><text:span text:style-name="T8">, </text:span><text:span text:style-name="T21">8</text:span><text:span text:style-name="T8">)</text:span><text:line-break/><text:span text:style-name="T8">graph.set_huristics({</text:span><text:span text:style-name="T24">'A'</text:span><text:span text:style-name="T8">: </text:span><text:span text:style-name="T21">8</text:span><text:span text:style-name="T8">, </text:span><text:span text:style-name="T24">'B'</text:span><text:span text:style-name="T8">: </text:span><text:span text:style-name="T21">8</text:span><text:span text:style-name="T8">, </text:span><text:span text:style-name="T24">'C'</text:span><text:span text:style-name="T8">: </text:span><text:span text:style-name="T21">6</text:span><text:span text:style-name="T8">, </text:span><text:span text:style-name="T24">'D'</text:span><text:span text:style-name="T8">: </text:span><text:span text:style-name="T21">5</text:span><text:span text:style-name="T8">, </text:span><text:span text:style-name="T24">'E'</text:span><text:span text:style-name="T8">: </text:span><text:span text:style-name="T21">1</text:span><text:span text:style-name="T8">, </text:span><text:span text:style-name="T24">'F'</text:span><text:span text:style-name="T8">: </text:span><text:span text:style-name="T21">4</text:span><text:span text:style-name="T8">, </text:span><text:span text:style-name="T24">'G'</text:span><text:span text:style-name="T8">: </text:span><text:span text:style-name="T21">0</text:span><text:span text:style-name="T8">})</text:span><text:line-break/><text:span text:style-name="T8">start, goal = </text:span><text:span text:style-name="T24">'A'</text:span><text:span text:style-name="T8">, </text:span><text:span text:style-name="T24">'G'</text:span><text:line-break/><text:span text:style-name="T8">traced_path, cost = graph.greedy_search(start, goal)</text:span><text:line-break/><text:span text:style-name="T2">if </text:span><text:span text:style-name="T8">(traced_path): </text:span><text:span text:style-name="T3">print</text:span><text:span text:style-name="T8">(</text:span><text:span text:style-name="T24">'Path:'</text:span><text:span text:style-name="T8">, </text:span><text:span text:style-name="T27">end</text:span><text:span text:style-name="T8">=</text:span><text:span text:style-name="T24">' '</text:span><text:span text:style-name="T8">); Graph.print_path(traced_path, goal); </text:span><text:span text:style-name="T3">print</text:span><text:span text:style-name="T8">(</text:span><text:span text:style-name="T24">'</text:span><text:span text:style-name="T2">\n</text:span><text:span text:style-name="T24">Cost:'</text:span><text:span text:style-name="T8">, cost)</text:span><text:line-break/></text:p>
      <text:p text:style-name="P3"/>
      <text:h text:style-name="P22" text:outline-level="3"><text:bookmark-start text:name="__RefHeading___Toc13778_1190177895"/>Output:<text:bookmark-end text:name="__RefHeading___Toc13778_1190177895"/></text:h>
      <text:p text:style-name="P8">Expand Node | Fringe</text:p>
      <text:p text:style-name="P8">--------------------</text:p>
      <text:p text:style-name="P8">- <text:s text:c="10"/>| (8, 'A')</text:p>
      <text:p text:style-name="P8">A <text:s text:c="10"/>| (6, 'C'), (8, 'B')</text:p>
      <text:p text:style-name="P8">C <text:s text:c="10"/>| (4, 'F'), (8, 'B'), (5, 'D')</text:p>
      <text:p text:style-name="P8">F <text:s text:c="10"/>| (0, 'G'), (8, 'B'), (5, 'D')</text:p>
      <text:p text:style-name="P8">G <text:s text:c="10"/>| </text:p>
      <text:p text:style-name="P8">Path: A =&gt; C =&gt; F =&gt; G</text:p>
      <text:p text:style-name="P8">Cost: 15</text:p>
      <text:h text:style-name="P28" text:outline-level="1"><text:bookmark-start text:name="__RefHeading___Toc13780_1190177895"/>08. Iterative Deepening A* Search<text:bookmark-end text:name="__RefHeading___Toc13780_1190177895"/></text:h>
      <text:h text:style-name="Heading_20_3" text:outline-level="3"><text:bookmark-start text:name="__RefHeading___Toc13782_1190177895"/><text:line-break/><text:span text:style-name="T37">Source Code:</text:span><text:bookmark-end text:name="__RefHeading___Toc13782_1190177895"/></text:h>
      <text:p text:style-name="P5"><text:span text:style-name="T2">from </text:span><text:span text:style-name="T8">queue </text:span><text:span text:style-name="T2">import </text:span><text:span text:style-name="T8">heappop, heappush</text:span><text:line-break/><text:span text:style-name="T2">from </text:span><text:span text:style-name="T8">math </text:span><text:span text:style-name="T2">import </text:span><text:span text:style-name="T8">inf</text:span><text:line-break/><text:line-break/><text:span text:style-name="T2">class </text:span><text:span text:style-name="T8">Graph:</text:span><text:line-break/><text:span text:style-name="T8"> <text:s text:c="3"/></text:span><text:span text:style-name="T2">def </text:span><text:span text:style-name="T15">__init__</text:span><text:span text:style-name="T8">(</text:span><text:span text:style-name="T18">self</text:span><text:span text:style-name="T8">, directed=</text:span><text:span text:style-name="T2">True</text:span><text:span text:style-name="T8">):</text:span><text:line-break/><text:span text:style-name="T8"> <text:s text:c="7"/></text:span><text:span text:style-name="T18">self</text:span><text:span text:style-name="T8">.edges = {}</text:span><text:line-break/><text:span text:style-name="T8"> <text:s text:c="7"/></text:span><text:span text:style-name="T18">self</text:span><text:span text:style-name="T8">.huristics = {}</text:span><text:line-break/><text:span text:style-name="T8"> <text:s text:c="7"/></text:span><text:span text:style-name="T18">self</text:span><text:span text:style-name="T8">.directed = directed</text:span><text:line-break/><text:line-break/><text:span text:style-name="T8"> <text:s text:c="3"/></text:span><text:span text:style-name="T2">def </text:span><text:span text:style-name="T8">add_edge(</text:span><text:span text:style-name="T18">self</text:span><text:span text:style-name="T8">, node1, node2, cost = </text:span><text:span text:style-name="T21">1</text:span><text:span text:style-name="T8">, __reversed=</text:span><text:span text:style-name="T2">False</text:span><text:span text:style-name="T8">):</text:span><text:line-break/><text:span text:style-name="T8"> <text:s text:c="7"/></text:span><text:span text:style-name="T2">try</text:span><text:span text:style-name="T8">: neighbors = </text:span><text:span text:style-name="T18">self</text:span><text:span text:style-name="T8">.edges[node1]</text:span><text:line-break/><text:span text:style-name="T8"> <text:s text:c="7"/></text:span><text:span text:style-name="T2">except </text:span><text:span text:style-name="T3">KeyError</text:span><text:span text:style-name="T8">: neighbors = {}</text:span><text:line-break/><text:span text:style-name="T8"> <text:s text:c="7"/>neighbors[node2] = cost</text:span><text:line-break/><text:span text:style-name="T8"> <text:s text:c="7"/></text:span><text:span text:style-name="T18">self</text:span><text:span text:style-name="T8">.edges[node1] = neighbors</text:span><text:line-break/><text:span text:style-name="T8"> <text:s text:c="7"/></text:span><text:span text:style-name="T2">if not </text:span><text:span text:style-name="T18">self</text:span><text:span text:style-name="T8">.directed </text:span><text:span text:style-name="T2">and not </text:span><text:span text:style-name="T8">__reversed: </text:span><text:span text:style-name="T18">self</text:span><text:span text:style-name="T8">.add_edge(node2, node1, cost, </text:span><text:span text:style-name="T2">True</text:span><text:span text:style-name="T8">)</text:span><text:line-break/><text:line-break/><text:span text:style-name="T8"> <text:s text:c="3"/></text:span><text:span text:style-name="T2">def </text:span><text:span text:style-name="T8">set_huristics(</text:span><text:span text:style-name="T18">self</text:span><text:span text:style-name="T8">, huristics={}):</text:span><text:line-break/><text:span text:style-name="T8"> <text:s text:c="7"/></text:span><text:span text:style-name="T18">self</text:span><text:span text:style-name="T8">.huristics = huristics</text:span><text:line-break/><text:line-break/><text:span text:style-name="T8"> <text:s text:c="3"/></text:span><text:span text:style-name="T2">def </text:span><text:span text:style-name="T8">neighbors(</text:span><text:span text:style-name="T18">self</text:span><text:span text:style-name="T8">, node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]</text:span><text:line-break/><text:span text:style-name="T8"> <text:s text:c="7"/></text:span><text:span text:style-name="T2">except </text:span><text:span text:style-name="T3">KeyError</text:span><text:span text:style-name="T8">: </text:span><text:span text:style-name="T2">return </text:span><text:span text:style-name="T8">[]</text:span><text:line-break/><text:line-break/><text:span text:style-name="T8"> <text:s text:c="3"/></text:span><text:span text:style-name="T2">def </text:span><text:span text:style-name="T8">cost(</text:span><text:span text:style-name="T18">self</text:span><text:span text:style-name="T8">, node1, node2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1][node2]</text:span><text:line-break/><text:span text:style-name="T8"> <text:s text:c="7"/></text:span><text:span text:style-name="T2">except</text:span><text:span text:style-name="T8">: </text:span><text:span text:style-name="T2">return </text:span><text:span text:style-name="T8">inf</text:span><text:line-break/><text:line-break/><text:span text:style-name="T8"> <text:s text:c="3"/></text:span><text:span text:style-name="T2">def </text:span><text:span text:style-name="T8">iterative_deepening_astar_search(</text:span><text:span text:style-name="T18">self</text:span><text:span text:style-name="T8">, start, goal):</text:span><text:line-break/><text:span text:style-name="T8"> <text:s text:c="7"/>prev_visited, depth = </text:span><text:span text:style-name="T21">0</text:span><text:span text:style-name="T8">, </text:span><text:span text:style-name="T21">0</text:span><text:line-break/><text:span text:style-name="T21"> <text:s text:c="7"/></text:span><text:span text:style-name="T2">while True</text:span><text:span text:style-name="T8">:</text:span><text:line-break/><text:span text:style-name="T8"> <text:s text:c="11"/>trace, cost, visited = </text:span><text:span text:style-name="T18">self</text:span><text:span text:style-name="T8">.dept_limited_astar_search(start, goal, depth)</text:span><text:line-break/><text:span text:style-name="T8"> <text:s text:c="11"/></text:span><text:span text:style-name="T2">if </text:span><text:span text:style-name="T8">trace </text:span><text:span text:style-name="T2">or </text:span><text:span text:style-name="T8">visited == prev_visited: </text:span><text:span text:style-name="T2">return </text:span><text:span text:style-name="T8">trace, cost</text:span><text:line-break/><text:span text:style-name="T8"> <text:s text:c="11"/>prev_visited = visited</text:span><text:line-break/><text:span text:style-name="T8"> <text:s text:c="11"/>depth += </text:span><text:span text:style-name="T21">1</text:span><text:line-break/><text:line-break/><text:line-break/><text:span text:style-name="T21"> <text:s text:c="3"/></text:span><text:span text:style-name="T2">def </text:span><text:span text:style-name="T8">dept_limited_astar_search(</text:span><text:span text:style-name="T18">self</text:span><text:span text:style-name="T8">, start, goal, limit=-</text:span><text:span text:style-name="T21">1</text:span><text:span text:style-name="T8">):</text:span><text:line-break/><text:span text:style-name="T8"> <text:s text:c="7"/></text:span><text:span text:style-name="T3">print</text:span><text:span text:style-name="T8">(</text:span><text:span text:style-name="T24">'Depth Limit ='</text:span><text:span text:style-name="T8">, limit)</text:span><text:line-break/><text:span text:style-name="T8"> <text:s text:c="7"/>found, fringe, visited = </text:span><text:span text:style-name="T2">False</text:span><text:span text:style-name="T8">, [(</text:span><text:span text:style-name="T18">self</text:span><text:span text:style-name="T8">.huristics[start], start, </text:span><text:span text:style-name="T21">0</text:span><text:span text:style-name="T8">)], </text:span><text:span text:style-name="T3">set</text:span><text:span text:style-name="T8">([start])</text:span><text:line-break/><text:span text:style-name="T8"> <text:s text:c="7"/>came_from, cost_so_far = {start: </text:span><text:span text:style-name="T2">None</text:span><text:span text:style-name="T8">}, {start: </text:span><text:span text:style-name="T21">0</text:span><text:span text:style-name="T8">}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Expand Node'</text:span><text:span text:style-name="T8">, </text:span><text:span text:style-name="T24">'Fringe'</text:span><text:span text:style-name="T8">))</text:span><text:line-break/><text:span text:style-name="T8"> <text:s text:c="7"/></text:span><text:span text:style-name="T3">print</text:span><text:span text:style-name="T8">(</text:span><text:span text:style-name="T24">'--------------------'</text:span><text:span text:style-name="T8">)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-'</text:span><text:span text:style-name="T8">, </text:span><text:span text:style-name="T3">str</text:span><text:span text:style-name="T8">(fringe[</text:span><text:span text:style-name="T21">0</text:span><text:span text:style-name="T8">][:-</text:span><text:span text:style-name="T21">1</text:span><text:span text:style-name="T8">])))</text:span><text:line-break/><text:span text:style-name="T8"> <text:s text:c="7"/></text:span><text:span text:style-name="T2">while not </text:span><text:span text:style-name="T8">found </text:span><text:span text:style-name="T2">and </text:span><text:span text:style-name="T3">len</text:span><text:span text:style-name="T8">(fringe):</text:span><text:line-break/><text:span text:style-name="T8"> <text:s text:c="11"/>_, current, depth = heappop(fringe)</text:span><text:line-break/><text:span text:style-name="T8"> <text:s text:c="11"/></text:span><text:span text:style-name="T3">print</text:span><text:span text:style-name="T8">(</text:span><text:span text:style-name="T24">'{:11s}'</text:span><text:span text:style-name="T8">.format(current), </text:span><text:span text:style-name="T27">end</text:span><text:span text:style-name="T8">=</text:span><text:span text:style-name="T24">' | '</text:span><text:span text:style-name="T8">)</text:span><text:line-break/><text:span text:style-name="T8"> <text:s text:c="11"/></text:span><text:span text:style-name="T2">if </text:span><text:span text:style-name="T8">current == goal: found = </text:span><text:span text:style-name="T2">True</text:span><text:span text:style-name="T8">; </text:span><text:span text:style-name="T2">break</text:span><text:line-break/><text:span text:style-name="T2"> <text:s text:c="11"/>if </text:span><text:span text:style-name="T8">limit == -</text:span><text:span text:style-name="T21">1 </text:span><text:span text:style-name="T2">or </text:span><text:span text:style-name="T8">depth &lt; limit:</text:span><text:line-break/><text:span text:style-name="T8"> <text:s text:c="15"/></text:span><text:span text:style-name="T2">for </text:span><text:span text:style-name="T8">node </text:span><text:span text:style-name="T2">in </text:span><text:span text:style-name="T18">self</text:span><text:span text:style-name="T8">.neighbors(current):</text:span><text:line-break/><text:span text:style-name="T8"> <text:s text:c="19"/>new_cost = cost_so_far[current] + </text:span><text:span text:style-name="T18">self</text:span><text:span text:style-name="T8">.cost(current, node)</text:span><text:line-break/><text:span text:style-name="T8"> <text:s text:c="19"/></text:span><text:span text:style-name="T2">if </text:span><text:span text:style-name="T8">node </text:span><text:span text:style-name="T2">not in </text:span><text:span text:style-name="T8">visited </text:span><text:span text:style-name="T2">or </text:span><text:span text:style-name="T8">cost_so_far[node] &gt; new_cost:</text:span><text:line-break/><text:span text:style-name="T8"> <text:s text:c="23"/>visited.add(node); came_from[node] = current; cost_so_far[node] = new_cost</text:span><text:line-break/><text:span text:style-name="T8"> <text:s text:c="23"/>heappush(fringe, (new_cost + </text:span><text:span text:style-name="T18">self</text:span><text:span text:style-name="T8">.huristics[node], node, depth + </text:span><text:span text:style-name="T21">1</text:span><text:span text:style-name="T8">))</text:span><text:line-break/><text:span text:style-name="T8"> <text:s text:c="11"/></text:span><text:span text:style-name="T3">print</text:span><text:span text:style-name="T8">(</text:span><text:span text:style-name="T24">', '</text:span><text:span text:style-name="T8">.join([</text:span><text:span text:style-name="T3">str</text:span><text:span text:style-name="T8">(n[:-</text:span><text:span text:style-name="T21">1</text:span><text:span text:style-name="T8">]) </text:span><text:span text:style-name="T2">for </text:span><text:span text:style-name="T8">n </text:span><text:span text:style-name="T2">in </text:span><text:span text:style-name="T8">fringe]))</text:span><text:line-break/><text:span text:style-name="T8"> <text:s text:c="7"/></text:span><text:span text:style-name="T2">if </text:span><text:span text:style-name="T8">found: </text:span><text:span text:style-name="T3">print</text:span><text:span text:style-name="T8">(); </text:span><text:span text:style-name="T2">return </text:span><text:span text:style-name="T8">came_from, cost_so_far[goal], </text:span><text:span text:style-name="T3">len</text:span><text:span text:style-name="T8">(visited)</text:span><text:line-break/><text:span text:style-name="T8"> <text:s text:c="7"/></text:span><text:span text:style-name="T2">else</text:span><text:span text:style-name="T8">: </text:span><text:span text:style-name="T3">print</text:span><text:span text:style-name="T8">(</text:span><text:span text:style-name="T24">'No path from {} to {}'</text:span><text:span text:style-name="T8">.format(start, goal)); </text:span><text:span text:style-name="T2">return None</text:span><text:span text:style-name="T8">, inf, </text:span><text:span text:style-name="T3">len</text:span><text:span text:style-name="T8">(visited)</text:span><text:line-break/><text:line-break/><text:span text:style-name="T8"> <text:s text:c="3"/></text:span><text:span text:style-name="T30">@staticmethod</text:span><text:line-break/><text:span text:style-name="T30"> <text:s text:c="3"/></text:span><text:span text:style-name="T2">def </text:span><text:span text:style-name="T8">print_path(came_from, goal):</text:span><text:line-break/><text:soft-page-break/><text:span text:style-name="T8"> <text:s text:c="7"/>parent = came_from[goal]</text:span><text:line-break/><text:span text:style-name="T8"> <text:s text:c="7"/></text:span><text:span text:style-name="T2">if </text:span><text:span text:style-name="T8">parent:</text:span><text:line-break/><text:span text:style-name="T8"> <text:s text:c="11"/>Graph.print_path(came_from, parent)</text:span><text:line-break/><text:span text:style-name="T8"> <text:s text:c="7"/></text:span><text:span text:style-name="T2">else</text:span><text:span text:style-name="T8">: </text:span><text:span text:style-name="T3">print</text:span><text:span text:style-name="T8">(goal, </text:span><text:span text:style-name="T27">end</text:span><text:span text:style-name="T8">=</text:span><text:span text:style-name="T24">''</text:span><text:span text:style-name="T8">);</text:span><text:span text:style-name="T2">return</text:span><text:line-break/><text:span text:style-name="T2"> <text:s text:c="7"/></text:span><text:span text:style-name="T3">print</text:span><text:span text:style-name="T8">(</text:span><text:span text:style-name="T24">' =&gt;'</text:span><text:span text:style-name="T8">, goal, </text:span><text:span text:style-name="T27">end</text:span><text:span text:style-name="T8">=</text:span><text:span text:style-name="T24">''</text:span><text:span text:style-name="T8">)</text:span><text:line-break/><text:line-break/><text:line-break/><text:span text:style-name="T8"> <text:s text:c="3"/></text:span><text:span text:style-name="T2">def </text:span><text:span text:style-name="T15">__str__</text:span><text:span text:style-name="T8">(</text:span><text:span text:style-name="T18">self</text:span><text:span text:style-name="T8">):</text:span><text:line-break/><text:span text:style-name="T8"> <text:s text:c="7"/></text:span><text:span text:style-name="T2">return </text:span><text:span text:style-name="T3">str</text:span><text:span text:style-name="T8">(</text:span><text:span text:style-name="T18">self</text:span><text:span text:style-name="T8">.edges)</text:span><text:line-break/><text:line-break/><text:span text:style-name="T8">graph = Graph(</text:span><text:span text:style-name="T27">directed</text:span><text:span text:style-name="T8">=</text:span><text:span text:style-name="T2">True</text:span><text:span text:style-name="T8">)</text:span><text:line-break/><text:span text:style-name="T8">graph.add_edge(</text:span><text:span text:style-name="T24">'A'</text:span><text:span text:style-name="T8">, </text:span><text:span text:style-name="T24">'B'</text:span><text:span text:style-name="T8">, </text:span><text:span text:style-name="T21">4</text:span><text:span text:style-name="T8">)</text:span><text:line-break/><text:span text:style-name="T8">graph.add_edge(</text:span><text:span text:style-name="T24">'A'</text:span><text:span text:style-name="T8">, </text:span><text:span text:style-name="T24">'C'</text:span><text:span text:style-name="T8">, </text:span><text:span text:style-name="T21">1</text:span><text:span text:style-name="T8">)</text:span><text:line-break/><text:span text:style-name="T8">graph.add_edge(</text:span><text:span text:style-name="T24">'B'</text:span><text:span text:style-name="T8">, </text:span><text:span text:style-name="T24">'D'</text:span><text:span text:style-name="T8">, </text:span><text:span text:style-name="T21">3</text:span><text:span text:style-name="T8">)</text:span><text:line-break/><text:span text:style-name="T8">graph.add_edge(</text:span><text:span text:style-name="T24">'B'</text:span><text:span text:style-name="T8">, </text:span><text:span text:style-name="T24">'E'</text:span><text:span text:style-name="T8">, </text:span><text:span text:style-name="T21">8</text:span><text:span text:style-name="T8">)</text:span><text:line-break/><text:span text:style-name="T8">graph.add_edge(</text:span><text:span text:style-name="T24">'C'</text:span><text:span text:style-name="T8">, </text:span><text:span text:style-name="T24">'C'</text:span><text:span text:style-name="T8">, </text:span><text:span text:style-name="T21">0</text:span><text:span text:style-name="T8">)</text:span><text:line-break/><text:span text:style-name="T8">graph.add_edge(</text:span><text:span text:style-name="T24">'C'</text:span><text:span text:style-name="T8">, </text:span><text:span text:style-name="T24">'D'</text:span><text:span text:style-name="T8">, </text:span><text:span text:style-name="T21">7</text:span><text:span text:style-name="T8">)</text:span><text:line-break/><text:span text:style-name="T8">graph.add_edge(</text:span><text:span text:style-name="T24">'C'</text:span><text:span text:style-name="T8">, </text:span><text:span text:style-name="T24">'F'</text:span><text:span text:style-name="T8">, </text:span><text:span text:style-name="T21">6</text:span><text:span text:style-name="T8">)</text:span><text:line-break/><text:span text:style-name="T8">graph.add_edge(</text:span><text:span text:style-name="T24">'D'</text:span><text:span text:style-name="T8">, </text:span><text:span text:style-name="T24">'C'</text:span><text:span text:style-name="T8">, </text:span><text:span text:style-name="T21">2</text:span><text:span text:style-name="T8">)</text:span><text:line-break/><text:span text:style-name="T8">graph.add_edge(</text:span><text:span text:style-name="T24">'D'</text:span><text:span text:style-name="T8">, </text:span><text:span text:style-name="T24">'E'</text:span><text:span text:style-name="T8">, </text:span><text:span text:style-name="T21">4</text:span><text:span text:style-name="T8">)</text:span><text:line-break/><text:span text:style-name="T8">graph.add_edge(</text:span><text:span text:style-name="T24">'E'</text:span><text:span text:style-name="T8">, </text:span><text:span text:style-name="T24">'G'</text:span><text:span text:style-name="T8">, </text:span><text:span text:style-name="T21">2</text:span><text:span text:style-name="T8">)</text:span><text:line-break/><text:span text:style-name="T8">graph.add_edge(</text:span><text:span text:style-name="T24">'F'</text:span><text:span text:style-name="T8">, </text:span><text:span text:style-name="T24">'G'</text:span><text:span text:style-name="T8">, </text:span><text:span text:style-name="T21">8</text:span><text:span text:style-name="T8">)</text:span><text:line-break/><text:span text:style-name="T8">graph.set_huristics({</text:span><text:span text:style-name="T24">'A'</text:span><text:span text:style-name="T8">: </text:span><text:span text:style-name="T21">8</text:span><text:span text:style-name="T8">, </text:span><text:span text:style-name="T24">'B'</text:span><text:span text:style-name="T8">: </text:span><text:span text:style-name="T21">8</text:span><text:span text:style-name="T8">, </text:span><text:span text:style-name="T24">'C'</text:span><text:span text:style-name="T8">: </text:span><text:span text:style-name="T21">6</text:span><text:span text:style-name="T8">, </text:span><text:span text:style-name="T24">'D'</text:span><text:span text:style-name="T8">: </text:span><text:span text:style-name="T21">5</text:span><text:span text:style-name="T8">, </text:span><text:span text:style-name="T24">'E'</text:span><text:span text:style-name="T8">: </text:span><text:span text:style-name="T21">1</text:span><text:span text:style-name="T8">, </text:span><text:span text:style-name="T24">'F'</text:span><text:span text:style-name="T8">: </text:span><text:span text:style-name="T21">4</text:span><text:span text:style-name="T8">, </text:span><text:span text:style-name="T24">'G'</text:span><text:span text:style-name="T8">: </text:span><text:span text:style-name="T21">0</text:span><text:span text:style-name="T8">})</text:span><text:line-break/><text:span text:style-name="T8">start, goal, limit = </text:span><text:span text:style-name="T24">'A'</text:span><text:span text:style-name="T8">, </text:span><text:span text:style-name="T24">'G'</text:span><text:span text:style-name="T8">, </text:span><text:span text:style-name="T21">3</text:span><text:line-break/><text:span text:style-name="T8">traced_path, cost = graph.iterative_deepening_astar_search(start, goal)</text:span><text:line-break/><text:span text:style-name="T2">if </text:span><text:span text:style-name="T8">(traced_path): </text:span><text:span text:style-name="T3">print</text:span><text:span text:style-name="T8">(</text:span><text:span text:style-name="T24">'Path:'</text:span><text:span text:style-name="T8">, </text:span><text:span text:style-name="T27">end</text:span><text:span text:style-name="T8">=</text:span><text:span text:style-name="T24">' '</text:span><text:span text:style-name="T8">); Graph.print_path(traced_path, goal); </text:span><text:span text:style-name="T3">print</text:span><text:span text:style-name="T8">(</text:span><text:span text:style-name="T24">'</text:span><text:span text:style-name="T2">\n</text:span><text:span text:style-name="T24">Cost:'</text:span><text:span text:style-name="T8">, cost)</text:span><text:line-break/></text:p>
      <text:h text:style-name="P24" text:outline-level="3"><text:bookmark-start text:name="__RefHeading___Toc13784_1190177895"/>Output:<text:bookmark-end text:name="__RefHeading___Toc13784_1190177895"/></text:h>
      <text:p text:style-name="P10">Depth Limit = 0</text:p>
      <text:p text:style-name="P10">Expand Node | Fringe</text:p>
      <text:p text:style-name="P10">--------------------</text:p>
      <text:p text:style-name="P10">- <text:s text:c="10"/>| (8, 'A')</text:p>
      <text:p text:style-name="P10">A <text:s text:c="10"/>| </text:p>
      <text:p text:style-name="P10">No path from A to G</text:p>
      <text:p text:style-name="P10">Depth Limit = 1</text:p>
      <text:p text:style-name="P10">Expand Node | Fringe</text:p>
      <text:p text:style-name="P10">--------------------</text:p>
      <text:p text:style-name="P10">- <text:s text:c="10"/>| (8, 'A')</text:p>
      <text:p text:style-name="P10">A <text:s text:c="10"/>| (7, 'C'), (12, 'B')</text:p>
      <text:p text:style-name="P10">C <text:s text:c="10"/>| (12, 'B')</text:p>
      <text:p text:style-name="P10">B <text:s text:c="10"/>| </text:p>
      <text:p text:style-name="P10">No path from A to G</text:p>
      <text:p text:style-name="P10">Depth Limit = 2</text:p>
      <text:p text:style-name="P10">Expand Node | Fringe</text:p>
      <text:p text:style-name="P10">--------------------</text:p>
      <text:p text:style-name="P10">- <text:s text:c="10"/>| (8, 'A')</text:p>
      <text:p text:style-name="P10">A <text:s text:c="10"/>| (7, 'C'), (12, 'B')</text:p>
      <text:p text:style-name="P10">C <text:s text:c="10"/>| (11, 'F'), (13, 'D'), (12, 'B')</text:p>
      <text:p text:style-name="P10"><text:soft-page-break/>F <text:s text:c="10"/>| (12, 'B'), (13, 'D')</text:p>
      <text:p text:style-name="P10">B <text:s text:c="10"/>| (12, 'D'), (13, 'D'), (13, 'E')</text:p>
      <text:p text:style-name="P10">D <text:s text:c="10"/>| (13, 'D'), (13, 'E')</text:p>
      <text:p text:style-name="P10">D <text:s text:c="10"/>| (13, 'E')</text:p>
      <text:p text:style-name="P10">E <text:s text:c="10"/>| </text:p>
      <text:p text:style-name="P10">No path from A to G</text:p>
      <text:p text:style-name="P10">Depth Limit = 3</text:p>
      <text:p text:style-name="P10">Expand Node | Fringe</text:p>
      <text:p text:style-name="P10">--------------------</text:p>
      <text:p text:style-name="P10">- <text:s text:c="10"/>| (8, 'A')</text:p>
      <text:p text:style-name="P10">A <text:s text:c="10"/>| (7, 'C'), (12, 'B')</text:p>
      <text:p text:style-name="P10">C <text:s text:c="10"/>| (11, 'F'), (13, 'D'), (12, 'B')</text:p>
      <text:p text:style-name="P10">F <text:s text:c="10"/>| (12, 'B'), (13, 'D'), (15, 'G')</text:p>
      <text:p text:style-name="P10">B <text:s text:c="10"/>| (12, 'D'), (13, 'E'), (13, 'D'), (15, 'G')</text:p>
      <text:p text:style-name="P10">D <text:s text:c="10"/>| (12, 'E'), (13, 'D'), (15, 'G'), (13, 'E')</text:p>
      <text:p text:style-name="P10">E <text:s text:c="10"/>| (13, 'D'), (13, 'E'), (15, 'G')</text:p>
      <text:p text:style-name="P10">D <text:s text:c="10"/>| (13, 'E'), (15, 'G')</text:p>
      <text:p text:style-name="P10">E <text:s text:c="10"/>| (13, 'G'), (15, 'G')</text:p>
      <text:p text:style-name="P10">G <text:s text:c="10"/>| </text:p>
      <text:p text:style-name="P10">Path: A =&gt; B =&gt; D =&gt; E =&gt; G</text:p>
      <text:p text:style-name="P10">Cost: 13</text:p>
      <text:p text:style-name="P3"/>
      <text:h text:style-name="P28" text:outline-level="1"><text:bookmark-start text:name="__RefHeading___Toc13786_1190177895"/>09. Iterative Deepening Depth First Search<text:bookmark-end text:name="__RefHeading___Toc13786_1190177895"/></text:h>
      <text:h text:style-name="Heading_20_3" text:outline-level="3"><text:bookmark-start text:name="__RefHeading___Toc13788_1190177895"/><text:line-break/><text:span text:style-name="T37">Source Code:</text:span><text:bookmark-end text:name="__RefHeading___Toc13788_1190177895"/></text:h>
      <text:p text:style-name="P5"><text:span text:style-name="T2">from </text:span><text:span text:style-name="T8">collections </text:span><text:span text:style-name="T2">import </text:span><text:span text:style-name="T8">deque</text:span><text:line-break/><text:line-break/><text:span text:style-name="T2">class </text:span><text:span text:style-name="T8">Graph:</text:span><text:line-break/><text:span text:style-name="T8"> <text:s text:c="3"/></text:span><text:span text:style-name="T2">def </text:span><text:span text:style-name="T15">__init__</text:span><text:span text:style-name="T8">(</text:span><text:span text:style-name="T18">self</text:span><text:span text:style-name="T8">, directed=</text:span><text:span text:style-name="T2">True</text:span><text:span text:style-name="T8">):</text:span><text:line-break/><text:span text:style-name="T8"> <text:s text:c="7"/></text:span><text:span text:style-name="T18">self</text:span><text:span text:style-name="T8">.edges = {}</text:span><text:line-break/><text:span text:style-name="T8"> <text:s text:c="7"/></text:span><text:span text:style-name="T18">self</text:span><text:span text:style-name="T8">.directed = directed</text:span><text:line-break/><text:line-break/><text:span text:style-name="T8"> <text:s text:c="3"/></text:span><text:span text:style-name="T2">def </text:span><text:span text:style-name="T8">add_edge(</text:span><text:span text:style-name="T18">self</text:span><text:span text:style-name="T8">, node1, node2, __reversed=</text:span><text:span text:style-name="T2">False</text:span><text:span text:style-name="T8">):</text:span><text:line-break/><text:span text:style-name="T8"> <text:s text:c="7"/></text:span><text:span text:style-name="T2">try</text:span><text:span text:style-name="T8">: neighbors = </text:span><text:span text:style-name="T18">self</text:span><text:span text:style-name="T8">.edges[node1]</text:span><text:line-break/><text:span text:style-name="T8"> <text:s text:c="7"/></text:span><text:span text:style-name="T2">except </text:span><text:span text:style-name="T3">KeyError</text:span><text:span text:style-name="T8">: neighbors = </text:span><text:span text:style-name="T3">set</text:span><text:span text:style-name="T8">()</text:span><text:line-break/><text:span text:style-name="T8"> <text:s text:c="7"/>neighbors.add(node2)</text:span><text:line-break/><text:span text:style-name="T8"> <text:s text:c="7"/></text:span><text:span text:style-name="T18">self</text:span><text:span text:style-name="T8">.edges[node1] = neighbors</text:span><text:line-break/><text:span text:style-name="T8"> <text:s text:c="7"/></text:span><text:span text:style-name="T2">if not </text:span><text:span text:style-name="T18">self</text:span><text:span text:style-name="T8">.directed </text:span><text:span text:style-name="T2">and not </text:span><text:span text:style-name="T8">__reversed: </text:span><text:span text:style-name="T18">self</text:span><text:span text:style-name="T8">.add_edge(node2, node1, </text:span><text:span text:style-name="T2">True</text:span><text:span text:style-name="T8">)</text:span><text:line-break/><text:line-break/><text:span text:style-name="T8"> <text:s text:c="3"/></text:span><text:span text:style-name="T2">def </text:span><text:span text:style-name="T8">neighbors(</text:span><text:span text:style-name="T18">self</text:span><text:span text:style-name="T8">, node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]</text:span><text:line-break/><text:span text:style-name="T8"> <text:s text:c="7"/></text:span><text:span text:style-name="T2">except </text:span><text:span text:style-name="T3">KeyError</text:span><text:span text:style-name="T8">: </text:span><text:span text:style-name="T2">return </text:span><text:span text:style-name="T8">[]</text:span><text:line-break/><text:line-break/><text:span text:style-name="T8"> <text:s text:c="3"/></text:span><text:span text:style-name="T2">def </text:span><text:span text:style-name="T8">iterative_deepening_dfs(</text:span><text:span text:style-name="T18">self</text:span><text:span text:style-name="T8">, start, goal):</text:span><text:line-break/><text:span text:style-name="T8"> <text:s text:c="7"/>prev_iter_visited, depth = [], </text:span><text:span text:style-name="T21">0</text:span><text:line-break/><text:span text:style-name="T21"> <text:s text:c="7"/></text:span><text:span text:style-name="T2">while True</text:span><text:span text:style-name="T8">:</text:span><text:line-break/><text:span text:style-name="T8"> <text:s text:c="11"/>traced_path, visited = </text:span><text:span text:style-name="T18">self</text:span><text:span text:style-name="T8">.depth_limited_search(start, goal, depth)</text:span><text:line-break/><text:span text:style-name="T8"> <text:s text:c="11"/></text:span><text:span text:style-name="T2">if </text:span><text:span text:style-name="T8">traced_path </text:span><text:span text:style-name="T2">or </text:span><text:span text:style-name="T3">len</text:span><text:span text:style-name="T8">(visited) == </text:span><text:span text:style-name="T3">len</text:span><text:span text:style-name="T8">(prev_iter_visited): </text:span><text:span text:style-name="T2">return </text:span><text:span text:style-name="T8">traced_path</text:span><text:line-break/><text:span text:style-name="T8"> <text:s text:c="11"/></text:span><text:span text:style-name="T2">else</text:span><text:span text:style-name="T8">: prev_iter_visited = visited; depth += </text:span><text:span text:style-name="T21">1</text:span><text:line-break/><text:line-break/><text:span text:style-name="T21"> <text:s text:c="3"/></text:span><text:span text:style-name="T2">def </text:span><text:span text:style-name="T8">depth_limited_search(</text:span><text:span text:style-name="T18">self</text:span><text:span text:style-name="T8">, start, goal, limit=-</text:span><text:span text:style-name="T21">1</text:span><text:span text:style-name="T8">):</text:span><text:line-break/><text:span text:style-name="T8"> <text:s text:c="7"/></text:span><text:span text:style-name="T3">print</text:span><text:span text:style-name="T8">(</text:span><text:span text:style-name="T24">'Depth limit ='</text:span><text:span text:style-name="T8">, limit)</text:span><text:line-break/><text:span text:style-name="T8"> <text:s text:c="7"/>found, fringe, visited, came_from = </text:span><text:span text:style-name="T2">False</text:span><text:span text:style-name="T8">, deque([(</text:span><text:span text:style-name="T21">0</text:span><text:span text:style-name="T8">, start)]), </text:span><text:span text:style-name="T3">set</text:span><text:span text:style-name="T8">([start]), {start: </text:span><text:span text:style-name="T2">None</text:span><text:span text:style-name="T8">}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Expand Node'</text:span><text:span text:style-name="T8">, </text:span><text:span text:style-name="T24">'Fringe'</text:span><text:span text:style-name="T8">))</text:span><text:line-break/><text:span text:style-name="T8"> <text:s text:c="7"/></text:span><text:span text:style-name="T3">print</text:span><text:span text:style-name="T8">(</text:span><text:span text:style-name="T24">'--------------------'</text:span><text:span text:style-name="T8">)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-'</text:span><text:span text:style-name="T8">, start))</text:span><text:line-break/><text:span text:style-name="T8"> <text:s text:c="7"/></text:span><text:span text:style-name="T2">while not </text:span><text:span text:style-name="T8">found </text:span><text:span text:style-name="T2">and </text:span><text:span text:style-name="T3">len</text:span><text:span text:style-name="T8">(fringe):</text:span><text:line-break/><text:span text:style-name="T8"> <text:s text:c="11"/>depth, current = fringe.pop()</text:span><text:line-break/><text:span text:style-name="T8"> <text:s text:c="11"/></text:span><text:span text:style-name="T3">print</text:span><text:span text:style-name="T8">(</text:span><text:span text:style-name="T24">'{:11s}'</text:span><text:span text:style-name="T8">.format(current), </text:span><text:span text:style-name="T27">end</text:span><text:span text:style-name="T8">=</text:span><text:span text:style-name="T24">' | '</text:span><text:span text:style-name="T8">)</text:span><text:line-break/><text:span text:style-name="T8"> <text:s text:c="11"/></text:span><text:span text:style-name="T2">if </text:span><text:span text:style-name="T8">current == goal: found = </text:span><text:span text:style-name="T2">True</text:span><text:span text:style-name="T8">; </text:span><text:span text:style-name="T2">break</text:span><text:line-break/><text:span text:style-name="T2"> <text:s text:c="11"/>if </text:span><text:span text:style-name="T8">limit == -</text:span><text:span text:style-name="T21">1 </text:span><text:span text:style-name="T2">or </text:span><text:span text:style-name="T8">depth &lt; limit:</text:span><text:line-break/><text:span text:style-name="T8"> <text:s text:c="15"/></text:span><text:span text:style-name="T2">for </text:span><text:span text:style-name="T8">node </text:span><text:span text:style-name="T2">in </text:span><text:span text:style-name="T18">self</text:span><text:span text:style-name="T8">.neighbors(current):</text:span><text:line-break/><text:span text:style-name="T8"> <text:s text:c="19"/></text:span><text:span text:style-name="T2">if </text:span><text:span text:style-name="T8">node </text:span><text:span text:style-name="T2">not in </text:span><text:span text:style-name="T8">visited:</text:span><text:line-break/><text:span text:style-name="T8"> <text:s text:c="23"/>visited.add(node); fringe.append((depth + </text:span><text:span text:style-name="T21">1</text:span><text:span text:style-name="T8">, node))</text:span><text:line-break/><text:span text:style-name="T8"> <text:s text:c="23"/>came_from[node] = current</text:span><text:line-break/><text:span text:style-name="T8"> <text:s text:c="11"/></text:span><text:span text:style-name="T3">print</text:span><text:span text:style-name="T8">(</text:span><text:span text:style-name="T24">', '</text:span><text:span text:style-name="T8">.join([n </text:span><text:span text:style-name="T2">for </text:span><text:span text:style-name="T8">_, n </text:span><text:span text:style-name="T2">in </text:span><text:span text:style-name="T8">fringe]))</text:span><text:line-break/><text:span text:style-name="T8"> <text:s text:c="7"/></text:span><text:span text:style-name="T2">if </text:span><text:span text:style-name="T8">found: </text:span><text:span text:style-name="T3">print</text:span><text:span text:style-name="T8">(); </text:span><text:span text:style-name="T2">return </text:span><text:span text:style-name="T8">came_from, visited</text:span><text:line-break/><text:span text:style-name="T8"> <text:s text:c="7"/></text:span><text:span text:style-name="T2">else</text:span><text:span text:style-name="T8">: </text:span><text:span text:style-name="T3">print</text:span><text:span text:style-name="T8">(</text:span><text:span text:style-name="T24">'No path from {} to {}'</text:span><text:span text:style-name="T8">.format(start, goal)); </text:span><text:span text:style-name="T2">return None</text:span><text:span text:style-name="T8">, visited</text:span><text:line-break/><text:line-break/><text:span text:style-name="T8"> <text:s text:c="3"/></text:span><text:span text:style-name="T30">@staticmethod</text:span><text:line-break/><text:span text:style-name="T30"> <text:s text:c="3"/></text:span><text:span text:style-name="T2">def </text:span><text:span text:style-name="T8">print_path(came_from, goal):</text:span><text:line-break/><text:span text:style-name="T8"> <text:s text:c="7"/>parent = came_from[goal]</text:span><text:line-break/><text:span text:style-name="T8"> <text:s text:c="7"/></text:span><text:span text:style-name="T2">if </text:span><text:span text:style-name="T8">parent:</text:span><text:line-break/><text:span text:style-name="T8"> <text:s text:c="11"/>Graph.print_path(came_from, parent)</text:span><text:line-break/><text:span text:style-name="T8"> <text:s text:c="7"/></text:span><text:span text:style-name="T2">else</text:span><text:span text:style-name="T8">: </text:span><text:span text:style-name="T3">print</text:span><text:span text:style-name="T8">(goal, </text:span><text:span text:style-name="T27">end</text:span><text:span text:style-name="T8">=</text:span><text:span text:style-name="T24">''</text:span><text:span text:style-name="T8">);</text:span><text:span text:style-name="T2">return</text:span><text:line-break/><text:span text:style-name="T2"> <text:s text:c="7"/></text:span><text:span text:style-name="T3">print</text:span><text:span text:style-name="T8">(</text:span><text:span text:style-name="T24">' =&gt;'</text:span><text:span text:style-name="T8">, goal, </text:span><text:span text:style-name="T27">end</text:span><text:span text:style-name="T8">=</text:span><text:span text:style-name="T24">''</text:span><text:span text:style-name="T8">)</text:span><text:line-break/><text:line-break/><text:span text:style-name="T8"> <text:s text:c="3"/></text:span><text:span text:style-name="T2">def </text:span><text:span text:style-name="T15">__str__</text:span><text:span text:style-name="T8">(</text:span><text:span text:style-name="T18">self</text:span><text:span text:style-name="T8">):</text:span><text:line-break/><text:span text:style-name="T8"> <text:s text:c="7"/></text:span><text:span text:style-name="T2">return </text:span><text:span text:style-name="T3">str</text:span><text:span text:style-name="T8">(</text:span><text:span text:style-name="T18">self</text:span><text:span text:style-name="T8">.edges)</text:span><text:line-break/><text:line-break/><text:line-break/><text:span text:style-name="T8">graph = Graph(</text:span><text:span text:style-name="T27">directed</text:span><text:span text:style-name="T8">=</text:span><text:span text:style-name="T2">False</text:span><text:span text:style-name="T8">)</text:span><text:line-break/><text:span text:style-name="T8">graph.add_edge(</text:span><text:span text:style-name="T24">'A'</text:span><text:span text:style-name="T8">, </text:span><text:span text:style-name="T24">'B'</text:span><text:span text:style-name="T8">)</text:span><text:line-break/><text:span text:style-name="T8">graph.add_edge(</text:span><text:span text:style-name="T24">'A'</text:span><text:span text:style-name="T8">, </text:span><text:span text:style-name="T24">'S'</text:span><text:span text:style-name="T8">)</text:span><text:line-break/><text:soft-page-break/><text:span text:style-name="T8">graph.add_edge(</text:span><text:span text:style-name="T24">'S'</text:span><text:span text:style-name="T8">, </text:span><text:span text:style-name="T24">'G'</text:span><text:span text:style-name="T8">)</text:span><text:line-break/><text:span text:style-name="T8">graph.add_edge(</text:span><text:span text:style-name="T24">'S'</text:span><text:span text:style-name="T8">, </text:span><text:span text:style-name="T24">'C'</text:span><text:span text:style-name="T8">)</text:span><text:line-break/><text:span text:style-name="T8">graph.add_edge(</text:span><text:span text:style-name="T24">'C'</text:span><text:span text:style-name="T8">, </text:span><text:span text:style-name="T24">'F'</text:span><text:span text:style-name="T8">)</text:span><text:line-break/><text:span text:style-name="T8">graph.add_edge(</text:span><text:span text:style-name="T24">'G'</text:span><text:span text:style-name="T8">, </text:span><text:span text:style-name="T24">'F'</text:span><text:span text:style-name="T8">)</text:span><text:line-break/><text:span text:style-name="T8">graph.add_edge(</text:span><text:span text:style-name="T24">'C'</text:span><text:span text:style-name="T8">, </text:span><text:span text:style-name="T24">'D'</text:span><text:span text:style-name="T8">)</text:span><text:line-break/><text:span text:style-name="T8">graph.add_edge(</text:span><text:span text:style-name="T24">'C'</text:span><text:span text:style-name="T8">, </text:span><text:span text:style-name="T24">'E'</text:span><text:span text:style-name="T8">)</text:span><text:line-break/><text:span text:style-name="T8">graph.add_edge(</text:span><text:span text:style-name="T24">'E'</text:span><text:span text:style-name="T8">, </text:span><text:span text:style-name="T24">'H'</text:span><text:span text:style-name="T8">)</text:span><text:line-break/><text:span text:style-name="T8">graph.add_edge(</text:span><text:span text:style-name="T24">'G'</text:span><text:span text:style-name="T8">, </text:span><text:span text:style-name="T24">'H'</text:span><text:span text:style-name="T8">)</text:span><text:line-break/><text:span text:style-name="T8">start, goal = </text:span><text:span text:style-name="T24">'A'</text:span><text:span text:style-name="T8">, </text:span><text:span text:style-name="T24">'H'</text:span><text:line-break/><text:span text:style-name="T8">traced_path = graph.iterative_deepening_dfs(start, goal)</text:span><text:line-break/><text:span text:style-name="T2">if </text:span><text:span text:style-name="T8">(traced_path): </text:span><text:span text:style-name="T3">print</text:span><text:span text:style-name="T8">(</text:span><text:span text:style-name="T24">'Path:'</text:span><text:span text:style-name="T8">, </text:span><text:span text:style-name="T27">end</text:span><text:span text:style-name="T8">=</text:span><text:span text:style-name="T24">' '</text:span><text:span text:style-name="T8">); Graph.print_path(traced_path, goal);</text:span><text:span text:style-name="T3">print</text:span><text:span text:style-name="T8">()</text:span><text:line-break/></text:p>
      <text:h text:style-name="P24" text:outline-level="3"><text:bookmark-start text:name="__RefHeading___Toc13790_1190177895"/>Output:<text:bookmark-end text:name="__RefHeading___Toc13790_1190177895"/></text:h>
      <text:p text:style-name="P8">Depth limit = 0</text:p>
      <text:p text:style-name="P8">Expand Node | Fringe</text:p>
      <text:p text:style-name="P8">--------------------</text:p>
      <text:p text:style-name="P8">- <text:s text:c="10"/>| A</text:p>
      <text:p text:style-name="P8">A <text:s text:c="10"/>| </text:p>
      <text:p text:style-name="P8">No path from A to H</text:p>
      <text:p text:style-name="P8">Depth limit = 1</text:p>
      <text:p text:style-name="P8">Expand Node | Fringe</text:p>
      <text:p text:style-name="P8">--------------------</text:p>
      <text:p text:style-name="P8">- <text:s text:c="10"/>| A</text:p>
      <text:p text:style-name="P8">A <text:s text:c="10"/>| S, B</text:p>
      <text:p text:style-name="P8">B <text:s text:c="10"/>| S</text:p>
      <text:p text:style-name="P8">S <text:s text:c="10"/>| </text:p>
      <text:p text:style-name="P8">No path from A to H</text:p>
      <text:p text:style-name="P8">Depth limit = 2</text:p>
      <text:p text:style-name="P8">Expand Node | Fringe</text:p>
      <text:p text:style-name="P8">--------------------</text:p>
      <text:p text:style-name="P8">- <text:s text:c="10"/>| A</text:p>
      <text:p text:style-name="P8">A <text:s text:c="10"/>| S, B</text:p>
      <text:p text:style-name="P8">B <text:s text:c="10"/>| S</text:p>
      <text:p text:style-name="P8">S <text:s text:c="10"/>| G, C</text:p>
      <text:p text:style-name="P8">C <text:s text:c="10"/>| G</text:p>
      <text:p text:style-name="P8">G <text:s text:c="10"/>| </text:p>
      <text:p text:style-name="P8">No path from A to H</text:p>
      <text:p text:style-name="P8">Depth limit = 3</text:p>
      <text:p text:style-name="P8">Expand Node | Fringe</text:p>
      <text:p text:style-name="P8">--------------------</text:p>
      <text:p text:style-name="P8">- <text:s text:c="10"/>| A</text:p>
      <text:p text:style-name="P8"><text:soft-page-break/>A <text:s text:c="10"/>| S, B</text:p>
      <text:p text:style-name="P8">B <text:s text:c="10"/>| S</text:p>
      <text:p text:style-name="P8">S <text:s text:c="10"/>| G, C</text:p>
      <text:p text:style-name="P8">C <text:s text:c="10"/>| G, D, E, F</text:p>
      <text:p text:style-name="P8">F <text:s text:c="10"/>| G, D, E</text:p>
      <text:p text:style-name="P8">E <text:s text:c="10"/>| G, D</text:p>
      <text:p text:style-name="P8">D <text:s text:c="10"/>| G</text:p>
      <text:p text:style-name="P8">G <text:s text:c="10"/>| H</text:p>
      <text:p text:style-name="P8">H <text:s text:c="10"/>| </text:p>
      <text:p text:style-name="P8">Path: A =&gt; S =&gt; G =&gt; H</text:p>
      <text:p text:style-name="P3"/>
      <text:h text:style-name="P28" text:outline-level="1"><text:bookmark-start text:name="__RefHeading___Toc13792_1190177895"/>10. Uninformed Cost Search<text:bookmark-end text:name="__RefHeading___Toc13792_1190177895"/></text:h>
      <text:h text:style-name="Heading_20_3" text:outline-level="3"><text:bookmark-start text:name="__RefHeading___Toc13794_1190177895"/><text:line-break/><text:span text:style-name="T37">Source Code:</text:span><text:bookmark-end text:name="__RefHeading___Toc13794_1190177895"/></text:h>
      <text:p text:style-name="P5"><text:span text:style-name="T2">class </text:span><text:span text:style-name="T8">Graph:</text:span><text:line-break/><text:span text:style-name="T8"> <text:s text:c="3"/></text:span><text:span text:style-name="T2">def </text:span><text:span text:style-name="T15">__init__</text:span><text:span text:style-name="T8">(</text:span><text:span text:style-name="T18">self</text:span><text:span text:style-name="T8">, directed=</text:span><text:span text:style-name="T2">True</text:span><text:span text:style-name="T8">):</text:span><text:line-break/><text:span text:style-name="T8"> <text:s text:c="7"/></text:span><text:span text:style-name="T18">self</text:span><text:span text:style-name="T8">.edges = {}</text:span><text:line-break/><text:span text:style-name="T8"> <text:s text:c="7"/></text:span><text:span text:style-name="T18">self</text:span><text:span text:style-name="T8">.directed = directed</text:span><text:line-break/><text:line-break/><text:span text:style-name="T8"> <text:s text:c="3"/></text:span><text:span text:style-name="T2">def </text:span><text:span text:style-name="T8">add_edge(</text:span><text:span text:style-name="T18">self</text:span><text:span text:style-name="T8">, node1, node2, cost = </text:span><text:span text:style-name="T21">1</text:span><text:span text:style-name="T8">, __reversed=</text:span><text:span text:style-name="T2">False</text:span><text:span text:style-name="T8">):</text:span><text:line-break/><text:span text:style-name="T8"> <text:s text:c="7"/></text:span><text:span text:style-name="T2">try</text:span><text:span text:style-name="T8">: neighbors = </text:span><text:span text:style-name="T18">self</text:span><text:span text:style-name="T8">.edges[node1]</text:span><text:line-break/><text:span text:style-name="T8"> <text:s text:c="7"/></text:span><text:span text:style-name="T2">except </text:span><text:span text:style-name="T3">KeyError</text:span><text:span text:style-name="T8">: neighbors = {}</text:span><text:line-break/><text:span text:style-name="T8"> <text:s text:c="7"/>neighbors[node2] = cost</text:span><text:line-break/><text:span text:style-name="T8"> <text:s text:c="7"/></text:span><text:span text:style-name="T18">self</text:span><text:span text:style-name="T8">.edges[node1] = neighbors</text:span><text:line-break/><text:span text:style-name="T8"> <text:s text:c="7"/></text:span><text:span text:style-name="T2">if not </text:span><text:span text:style-name="T18">self</text:span><text:span text:style-name="T8">.directed </text:span><text:span text:style-name="T2">and not </text:span><text:span text:style-name="T8">__reversed: </text:span><text:span text:style-name="T18">self</text:span><text:span text:style-name="T8">.add_edge(node2, node1, cost, </text:span><text:span text:style-name="T2">True</text:span><text:span text:style-name="T8">)</text:span><text:line-break/><text:line-break/><text:span text:style-name="T8"> <text:s text:c="3"/></text:span><text:span text:style-name="T2">def </text:span><text:span text:style-name="T8">neighbors(</text:span><text:span text:style-name="T18">self</text:span><text:span text:style-name="T8">, node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]</text:span><text:line-break/><text:span text:style-name="T8"> <text:s text:c="7"/></text:span><text:span text:style-name="T2">except </text:span><text:span text:style-name="T3">KeyError</text:span><text:span text:style-name="T8">: </text:span><text:span text:style-name="T2">return </text:span><text:span text:style-name="T8">[]</text:span><text:line-break/><text:line-break/><text:span text:style-name="T8"> <text:s text:c="3"/></text:span><text:span text:style-name="T2">def </text:span><text:span text:style-name="T8">cost(</text:span><text:span text:style-name="T18">self</text:span><text:span text:style-name="T8">, node1, node2):</text:span><text:line-break/><text:span text:style-name="T8"> <text:s text:c="7"/></text:span><text:span text:style-name="T2">try</text:span><text:span text:style-name="T8">: </text:span><text:span text:style-name="T2">return </text:span><text:span text:style-name="T18">self</text:span><text:span text:style-name="T8">.edges[node1][node2]</text:span><text:line-break/><text:span text:style-name="T8"> <text:s text:c="7"/></text:span><text:span text:style-name="T2">except</text:span><text:span text:style-name="T8">: </text:span><text:span text:style-name="T2">return </text:span><text:span text:style-name="T8">inf</text:span><text:line-break/><text:line-break/><text:line-break/><text:span text:style-name="T8"> <text:s text:c="3"/></text:span><text:span text:style-name="T2">def </text:span><text:span text:style-name="T8">uniform_cost_search(</text:span><text:span text:style-name="T18">self</text:span><text:span text:style-name="T8">, start, goal):</text:span><text:line-break/><text:span text:style-name="T8"> <text:s text:c="7"/>found, fringe, visited, came_from, cost_so_far = </text:span><text:span text:style-name="T2">False</text:span><text:span text:style-name="T8">, [(</text:span><text:span text:style-name="T21">0</text:span><text:span text:style-name="T8">, start)], </text:span><text:span text:style-name="T3">set</text:span><text:span text:style-name="T8">([start]), {start: </text:span><text:span text:style-name="T2">None</text:span><text:span text:style-name="T8">}, {start: </text:span><text:span text:style-name="T21">0</text:span><text:span text:style-name="T8">}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Expand Node'</text:span><text:span text:style-name="T8">, </text:span><text:span text:style-name="T24">'Fringe'</text:span><text:span text:style-name="T8">))</text:span><text:line-break/><text:span text:style-name="T8"> <text:s text:c="7"/></text:span><text:span text:style-name="T3">print</text:span><text:span text:style-name="T8">(</text:span><text:span text:style-name="T24">'--------------------'</text:span><text:span text:style-name="T8">)</text:span><text:line-break/><text:span text:style-name="T8"> <text:s text:c="7"/></text:span><text:span text:style-name="T3">print</text:span><text:span text:style-name="T8">(</text:span><text:span text:style-name="T24">'{:11s} | {}'</text:span><text:span text:style-name="T8">.format(</text:span><text:span text:style-name="T24">'-'</text:span><text:span text:style-name="T8">, </text:span><text:span text:style-name="T3">str</text:span><text:span text:style-name="T8">((</text:span><text:span text:style-name="T21">0</text:span><text:span text:style-name="T8">, start))))</text:span><text:line-break/><text:span text:style-name="T8"> <text:s text:c="7"/></text:span><text:span text:style-name="T2">while not </text:span><text:span text:style-name="T8">found </text:span><text:span text:style-name="T2">and </text:span><text:span text:style-name="T3">len</text:span><text:span text:style-name="T8">(fringe):</text:span><text:line-break/><text:span text:style-name="T8"> <text:s text:c="11"/>_, current = heappop(fringe)</text:span><text:line-break/><text:span text:style-name="T8"> <text:s text:c="11"/></text:span><text:span text:style-name="T3">print</text:span><text:span text:style-name="T8">(</text:span><text:span text:style-name="T24">'{:11s}'</text:span><text:span text:style-name="T8">.format(current), </text:span><text:span text:style-name="T27">end</text:span><text:span text:style-name="T8">=</text:span><text:span text:style-name="T24">' | '</text:span><text:span text:style-name="T8">)</text:span><text:line-break/><text:span text:style-name="T8"> <text:s text:c="11"/></text:span><text:span text:style-name="T2">if </text:span><text:span text:style-name="T8">current == goal: found = </text:span><text:span text:style-name="T2">True</text:span><text:span text:style-name="T8">; </text:span><text:span text:style-name="T2">break</text:span><text:line-break/><text:span text:style-name="T2"> <text:s text:c="11"/>for </text:span><text:span text:style-name="T8">node </text:span><text:span text:style-name="T2">in </text:span><text:span text:style-name="T18">self</text:span><text:span text:style-name="T8">.neighbors(current):</text:span><text:line-break/><text:span text:style-name="T8"> <text:s text:c="15"/>new_cost = cost_so_far[current] + </text:span><text:span text:style-name="T18">self</text:span><text:span text:style-name="T8">.cost(current, node)</text:span><text:line-break/><text:span text:style-name="T8"> <text:s text:c="15"/></text:span><text:span text:style-name="T2">if </text:span><text:span text:style-name="T8">node </text:span><text:span text:style-name="T2">not in </text:span><text:span text:style-name="T8">visited </text:span><text:span text:style-name="T2">or </text:span><text:span text:style-name="T8">cost_so_far[node] &gt; new_cost:</text:span><text:line-break/><text:span text:style-name="T8"> <text:s text:c="19"/>visited.add(node); came_from[node] = current; cost_so_far[node] = new_cost</text:span><text:line-break/><text:span text:style-name="T8"> <text:s text:c="19"/>heappush(fringe, (new_cost, node))</text:span><text:line-break/><text:span text:style-name="T8"> <text:s text:c="11"/></text:span><text:span text:style-name="T3">print</text:span><text:span text:style-name="T8">(</text:span><text:span text:style-name="T24">', '</text:span><text:span text:style-name="T8">.join([</text:span><text:span text:style-name="T3">str</text:span><text:span text:style-name="T8">(n) </text:span><text:span text:style-name="T2">for </text:span><text:span text:style-name="T8">n </text:span><text:span text:style-name="T2">in </text:span><text:span text:style-name="T8">fringe]))</text:span><text:line-break/><text:span text:style-name="T8"> <text:s text:c="7"/></text:span><text:span text:style-name="T2">if </text:span><text:span text:style-name="T8">found: </text:span><text:span text:style-name="T3">print</text:span><text:span text:style-name="T8">(); </text:span><text:span text:style-name="T2">return </text:span><text:span text:style-name="T8">came_from, cost_so_far[goal]</text:span><text:line-break/><text:span text:style-name="T8"> <text:s text:c="7"/></text:span><text:span text:style-name="T2">else</text:span><text:span text:style-name="T8">: </text:span><text:span text:style-name="T3">print</text:span><text:span text:style-name="T8">(</text:span><text:span text:style-name="T24">'No path from {} to {}'</text:span><text:span text:style-name="T8">.format(start, goal)); </text:span><text:span text:style-name="T2">return None</text:span><text:span text:style-name="T8">, inf</text:span><text:line-break/><text:line-break/><text:span text:style-name="T8"> <text:s text:c="3"/></text:span><text:span text:style-name="T30">@staticmethod</text:span><text:line-break/><text:span text:style-name="T30"> <text:s text:c="3"/></text:span><text:span text:style-name="T2">def </text:span><text:span text:style-name="T8">print_path(came_from, goal):</text:span><text:line-break/><text:span text:style-name="T8"> <text:s text:c="7"/>parent = came_from[goal]</text:span><text:line-break/><text:span text:style-name="T8"> <text:s text:c="7"/></text:span><text:span text:style-name="T2">if </text:span><text:span text:style-name="T8">parent:</text:span><text:line-break/><text:span text:style-name="T8"> <text:s text:c="11"/>Graph.print_path(came_from, parent)</text:span><text:line-break/><text:span text:style-name="T8"> <text:s text:c="7"/></text:span><text:span text:style-name="T2">else</text:span><text:span text:style-name="T8">: </text:span><text:span text:style-name="T3">print</text:span><text:span text:style-name="T8">(goal, </text:span><text:span text:style-name="T27">end</text:span><text:span text:style-name="T8">=</text:span><text:span text:style-name="T24">''</text:span><text:span text:style-name="T8">);</text:span><text:span text:style-name="T2">return</text:span><text:line-break/><text:span text:style-name="T2"> <text:s text:c="7"/></text:span><text:span text:style-name="T3">print</text:span><text:span text:style-name="T8">(</text:span><text:span text:style-name="T24">' =&gt;'</text:span><text:span text:style-name="T8">, goal, </text:span><text:span text:style-name="T27">end</text:span><text:span text:style-name="T8">=</text:span><text:span text:style-name="T24">''</text:span><text:span text:style-name="T8">)</text:span><text:line-break/><text:line-break/><text:line-break/><text:span text:style-name="T8"> <text:s text:c="3"/></text:span><text:span text:style-name="T2">def </text:span><text:span text:style-name="T15">__str__</text:span><text:span text:style-name="T8">(</text:span><text:span text:style-name="T18">self</text:span><text:span text:style-name="T8">):</text:span><text:line-break/><text:span text:style-name="T8"> <text:s text:c="7"/></text:span><text:span text:style-name="T2">return </text:span><text:span text:style-name="T3">str</text:span><text:span text:style-name="T8">(</text:span><text:span text:style-name="T18">self</text:span><text:span text:style-name="T8">.edges)</text:span><text:line-break/><text:line-break/><text:line-break/><text:span text:style-name="T8">graph = Graph(</text:span><text:span text:style-name="T27">directed</text:span><text:span text:style-name="T8">=</text:span><text:span text:style-name="T2">True</text:span><text:span text:style-name="T8">)</text:span><text:line-break/><text:span text:style-name="T8">graph.add_edge(</text:span><text:span text:style-name="T24">'A'</text:span><text:span text:style-name="T8">, </text:span><text:span text:style-name="T24">'B'</text:span><text:span text:style-name="T8">, </text:span><text:span text:style-name="T21">4</text:span><text:span text:style-name="T8">)</text:span><text:line-break/><text:span text:style-name="T8">graph.add_edge(</text:span><text:span text:style-name="T24">'A'</text:span><text:span text:style-name="T8">, </text:span><text:span text:style-name="T24">'C'</text:span><text:span text:style-name="T8">, </text:span><text:span text:style-name="T21">1</text:span><text:span text:style-name="T8">)</text:span><text:line-break/><text:span text:style-name="T8">graph.add_edge(</text:span><text:span text:style-name="T24">'B'</text:span><text:span text:style-name="T8">, </text:span><text:span text:style-name="T24">'D'</text:span><text:span text:style-name="T8">, </text:span><text:span text:style-name="T21">3</text:span><text:span text:style-name="T8">)</text:span><text:line-break/><text:span text:style-name="T8">graph.add_edge(</text:span><text:span text:style-name="T24">'B'</text:span><text:span text:style-name="T8">, </text:span><text:span text:style-name="T24">'E'</text:span><text:span text:style-name="T8">, </text:span><text:span text:style-name="T21">8</text:span><text:span text:style-name="T8">)</text:span><text:line-break/><text:span text:style-name="T8">graph.add_edge(</text:span><text:span text:style-name="T24">'C'</text:span><text:span text:style-name="T8">, </text:span><text:span text:style-name="T24">'C'</text:span><text:span text:style-name="T8">, </text:span><text:span text:style-name="T21">0</text:span><text:span text:style-name="T8">)</text:span><text:line-break/><text:soft-page-break/><text:span text:style-name="T8">graph.add_edge(</text:span><text:span text:style-name="T24">'C'</text:span><text:span text:style-name="T8">, </text:span><text:span text:style-name="T24">'D'</text:span><text:span text:style-name="T8">, </text:span><text:span text:style-name="T21">7</text:span><text:span text:style-name="T8">)</text:span><text:line-break/><text:span text:style-name="T8">graph.add_edge(</text:span><text:span text:style-name="T24">'C'</text:span><text:span text:style-name="T8">, </text:span><text:span text:style-name="T24">'F'</text:span><text:span text:style-name="T8">, </text:span><text:span text:style-name="T21">6</text:span><text:span text:style-name="T8">)</text:span><text:line-break/><text:span text:style-name="T8">graph.add_edge(</text:span><text:span text:style-name="T24">'D'</text:span><text:span text:style-name="T8">, </text:span><text:span text:style-name="T24">'C'</text:span><text:span text:style-name="T8">, </text:span><text:span text:style-name="T21">2</text:span><text:span text:style-name="T8">)</text:span><text:line-break/><text:span text:style-name="T8">graph.add_edge(</text:span><text:span text:style-name="T24">'D'</text:span><text:span text:style-name="T8">, </text:span><text:span text:style-name="T24">'E'</text:span><text:span text:style-name="T8">, </text:span><text:span text:style-name="T21">4</text:span><text:span text:style-name="T8">)</text:span><text:line-break/><text:span text:style-name="T8">graph.add_edge(</text:span><text:span text:style-name="T24">'E'</text:span><text:span text:style-name="T8">, </text:span><text:span text:style-name="T24">'G'</text:span><text:span text:style-name="T8">, </text:span><text:span text:style-name="T21">2</text:span><text:span text:style-name="T8">)</text:span><text:line-break/><text:span text:style-name="T8">graph.add_edge(</text:span><text:span text:style-name="T24">'F'</text:span><text:span text:style-name="T8">, </text:span><text:span text:style-name="T24">'G'</text:span><text:span text:style-name="T8">, </text:span><text:span text:style-name="T21">8</text:span><text:span text:style-name="T8">)</text:span><text:line-break/><text:span text:style-name="T8">start, goal = </text:span><text:span text:style-name="T24">'A'</text:span><text:span text:style-name="T8">, </text:span><text:span text:style-name="T24">'G'</text:span><text:line-break/><text:span text:style-name="T8">traced_path, cost = graph.uniform_cost_search(start, goal)</text:span><text:line-break/><text:span text:style-name="T2">if </text:span><text:span text:style-name="T8">(traced_path): </text:span><text:span text:style-name="T3">print</text:span><text:span text:style-name="T8">(</text:span><text:span text:style-name="T24">'Path:'</text:span><text:span text:style-name="T8">, </text:span><text:span text:style-name="T27">end</text:span><text:span text:style-name="T8">=</text:span><text:span text:style-name="T24">' '</text:span><text:span text:style-name="T8">); Graph.print_path(traced_path, goal); </text:span><text:span text:style-name="T3">print</text:span><text:span text:style-name="T8">(</text:span><text:span text:style-name="T24">'</text:span><text:span text:style-name="T2">\n</text:span><text:span text:style-name="T24">Cost:'</text:span><text:span text:style-name="T8">, cost)</text:span><text:line-break/></text:p>
      <text:h text:style-name="P24" text:outline-level="3"><text:bookmark-start text:name="__RefHeading___Toc13796_1190177895"/>Output:<text:bookmark-end text:name="__RefHeading___Toc13796_1190177895"/></text:h>
      <text:p text:style-name="P10">Expand Node | Fringe</text:p>
      <text:p text:style-name="P10">--------------------</text:p>
      <text:p text:style-name="P10">- <text:s text:c="10"/>| (0, 'A')</text:p>
      <text:p text:style-name="P10">A <text:s text:c="10"/>| (1, 'C'), (4, 'B')</text:p>
      <text:p text:style-name="P10">C <text:s text:c="10"/>| (4, 'B'), (8, 'D'), (7, 'F')</text:p>
      <text:p text:style-name="P10">B <text:s text:c="10"/>| (7, 'D'), (8, 'D'), (7, 'F'), (12, 'E')</text:p>
      <text:p text:style-name="P10">D <text:s text:c="10"/>| (7, 'F'), (8, 'D'), (12, 'E'), (11, 'E')</text:p>
      <text:p text:style-name="P10">F <text:s text:c="10"/>| (8, 'D'), (11, 'E'), (12, 'E'), (15, 'G')</text:p>
      <text:p text:style-name="P10">D <text:s text:c="10"/>| (11, 'E'), (15, 'G'), (12, 'E')</text:p>
      <text:p text:style-name="P10">E <text:s text:c="10"/>| (12, 'E'), (15, 'G'), (13, 'G')</text:p>
      <text:p text:style-name="P10">E <text:s text:c="10"/>| (13, 'G'), (15, 'G')</text:p>
      <text:p text:style-name="P10">G <text:s text:c="10"/>| </text:p>
      <text:p text:style-name="P10">Path: A =&gt; B =&gt; D =&gt; E =&gt; G</text:p>
      <text:p text:style-name="P10">Cost: 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SF Mono" svg:font-family="'SF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5ea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3</text:page-number><text:s/><text:span text:style-name="MT1">of </text:span><text:span text:style-name="MT1"><text:page-count>2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8:27:58.587722381</meta:creation-date>
    <dc:date>2019-07-25T19:43:34.917785378</dc:date>
    <meta:editing-duration>PT51M39S</meta:editing-duration>
    <meta:editing-cycles>11</meta:editing-cycles>
    <meta:generator>LibreOffice/6.2.5.2$Linux_X86_64 LibreOffice_project/20$Build-2</meta:generator>
    <meta:document-statistic meta:table-count="0" meta:image-count="0" meta:object-count="0" meta:page-count="23" meta:paragraph-count="240" meta:word-count="3480" meta:character-count="31010" meta:non-whitespace-character-count="22833"/>
  </office:meta>
</office:document-meta>
</file>